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.748cm" svg:height="21.967cm" svg:x="5.148cm" svg:y="0.106cm">
            <draw:object draw:notify-on-update-of-ranges="Sheet1.A1:Sheet1.A1 Sheet1.A2:Sheet1.A521 Sheet1.B1:Sheet1.B1 Sheet1.B2:Sheet1.B5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 + E</text:p>
          </table:table-cell>
          <table:table-cell office:value-type="string" calcext:value-type="string">
            <text:p>Tempo(s)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0.00157" calcext:value-type="float">
            <text:p>0,00157</text:p>
          </table:table-cell>
          <table:table-cell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0.00162" calcext:value-type="float">
            <text:p>0,00162</text:p>
          </table:table-cell>
          <table:table-cell table:number-columns-repeated="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0.00155" calcext:value-type="float">
            <text:p>0,00155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0.00166" calcext:value-type="float">
            <text:p>0,00166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0.00174" calcext:value-type="float">
            <text:p>0,00174</text:p>
          </table:table-cell>
          <table:table-cell table:number-columns-repeated="3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float" office:value="0.00164" calcext:value-type="float">
            <text:p>0,00164</text:p>
          </table:table-cell>
          <table:table-cell table:number-columns-repeated="3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float" office:value="0.00165" calcext:value-type="float">
            <text:p>0,00165</text:p>
          </table:table-cell>
          <table:table-cell table:number-columns-repeated="3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float" office:value="0.0016" calcext:value-type="float">
            <text:p>0,0016</text:p>
          </table:table-cell>
          <table:table-cell table:number-columns-repeated="3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float" office:value="0.0016" calcext:value-type="float">
            <text:p>0,0016</text:p>
          </table:table-cell>
          <table:table-cell table:number-columns-repeated="3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float" office:value="0.00162" calcext:value-type="float">
            <text:p>0,00162</text:p>
          </table:table-cell>
          <table:table-cell table:number-columns-repeated="3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float" office:value="0.00158" calcext:value-type="float">
            <text:p>0,00158</text:p>
          </table:table-cell>
          <table:table-cell table:number-columns-repeated="3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float" office:value="0.00159" calcext:value-type="float">
            <text:p>0,00159</text:p>
          </table:table-cell>
          <table:table-cell table:number-columns-repeated="3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float" office:value="0.00167" calcext:value-type="float">
            <text:p>0,00167</text:p>
          </table:table-cell>
          <table:table-cell table:number-columns-repeated="3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float" office:value="0.00171" calcext:value-type="float">
            <text:p>0,00171</text:p>
          </table:table-cell>
          <table:table-cell table:number-columns-repeated="3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float" office:value="0.00169" calcext:value-type="float">
            <text:p>0,00169</text:p>
          </table:table-cell>
          <table:table-cell table:number-columns-repeated="3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float" office:value="0.00153" calcext:value-type="float">
            <text:p>0,00153</text:p>
          </table:table-cell>
          <table:table-cell table:number-columns-repeated="3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float" office:value="0.00176" calcext:value-type="float">
            <text:p>0,00176</text:p>
          </table:table-cell>
          <table:table-cell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float" office:value="0.0017" calcext:value-type="float">
            <text:p>0,0017</text:p>
          </table:table-cell>
          <table:table-cell table:number-columns-repeated="3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float" office:value="0.00162" calcext:value-type="float">
            <text:p>0,00162</text:p>
          </table:table-cell>
          <table:table-cell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float" office:value="0.00163" calcext:value-type="float">
            <text:p>0,00163</text:p>
          </table:table-cell>
          <table:table-cell table:number-columns-repeated="3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float" office:value="0.00173" calcext:value-type="float">
            <text:p>0,00173</text:p>
          </table:table-cell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float" office:value="0.00166" calcext:value-type="float">
            <text:p>0,00166</text:p>
          </table:table-cell>
          <table:table-cell table:number-columns-repeated="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float" office:value="0.00164" calcext:value-type="float">
            <text:p>0,00164</text:p>
          </table:table-cell>
          <table:table-cell table:number-columns-repeated="3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float" office:value="0.00156" calcext:value-type="float">
            <text:p>0,00156</text:p>
          </table:table-cell>
          <table:table-cell table:number-columns-repeated="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0.00194" calcext:value-type="float">
            <text:p>0,00194</text:p>
          </table:table-cell>
          <table:table-cell table:number-columns-repeated="3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float" office:value="0.00191" calcext:value-type="float">
            <text:p>0,00191</text:p>
          </table:table-cell>
          <table:table-cell table:number-columns-repeated="3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float" office:value="0.00178" calcext:value-type="float">
            <text:p>0,00178</text:p>
          </table:table-cell>
          <table:table-cell table:number-columns-repeated="3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float" office:value="0.00182" calcext:value-type="float">
            <text:p>0,00182</text:p>
          </table:table-cell>
          <table:table-cell table:number-columns-repeated="3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float" office:value="0.0017" calcext:value-type="float">
            <text:p>0,0017</text:p>
          </table:table-cell>
          <table:table-cell table:number-columns-repeated="3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float" office:value="0.00174" calcext:value-type="float">
            <text:p>0,00174</text:p>
          </table:table-cell>
          <table:table-cell table:number-columns-repeated="3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float" office:value="0.00191" calcext:value-type="float">
            <text:p>0,00191</text:p>
          </table:table-cell>
          <table:table-cell table:number-columns-repeated="3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float" office:value="0.002" calcext:value-type="float">
            <text:p>0,002</text:p>
          </table:table-cell>
          <table:table-cell table:number-columns-repeated="3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float" office:value="0.00174" calcext:value-type="float">
            <text:p>0,00174</text:p>
          </table:table-cell>
          <table:table-cell table:number-columns-repeated="3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float" office:value="0.00222" calcext:value-type="float">
            <text:p>0,00222</text:p>
          </table:table-cell>
          <table:table-cell table:number-columns-repeated="3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float" office:value="0.00185" calcext:value-type="float">
            <text:p>0,00185</text:p>
          </table:table-cell>
          <table:table-cell table:number-columns-repeated="3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float" office:value="0.00188" calcext:value-type="float">
            <text:p>0,00188</text:p>
          </table:table-cell>
          <table:table-cell table:number-columns-repeated="3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float" office:value="0.00203" calcext:value-type="float">
            <text:p>0,00203</text:p>
          </table:table-cell>
          <table:table-cell table:number-columns-repeated="3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float" office:value="0.00205" calcext:value-type="float">
            <text:p>0,00205</text:p>
          </table:table-cell>
          <table:table-cell table:number-columns-repeated="3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float" office:value="0.00192" calcext:value-type="float">
            <text:p>0,00192</text:p>
          </table:table-cell>
          <table:table-cell table:number-columns-repeated="3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float" office:value="0.00199" calcext:value-type="float">
            <text:p>0,00199</text:p>
          </table:table-cell>
          <table:table-cell table:number-columns-repeated="3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float" office:value="0.00201" calcext:value-type="float">
            <text:p>0,00201</text:p>
          </table:table-cell>
          <table:table-cell table:number-columns-repeated="3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float" office:value="0.00188" calcext:value-type="float">
            <text:p>0,00188</text:p>
          </table:table-cell>
          <table:table-cell table:number-columns-repeated="3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float" office:value="0.00227" calcext:value-type="float">
            <text:p>0,00227</text:p>
          </table:table-cell>
          <table:table-cell table:number-columns-repeated="3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float" office:value="0.00227" calcext:value-type="float">
            <text:p>0,00227</text:p>
          </table:table-cell>
          <table:table-cell table:number-columns-repeated="3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float" office:value="0.00218" calcext:value-type="float">
            <text:p>0,00218</text:p>
          </table:table-cell>
          <table:table-cell table:number-columns-repeated="3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float" office:value="0.00221" calcext:value-type="float">
            <text:p>0,00221</text:p>
          </table:table-cell>
          <table:table-cell table:number-columns-repeated="3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float" office:value="0.00236" calcext:value-type="float">
            <text:p>0,00236</text:p>
          </table:table-cell>
          <table:table-cell table:number-columns-repeated="3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float" office:value="0.00234" calcext:value-type="float">
            <text:p>0,00234</text:p>
          </table:table-cell>
          <table:table-cell table:number-columns-repeated="3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office:value-type="float" office:value="0.00253" calcext:value-type="float">
            <text:p>0,00253</text:p>
          </table:table-cell>
          <table:table-cell table:number-columns-repeated="3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float" office:value="0.00235" calcext:value-type="float">
            <text:p>0,00235</text:p>
          </table:table-cell>
          <table:table-cell table:number-columns-repeated="3"/>
        </table:table-row>
        <table:table-row table:style-name="ro1">
          <table:table-cell table:style-name="ce1" office:value-type="float" office:value="2070" calcext:value-type="float">
            <text:p>2070</text:p>
          </table:table-cell>
          <table:table-cell office:value-type="float" office:value="0.0023" calcext:value-type="float">
            <text:p>0,0023</text:p>
          </table:table-cell>
          <table:table-cell table:number-columns-repeated="3"/>
        </table:table-row>
        <table:table-row table:style-name="ro1">
          <table:table-cell table:style-name="ce1" office:value-type="float" office:value="2070" calcext:value-type="float">
            <text:p>2070</text:p>
          </table:table-cell>
          <table:table-cell office:value-type="float" office:value="0.00253" calcext:value-type="float">
            <text:p>0,00253</text:p>
          </table:table-cell>
          <table:table-cell table:number-columns-repeated="3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float" office:value="0.00239" calcext:value-type="float">
            <text:p>0,00239</text:p>
          </table:table-cell>
          <table:table-cell table:number-columns-repeated="3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float" office:value="0.00287" calcext:value-type="float">
            <text:p>0,00287</text:p>
          </table:table-cell>
          <table:table-cell table:number-columns-repeated="3"/>
        </table:table-row>
        <table:table-row table:style-name="ro1">
          <table:table-cell table:style-name="ce1" office:value-type="float" office:value="2102" calcext:value-type="float">
            <text:p>2102</text:p>
          </table:table-cell>
          <table:table-cell office:value-type="float" office:value="0.00266" calcext:value-type="float">
            <text:p>0,00266</text:p>
          </table:table-cell>
          <table:table-cell table:number-columns-repeated="3"/>
        </table:table-row>
        <table:table-row table:style-name="ro1">
          <table:table-cell table:style-name="ce1" office:value-type="float" office:value="2379" calcext:value-type="float">
            <text:p>2379</text:p>
          </table:table-cell>
          <table:table-cell office:value-type="float" office:value="0.00248" calcext:value-type="float">
            <text:p>0,00248</text:p>
          </table:table-cell>
          <table:table-cell table:number-columns-repeated="3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office:value-type="float" office:value="0.00263" calcext:value-type="float">
            <text:p>0,00263</text:p>
          </table:table-cell>
          <table:table-cell table:number-columns-repeated="3"/>
        </table:table-row>
        <table:table-row table:style-name="ro1">
          <table:table-cell table:style-name="ce1" office:value-type="float" office:value="2175" calcext:value-type="float">
            <text:p>2175</text:p>
          </table:table-cell>
          <table:table-cell office:value-type="float" office:value="0.00278" calcext:value-type="float">
            <text:p>0,00278</text:p>
          </table:table-cell>
          <table:table-cell table:number-columns-repeated="3"/>
        </table:table-row>
        <table:table-row table:style-name="ro1">
          <table:table-cell table:style-name="ce1" office:value-type="float" office:value="2125" calcext:value-type="float">
            <text:p>2125</text:p>
          </table:table-cell>
          <table:table-cell office:value-type="float" office:value="0.00276" calcext:value-type="float">
            <text:p>0,00276</text:p>
          </table:table-cell>
          <table:table-cell table:number-columns-repeated="3"/>
        </table:table-row>
        <table:table-row table:style-name="ro1">
          <table:table-cell table:style-name="ce1" office:value-type="float" office:value="2439" calcext:value-type="float">
            <text:p>2439</text:p>
          </table:table-cell>
          <table:table-cell office:value-type="float" office:value="0.00284" calcext:value-type="float">
            <text:p>0,00284</text:p>
          </table:table-cell>
          <table:table-cell table:number-columns-repeated="3"/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 office:value-type="float" office:value="0.0027" calcext:value-type="float">
            <text:p>0,0027</text:p>
          </table:table-cell>
          <table:table-cell table:number-columns-repeated="3"/>
        </table:table-row>
        <table:table-row table:style-name="ro1">
          <table:table-cell table:style-name="ce1" office:value-type="float" office:value="2752" calcext:value-type="float">
            <text:p>2752</text:p>
          </table:table-cell>
          <table:table-cell office:value-type="float" office:value="0.00259" calcext:value-type="float">
            <text:p>0,00259</text:p>
          </table:table-cell>
          <table:table-cell table:number-columns-repeated="3"/>
        </table:table-row>
        <table:table-row table:style-name="ro1">
          <table:table-cell table:style-name="ce1" office:value-type="float" office:value="2468" calcext:value-type="float">
            <text:p>2468</text:p>
          </table:table-cell>
          <table:table-cell office:value-type="float" office:value="0.00268" calcext:value-type="float">
            <text:p>0,00268</text:p>
          </table:table-cell>
          <table:table-cell table:number-columns-repeated="3"/>
        </table:table-row>
        <table:table-row table:style-name="ro1">
          <table:table-cell table:style-name="ce1" office:value-type="float" office:value="2464" calcext:value-type="float">
            <text:p>2464</text:p>
          </table:table-cell>
          <table:table-cell office:value-type="float" office:value="0.00278" calcext:value-type="float">
            <text:p>0,00278</text:p>
          </table:table-cell>
          <table:table-cell table:number-columns-repeated="3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office:value-type="float" office:value="0.00288" calcext:value-type="float">
            <text:p>0,00288</text:p>
          </table:table-cell>
          <table:table-cell table:number-columns-repeated="3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office:value-type="float" office:value="0.00316" calcext:value-type="float">
            <text:p>0,00316</text:p>
          </table:table-cell>
          <table:table-cell table:number-columns-repeated="3"/>
        </table:table-row>
        <table:table-row table:style-name="ro1">
          <table:table-cell table:style-name="ce1" office:value-type="float" office:value="3105" calcext:value-type="float">
            <text:p>3105</text:p>
          </table:table-cell>
          <table:table-cell office:value-type="float" office:value="0.00275" calcext:value-type="float">
            <text:p>0,00275</text:p>
          </table:table-cell>
          <table:table-cell table:number-columns-repeated="3"/>
        </table:table-row>
        <table:table-row table:style-name="ro1">
          <table:table-cell table:style-name="ce1" office:value-type="float" office:value="2915" calcext:value-type="float">
            <text:p>2915</text:p>
          </table:table-cell>
          <table:table-cell office:value-type="float" office:value="0.0028" calcext:value-type="float">
            <text:p>0,0028</text:p>
          </table:table-cell>
          <table:table-cell table:number-columns-repeated="3"/>
        </table:table-row>
        <table:table-row table:style-name="ro1">
          <table:table-cell table:style-name="ce1" office:value-type="float" office:value="2825" calcext:value-type="float">
            <text:p>2825</text:p>
          </table:table-cell>
          <table:table-cell office:value-type="float" office:value="0.00343" calcext:value-type="float">
            <text:p>0,00343</text:p>
          </table:table-cell>
          <table:table-cell table:number-columns-repeated="3"/>
        </table:table-row>
        <table:table-row table:style-name="ro1">
          <table:table-cell table:style-name="ce1" office:value-type="float" office:value="3189" calcext:value-type="float">
            <text:p>3189</text:p>
          </table:table-cell>
          <table:table-cell office:value-type="float" office:value="0.00317" calcext:value-type="float">
            <text:p>0,00317</text:p>
          </table:table-cell>
          <table:table-cell table:number-columns-repeated="3"/>
        </table:table-row>
        <table:table-row table:style-name="ro1">
          <table:table-cell table:style-name="ce1" office:value-type="float" office:value="3570" calcext:value-type="float">
            <text:p>3570</text:p>
          </table:table-cell>
          <table:table-cell office:value-type="float" office:value="0.00374" calcext:value-type="float">
            <text:p>0,00374</text:p>
          </table:table-cell>
          <table:table-cell table:number-columns-repeated="3"/>
        </table:table-row>
        <table:table-row table:style-name="ro1">
          <table:table-cell table:style-name="ce1" office:value-type="float" office:value="3474" calcext:value-type="float">
            <text:p>3474</text:p>
          </table:table-cell>
          <table:table-cell office:value-type="float" office:value="0.00299" calcext:value-type="float">
            <text:p>0,00299</text:p>
          </table:table-cell>
          <table:table-cell table:number-columns-repeated="3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office:value-type="float" office:value="0.00316" calcext:value-type="float">
            <text:p>0,00316</text:p>
          </table:table-cell>
          <table:table-cell table:number-columns-repeated="3"/>
        </table:table-row>
        <table:table-row table:style-name="ro1">
          <table:table-cell table:style-name="ce1" office:value-type="float" office:value="3202" calcext:value-type="float">
            <text:p>3202</text:p>
          </table:table-cell>
          <table:table-cell office:value-type="float" office:value="0.00387" calcext:value-type="float">
            <text:p>0,00387</text:p>
          </table:table-cell>
          <table:table-cell table:number-columns-repeated="3"/>
        </table:table-row>
        <table:table-row table:style-name="ro1">
          <table:table-cell table:style-name="ce1" office:value-type="float" office:value="3584" calcext:value-type="float">
            <text:p>3584</text:p>
          </table:table-cell>
          <table:table-cell office:value-type="float" office:value="0.00367" calcext:value-type="float">
            <text:p>0,00367</text:p>
          </table:table-cell>
          <table:table-cell table:number-columns-repeated="3"/>
        </table:table-row>
        <table:table-row table:style-name="ro1">
          <table:table-cell table:style-name="ce1" office:value-type="float" office:value="4015" calcext:value-type="float">
            <text:p>4015</text:p>
          </table:table-cell>
          <table:table-cell office:value-type="float" office:value="0.00375" calcext:value-type="float">
            <text:p>0,00375</text:p>
          </table:table-cell>
          <table:table-cell table:number-columns-repeated="3"/>
        </table:table-row>
        <table:table-row table:style-name="ro1">
          <table:table-cell table:style-name="ce1" office:value-type="float" office:value="3859" calcext:value-type="float">
            <text:p>3859</text:p>
          </table:table-cell>
          <table:table-cell office:value-type="float" office:value="0.00306" calcext:value-type="float">
            <text:p>0,00306</text:p>
          </table:table-cell>
          <table:table-cell table:number-columns-repeated="3"/>
        </table:table-row>
        <table:table-row table:style-name="ro1">
          <table:table-cell table:style-name="ce1" office:value-type="float" office:value="3755" calcext:value-type="float">
            <text:p>3755</text:p>
          </table:table-cell>
          <table:table-cell office:value-type="float" office:value="0.00362" calcext:value-type="float">
            <text:p>0,00362</text:p>
          </table:table-cell>
          <table:table-cell table:number-columns-repeated="3"/>
        </table:table-row>
        <table:table-row table:style-name="ro1">
          <table:table-cell table:style-name="ce1" office:value-type="float" office:value="3609" calcext:value-type="float">
            <text:p>3609</text:p>
          </table:table-cell>
          <table:table-cell office:value-type="float" office:value="0.00398" calcext:value-type="float">
            <text:p>0,00398</text:p>
          </table:table-cell>
          <table:table-cell table:number-columns-repeated="3"/>
        </table:table-row>
        <table:table-row table:style-name="ro1">
          <table:table-cell table:style-name="ce1" office:value-type="float" office:value="4035" calcext:value-type="float">
            <text:p>4035</text:p>
          </table:table-cell>
          <table:table-cell office:value-type="float" office:value="0.0038" calcext:value-type="float">
            <text:p>0,0038</text:p>
          </table:table-cell>
          <table:table-cell table:number-columns-repeated="3"/>
        </table:table-row>
        <table:table-row table:style-name="ro1">
          <table:table-cell table:style-name="ce1" office:value-type="float" office:value="4470" calcext:value-type="float">
            <text:p>4470</text:p>
          </table:table-cell>
          <table:table-cell office:value-type="float" office:value="0.0039" calcext:value-type="float">
            <text:p>0,0039</text:p>
          </table:table-cell>
          <table:table-cell table:number-columns-repeated="3"/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office:value-type="float" office:value="0.00344" calcext:value-type="float">
            <text:p>0,00344</text:p>
          </table:table-cell>
          <table:table-cell table:number-columns-repeated="3"/>
        </table:table-row>
        <table:table-row table:style-name="ro1">
          <table:table-cell table:style-name="ce1" office:value-type="float" office:value="4192" calcext:value-type="float">
            <text:p>4192</text:p>
          </table:table-cell>
          <table:table-cell office:value-type="float" office:value="0.00382" calcext:value-type="float">
            <text:p>0,00382</text:p>
          </table:table-cell>
          <table:table-cell table:number-columns-repeated="3"/>
        </table:table-row>
        <table:table-row table:style-name="ro1">
          <table:table-cell table:style-name="ce1" office:value-type="float" office:value="4040" calcext:value-type="float">
            <text:p>4040</text:p>
          </table:table-cell>
          <table:table-cell office:value-type="float" office:value="0.00487" calcext:value-type="float">
            <text:p>0,00487</text:p>
          </table:table-cell>
          <table:table-cell table:number-columns-repeated="3"/>
        </table:table-row>
        <table:table-row table:style-name="ro1">
          <table:table-cell table:style-name="ce1" office:value-type="float" office:value="4494" calcext:value-type="float">
            <text:p>4494</text:p>
          </table:table-cell>
          <table:table-cell office:value-type="float" office:value="0.00377" calcext:value-type="float">
            <text:p>0,00377</text:p>
          </table:table-cell>
          <table:table-cell table:number-columns-repeated="3"/>
        </table:table-row>
        <table:table-row table:style-name="ro1">
          <table:table-cell table:style-name="ce1" office:value-type="float" office:value="4949" calcext:value-type="float">
            <text:p>4949</text:p>
          </table:table-cell>
          <table:table-cell office:value-type="float" office:value="0.00436" calcext:value-type="float">
            <text:p>0,00436</text:p>
          </table:table-cell>
          <table:table-cell table:number-columns-repeated="3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office:value-type="float" office:value="0.00348" calcext:value-type="float">
            <text:p>0,00348</text:p>
          </table:table-cell>
          <table:table-cell table:number-columns-repeated="3"/>
        </table:table-row>
        <table:table-row table:style-name="ro1">
          <table:table-cell table:style-name="ce1" office:value-type="float" office:value="4607" calcext:value-type="float">
            <text:p>4607</text:p>
          </table:table-cell>
          <table:table-cell office:value-type="float" office:value="0.00391" calcext:value-type="float">
            <text:p>0,00391</text:p>
          </table:table-cell>
          <table:table-cell table:number-columns-repeated="3"/>
        </table:table-row>
        <table:table-row table:style-name="ro1">
          <table:table-cell table:style-name="ce1" office:value-type="float" office:value="4509" calcext:value-type="float">
            <text:p>4509</text:p>
          </table:table-cell>
          <table:table-cell office:value-type="float" office:value="0.00537" calcext:value-type="float">
            <text:p>0,00537</text:p>
          </table:table-cell>
          <table:table-cell table:number-columns-repeated="3"/>
        </table:table-row>
        <table:table-row table:style-name="ro1">
          <table:table-cell table:style-name="ce1" office:value-type="float" office:value="4977" calcext:value-type="float">
            <text:p>4977</text:p>
          </table:table-cell>
          <table:table-cell office:value-type="float" office:value="0.00483" calcext:value-type="float">
            <text:p>0,00483</text:p>
          </table:table-cell>
          <table:table-cell table:number-columns-repeated="3"/>
        </table:table-row>
        <table:table-row table:style-name="ro1">
          <table:table-cell table:style-name="ce1" office:value-type="float" office:value="5484" calcext:value-type="float">
            <text:p>5484</text:p>
          </table:table-cell>
          <table:table-cell office:value-type="float" office:value="0.00492" calcext:value-type="float">
            <text:p>0,00492</text:p>
          </table:table-cell>
          <table:table-cell table:number-columns-repeated="3"/>
        </table:table-row>
        <table:table-row table:style-name="ro1">
          <table:table-cell table:style-name="ce1" office:value-type="float" office:value="5340" calcext:value-type="float">
            <text:p>5340</text:p>
          </table:table-cell>
          <table:table-cell office:value-type="float" office:value="0.00383" calcext:value-type="float">
            <text:p>0,00383</text:p>
          </table:table-cell>
          <table:table-cell table:number-columns-repeated="3"/>
        </table:table-row>
        <table:table-row table:style-name="ro1">
          <table:table-cell table:style-name="ce1" office:value-type="float" office:value="5138" calcext:value-type="float">
            <text:p>5138</text:p>
          </table:table-cell>
          <table:table-cell office:value-type="float" office:value="0.00429" calcext:value-type="float">
            <text:p>0,00429</text:p>
          </table:table-cell>
          <table:table-cell table:number-columns-repeated="3"/>
        </table:table-row>
        <table:table-row table:style-name="ro1">
          <table:table-cell table:style-name="ce1" office:value-type="float" office:value="4990" calcext:value-type="float">
            <text:p>4990</text:p>
          </table:table-cell>
          <table:table-cell office:value-type="float" office:value="0.00598" calcext:value-type="float">
            <text:p>0,00598</text:p>
          </table:table-cell>
          <table:table-cell table:number-columns-repeated="3"/>
        </table:table-row>
        <table:table-row table:style-name="ro1">
          <table:table-cell table:style-name="ce1" office:value-type="float" office:value="5484" calcext:value-type="float">
            <text:p>5484</text:p>
          </table:table-cell>
          <table:table-cell office:value-type="float" office:value="0.00512" calcext:value-type="float">
            <text:p>0,00512</text:p>
          </table:table-cell>
          <table:table-cell table:number-columns-repeated="3"/>
        </table:table-row>
        <table:table-row table:style-name="ro1">
          <table:table-cell table:style-name="ce1" office:value-type="float" office:value="6602" calcext:value-type="float">
            <text:p>6602</text:p>
          </table:table-cell>
          <table:table-cell office:value-type="float" office:value="0.00571" calcext:value-type="float">
            <text:p>0,00571</text:p>
          </table:table-cell>
          <table:table-cell table:number-columns-repeated="3"/>
        </table:table-row>
        <table:table-row table:style-name="ro1">
          <table:table-cell table:style-name="ce1" office:value-type="float" office:value="6440" calcext:value-type="float">
            <text:p>6440</text:p>
          </table:table-cell>
          <table:table-cell office:value-type="float" office:value="0.00494" calcext:value-type="float">
            <text:p>0,00494</text:p>
          </table:table-cell>
          <table:table-cell table:number-columns-repeated="3"/>
        </table:table-row>
        <table:table-row table:style-name="ro1">
          <table:table-cell table:style-name="ce1" office:value-type="float" office:value="6096" calcext:value-type="float">
            <text:p>6096</text:p>
          </table:table-cell>
          <table:table-cell office:value-type="float" office:value="0.0051" calcext:value-type="float">
            <text:p>0,0051</text:p>
          </table:table-cell>
          <table:table-cell table:number-columns-repeated="3"/>
        </table:table-row>
        <table:table-row table:style-name="ro1">
          <table:table-cell table:style-name="ce1" office:value-type="float" office:value="5952" calcext:value-type="float">
            <text:p>5952</text:p>
          </table:table-cell>
          <table:table-cell office:value-type="float" office:value="0.00736" calcext:value-type="float">
            <text:p>0,00736</text:p>
          </table:table-cell>
          <table:table-cell table:number-columns-repeated="3"/>
        </table:table-row>
        <table:table-row table:style-name="ro1">
          <table:table-cell table:style-name="ce1" office:value-type="float" office:value="6570" calcext:value-type="float">
            <text:p>6570</text:p>
          </table:table-cell>
          <table:table-cell office:value-type="float" office:value="0.00577" calcext:value-type="float">
            <text:p>0,00577</text:p>
          </table:table-cell>
          <table:table-cell table:number-columns-repeated="3"/>
        </table:table-row>
        <table:table-row table:style-name="ro1">
          <table:table-cell table:style-name="ce1" office:value-type="float" office:value="7800" calcext:value-type="float">
            <text:p>7800</text:p>
          </table:table-cell>
          <table:table-cell office:value-type="float" office:value="0.00564" calcext:value-type="float">
            <text:p>0,00564</text:p>
          </table:table-cell>
          <table:table-cell table:number-columns-repeated="3"/>
        </table:table-row>
        <table:table-row table:style-name="ro1">
          <table:table-cell table:style-name="ce1" office:value-type="float" office:value="7602" calcext:value-type="float">
            <text:p>7602</text:p>
          </table:table-cell>
          <table:table-cell office:value-type="float" office:value="0.00498" calcext:value-type="float">
            <text:p>0,00498</text:p>
          </table:table-cell>
          <table:table-cell table:number-columns-repeated="3"/>
        </table:table-row>
        <table:table-row table:style-name="ro1">
          <table:table-cell table:style-name="ce1" office:value-type="float" office:value="7364" calcext:value-type="float">
            <text:p>7364</text:p>
          </table:table-cell>
          <table:table-cell office:value-type="float" office:value="0.00521" calcext:value-type="float">
            <text:p>0,00521</text:p>
          </table:table-cell>
          <table:table-cell table:number-columns-repeated="3"/>
        </table:table-row>
        <table:table-row table:style-name="ro1">
          <table:table-cell table:style-name="ce1" office:value-type="float" office:value="7082" calcext:value-type="float">
            <text:p>7082</text:p>
          </table:table-cell>
          <table:table-cell office:value-type="float" office:value="0.00869" calcext:value-type="float">
            <text:p>0,00869</text:p>
          </table:table-cell>
          <table:table-cell table:number-columns-repeated="3"/>
        </table:table-row>
        <table:table-row table:style-name="ro1">
          <table:table-cell table:style-name="ce1" office:value-type="float" office:value="7794" calcext:value-type="float">
            <text:p>7794</text:p>
          </table:table-cell>
          <table:table-cell office:value-type="float" office:value="0.00625" calcext:value-type="float">
            <text:p>0,00625</text:p>
          </table:table-cell>
          <table:table-cell table:number-columns-repeated="3"/>
        </table:table-row>
        <table:table-row table:style-name="ro1">
          <table:table-cell table:style-name="ce1" office:value-type="float" office:value="9100" calcext:value-type="float">
            <text:p>9100</text:p>
          </table:table-cell>
          <table:table-cell office:value-type="float" office:value="0.00746" calcext:value-type="float">
            <text:p>0,00746</text:p>
          </table:table-cell>
          <table:table-cell table:number-columns-repeated="3"/>
        </table:table-row>
        <table:table-row table:style-name="ro1">
          <table:table-cell table:style-name="ce1" office:value-type="float" office:value="8814" calcext:value-type="float">
            <text:p>8814</text:p>
          </table:table-cell>
          <table:table-cell office:value-type="float" office:value="0.00529" calcext:value-type="float">
            <text:p>0,00529</text:p>
          </table:table-cell>
          <table:table-cell table:number-columns-repeated="3"/>
        </table:table-row>
        <table:table-row table:style-name="ro1">
          <table:table-cell table:style-name="ce1" office:value-type="float" office:value="8682" calcext:value-type="float">
            <text:p>8682</text:p>
          </table:table-cell>
          <table:table-cell office:value-type="float" office:value="0.00692" calcext:value-type="float">
            <text:p>0,00692</text:p>
          </table:table-cell>
          <table:table-cell table:number-columns-repeated="3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office:value-type="float" office:value="0.01009" calcext:value-type="float">
            <text:p>0,01009</text:p>
          </table:table-cell>
          <table:table-cell table:number-columns-repeated="3"/>
        </table:table-row>
        <table:table-row table:style-name="ro1">
          <table:table-cell table:style-name="ce1" office:value-type="float" office:value="8960" calcext:value-type="float">
            <text:p>8960</text:p>
          </table:table-cell>
          <table:table-cell office:value-type="float" office:value="0.00721" calcext:value-type="float">
            <text:p>0,00721</text:p>
          </table:table-cell>
          <table:table-cell table:number-columns-repeated="3"/>
        </table:table-row>
        <table:table-row table:style-name="ro1">
          <table:table-cell table:style-name="ce1" office:value-type="float" office:value="10362" calcext:value-type="float">
            <text:p>10362</text:p>
          </table:table-cell>
          <table:table-cell office:value-type="float" office:value="0.00834" calcext:value-type="float">
            <text:p>0,00834</text:p>
          </table:table-cell>
          <table:table-cell table:number-columns-repeated="3"/>
        </table:table-row>
        <table:table-row table:style-name="ro1">
          <table:table-cell table:style-name="ce1" office:value-type="float" office:value="10214" calcext:value-type="float">
            <text:p>10214</text:p>
          </table:table-cell>
          <table:table-cell office:value-type="float" office:value="0.00704" calcext:value-type="float">
            <text:p>0,00704</text:p>
          </table:table-cell>
          <table:table-cell table:number-columns-repeated="3"/>
        </table:table-row>
        <table:table-row table:style-name="ro1">
          <table:table-cell table:style-name="ce1" office:value-type="float" office:value="10062" calcext:value-type="float">
            <text:p>10062</text:p>
          </table:table-cell>
          <table:table-cell office:value-type="float" office:value="0.00886" calcext:value-type="float">
            <text:p>0,00886</text:p>
          </table:table-cell>
          <table:table-cell table:number-columns-repeated="3"/>
        </table:table-row>
        <table:table-row table:style-name="ro1">
          <table:table-cell table:style-name="ce1" office:value-type="float" office:value="9486" calcext:value-type="float">
            <text:p>9486</text:p>
          </table:table-cell>
          <table:table-cell office:value-type="float" office:value="0.01179" calcext:value-type="float">
            <text:p>0,01179</text:p>
          </table:table-cell>
          <table:table-cell table:number-columns-repeated="3"/>
        </table:table-row>
        <table:table-row table:style-name="ro1">
          <table:table-cell table:style-name="ce1" office:value-type="float" office:value="10350" calcext:value-type="float">
            <text:p>10350</text:p>
          </table:table-cell>
          <table:table-cell office:value-type="float" office:value="0.00961" calcext:value-type="float">
            <text:p>0,00961</text:p>
          </table:table-cell>
          <table:table-cell table:number-columns-repeated="3"/>
        </table:table-row>
        <table:table-row table:style-name="ro1">
          <table:table-cell table:style-name="ce1" office:value-type="float" office:value="11852" calcext:value-type="float">
            <text:p>11852</text:p>
          </table:table-cell>
          <table:table-cell office:value-type="float" office:value="0.00953" calcext:value-type="float">
            <text:p>0,00953</text:p>
          </table:table-cell>
          <table:table-cell table:number-columns-repeated="3"/>
        </table:table-row>
        <table:table-row table:style-name="ro1">
          <table:table-cell table:style-name="ce1" office:value-type="float" office:value="11760" calcext:value-type="float">
            <text:p>11760</text:p>
          </table:table-cell>
          <table:table-cell office:value-type="float" office:value="0.00813" calcext:value-type="float">
            <text:p>0,00813</text:p>
          </table:table-cell>
          <table:table-cell table:number-columns-repeated="3"/>
        </table:table-row>
        <table:table-row table:style-name="ro1">
          <table:table-cell table:style-name="ce1" office:value-type="float" office:value="11576" calcext:value-type="float">
            <text:p>11576</text:p>
          </table:table-cell>
          <table:table-cell office:value-type="float" office:value="0.01001" calcext:value-type="float">
            <text:p>0,01001</text:p>
          </table:table-cell>
          <table:table-cell table:number-columns-repeated="3"/>
        </table:table-row>
        <table:table-row table:style-name="ro1">
          <table:table-cell table:style-name="ce1" office:value-type="float" office:value="10916" calcext:value-type="float">
            <text:p>10916</text:p>
          </table:table-cell>
          <table:table-cell office:value-type="float" office:value="0.0132" calcext:value-type="float">
            <text:p>0,0132</text:p>
          </table:table-cell>
          <table:table-cell table:number-columns-repeated="3"/>
        </table:table-row>
        <table:table-row table:style-name="ro1">
          <table:table-cell table:style-name="ce1" office:value-type="float" office:value="11696" calcext:value-type="float">
            <text:p>11696</text:p>
          </table:table-cell>
          <table:table-cell office:value-type="float" office:value="0.01063" calcext:value-type="float">
            <text:p>0,01063</text:p>
          </table:table-cell>
          <table:table-cell table:number-columns-repeated="3"/>
        </table:table-row>
        <table:table-row table:style-name="ro1">
          <table:table-cell table:style-name="ce1" office:value-type="float" office:value="13438" calcext:value-type="float">
            <text:p>13438</text:p>
          </table:table-cell>
          <table:table-cell office:value-type="float" office:value="0.01047" calcext:value-type="float">
            <text:p>0,01047</text:p>
          </table:table-cell>
          <table:table-cell table:number-columns-repeated="3"/>
        </table:table-row>
        <table:table-row table:style-name="ro1">
          <table:table-cell table:style-name="ce1" office:value-type="float" office:value="13222" calcext:value-type="float">
            <text:p>13222</text:p>
          </table:table-cell>
          <table:table-cell office:value-type="float" office:value="0.00889" calcext:value-type="float">
            <text:p>0,00889</text:p>
          </table:table-cell>
          <table:table-cell table:number-columns-repeated="3"/>
        </table:table-row>
        <table:table-row table:style-name="ro1">
          <table:table-cell table:style-name="ce1" office:value-type="float" office:value="13122" calcext:value-type="float">
            <text:p>13122</text:p>
          </table:table-cell>
          <table:table-cell office:value-type="float" office:value="0.01197" calcext:value-type="float">
            <text:p>0,01197</text:p>
          </table:table-cell>
          <table:table-cell table:number-columns-repeated="3"/>
        </table:table-row>
        <table:table-row table:style-name="ro1">
          <table:table-cell table:style-name="ce1" office:value-type="float" office:value="12482" calcext:value-type="float">
            <text:p>12482</text:p>
          </table:table-cell>
          <table:table-cell office:value-type="float" office:value="0.01672" calcext:value-type="float">
            <text:p>0,01672</text:p>
          </table:table-cell>
          <table:table-cell table:number-columns-repeated="3"/>
        </table:table-row>
        <table:table-row table:style-name="ro1">
          <table:table-cell table:style-name="ce1" office:value-type="float" office:value="13276" calcext:value-type="float">
            <text:p>13276</text:p>
          </table:table-cell>
          <table:table-cell office:value-type="float" office:value="0.01343" calcext:value-type="float">
            <text:p>0,01343</text:p>
          </table:table-cell>
          <table:table-cell table:number-columns-repeated="3"/>
        </table:table-row>
        <table:table-row table:style-name="ro1">
          <table:table-cell table:style-name="ce1" office:value-type="float" office:value="15132" calcext:value-type="float">
            <text:p>15132</text:p>
          </table:table-cell>
          <table:table-cell office:value-type="float" office:value="0.01267" calcext:value-type="float">
            <text:p>0,01267</text:p>
          </table:table-cell>
          <table:table-cell table:number-columns-repeated="3"/>
        </table:table-row>
        <table:table-row table:style-name="ro1">
          <table:table-cell table:style-name="ce1" office:value-type="float" office:value="15020" calcext:value-type="float">
            <text:p>15020</text:p>
          </table:table-cell>
          <table:table-cell office:value-type="float" office:value="0.01204" calcext:value-type="float">
            <text:p>0,01204</text:p>
          </table:table-cell>
          <table:table-cell table:number-columns-repeated="3"/>
        </table:table-row>
        <table:table-row table:style-name="ro1">
          <table:table-cell table:style-name="ce1" office:value-type="float" office:value="14866" calcext:value-type="float">
            <text:p>14866</text:p>
          </table:table-cell>
          <table:table-cell office:value-type="float" office:value="0.01312" calcext:value-type="float">
            <text:p>0,01312</text:p>
          </table:table-cell>
          <table:table-cell table:number-columns-repeated="3"/>
        </table:table-row>
        <table:table-row table:style-name="ro1">
          <table:table-cell table:style-name="ce1" office:value-type="float" office:value="14112" calcext:value-type="float">
            <text:p>14112</text:p>
          </table:table-cell>
          <table:table-cell office:value-type="float" office:value="0.01773" calcext:value-type="float">
            <text:p>0,01773</text:p>
          </table:table-cell>
          <table:table-cell table:number-columns-repeated="3"/>
        </table:table-row>
        <table:table-row table:style-name="ro1">
          <table:table-cell table:style-name="ce1" office:value-type="float" office:value="14932" calcext:value-type="float">
            <text:p>14932</text:p>
          </table:table-cell>
          <table:table-cell office:value-type="float" office:value="0.01577" calcext:value-type="float">
            <text:p>0,01577</text:p>
          </table:table-cell>
          <table:table-cell table:number-columns-repeated="3"/>
        </table:table-row>
        <table:table-row table:style-name="ro1">
          <table:table-cell table:style-name="ce1" office:value-type="float" office:value="16922" calcext:value-type="float">
            <text:p>16922</text:p>
          </table:table-cell>
          <table:table-cell office:value-type="float" office:value="0.01439" calcext:value-type="float">
            <text:p>0,01439</text:p>
          </table:table-cell>
          <table:table-cell table:number-columns-repeated="3"/>
        </table:table-row>
        <table:table-row table:style-name="ro1">
          <table:table-cell table:style-name="ce1" office:value-type="float" office:value="16862" calcext:value-type="float">
            <text:p>16862</text:p>
          </table:table-cell>
          <table:table-cell office:value-type="float" office:value="0.01454" calcext:value-type="float">
            <text:p>0,01454</text:p>
          </table:table-cell>
          <table:table-cell table:number-columns-repeated="3"/>
        </table:table-row>
        <table:table-row table:style-name="ro1">
          <table:table-cell table:style-name="ce1" office:value-type="float" office:value="16672" calcext:value-type="float">
            <text:p>16672</text:p>
          </table:table-cell>
          <table:table-cell office:value-type="float" office:value="0.01521" calcext:value-type="float">
            <text:p>0,01521</text:p>
          </table:table-cell>
          <table:table-cell table:number-columns-repeated="3"/>
        </table:table-row>
        <table:table-row table:style-name="ro1">
          <table:table-cell table:style-name="ce1" office:value-type="float" office:value="15806" calcext:value-type="float">
            <text:p>15806</text:p>
          </table:table-cell>
          <table:table-cell office:value-type="float" office:value="0.02109" calcext:value-type="float">
            <text:p>0,02109</text:p>
          </table:table-cell>
          <table:table-cell table:number-columns-repeated="3"/>
        </table:table-row>
        <table:table-row table:style-name="ro1">
          <table:table-cell table:style-name="ce1" office:value-type="float" office:value="16736" calcext:value-type="float">
            <text:p>16736</text:p>
          </table:table-cell>
          <table:table-cell office:value-type="float" office:value="0.0182" calcext:value-type="float">
            <text:p>0,0182</text:p>
          </table:table-cell>
          <table:table-cell table:number-columns-repeated="3"/>
        </table:table-row>
        <table:table-row table:style-name="ro1">
          <table:table-cell table:style-name="ce1" office:value-type="float" office:value="18808" calcext:value-type="float">
            <text:p>18808</text:p>
          </table:table-cell>
          <table:table-cell office:value-type="float" office:value="0.01554" calcext:value-type="float">
            <text:p>0,01554</text:p>
          </table:table-cell>
          <table:table-cell table:number-columns-repeated="3"/>
        </table:table-row>
        <table:table-row table:style-name="ro1">
          <table:table-cell table:style-name="ce1" office:value-type="float" office:value="18668" calcext:value-type="float">
            <text:p>18668</text:p>
          </table:table-cell>
          <table:table-cell office:value-type="float" office:value="0.01459" calcext:value-type="float">
            <text:p>0,01459</text:p>
          </table:table-cell>
          <table:table-cell table:number-columns-repeated="3"/>
        </table:table-row>
        <table:table-row table:style-name="ro1">
          <table:table-cell table:style-name="ce1" office:value-type="float" office:value="18496" calcext:value-type="float">
            <text:p>18496</text:p>
          </table:table-cell>
          <table:table-cell office:value-type="float" office:value="0.01731" calcext:value-type="float">
            <text:p>0,01731</text:p>
          </table:table-cell>
          <table:table-cell table:number-columns-repeated="3"/>
        </table:table-row>
        <table:table-row table:style-name="ro1">
          <table:table-cell table:style-name="ce1" office:value-type="float" office:value="17612" calcext:value-type="float">
            <text:p>17612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</table:table-row>
        <table:table-row table:style-name="ro1">
          <table:table-cell table:style-name="ce1" office:value-type="float" office:value="18624" calcext:value-type="float">
            <text:p>18624</text:p>
          </table:table-cell>
          <table:table-cell office:value-type="float" office:value="0.01881" calcext:value-type="float">
            <text:p>0,01881</text:p>
          </table:table-cell>
          <table:table-cell table:number-columns-repeated="3"/>
        </table:table-row>
        <table:table-row table:style-name="ro1">
          <table:table-cell table:style-name="ce1" office:value-type="float" office:value="20790" calcext:value-type="float">
            <text:p>20790</text:p>
          </table:table-cell>
          <table:table-cell office:value-type="float" office:value="0.01711" calcext:value-type="float">
            <text:p>0,01711</text:p>
          </table:table-cell>
          <table:table-cell table:number-columns-repeated="3"/>
        </table:table-row>
        <table:table-row table:style-name="ro1">
          <table:table-cell table:style-name="ce1" office:value-type="float" office:value="20582" calcext:value-type="float">
            <text:p>20582</text:p>
          </table:table-cell>
          <table:table-cell office:value-type="float" office:value="0.0163" calcext:value-type="float">
            <text:p>0,0163</text:p>
          </table:table-cell>
          <table:table-cell table:number-columns-repeated="3"/>
        </table:table-row>
        <table:table-row table:style-name="ro1">
          <table:table-cell table:style-name="ce1" office:value-type="float" office:value="20442" calcext:value-type="float">
            <text:p>20442</text:p>
          </table:table-cell>
          <table:table-cell office:value-type="float" office:value="0.01843" calcext:value-type="float">
            <text:p>0,01843</text:p>
          </table:table-cell>
          <table:table-cell table:number-columns-repeated="3"/>
        </table:table-row>
        <table:table-row table:style-name="ro1">
          <table:table-cell table:style-name="ce1" office:value-type="float" office:value="19182" calcext:value-type="float">
            <text:p>19182</text:p>
          </table:table-cell>
          <table:table-cell office:value-type="float" office:value="0.02555" calcext:value-type="float">
            <text:p>0,02555</text:p>
          </table:table-cell>
          <table:table-cell table:number-columns-repeated="3"/>
        </table:table-row>
        <table:table-row table:style-name="ro1">
          <table:table-cell table:style-name="ce1" office:value-type="float" office:value="20586" calcext:value-type="float">
            <text:p>20586</text:p>
          </table:table-cell>
          <table:table-cell office:value-type="float" office:value="0.01954" calcext:value-type="float">
            <text:p>0,01954</text:p>
          </table:table-cell>
          <table:table-cell table:number-columns-repeated="3"/>
        </table:table-row>
        <table:table-row table:style-name="ro1">
          <table:table-cell table:style-name="ce1" office:value-type="float" office:value="22888" calcext:value-type="float">
            <text:p>22888</text:p>
          </table:table-cell>
          <table:table-cell office:value-type="float" office:value="0.01951" calcext:value-type="float">
            <text:p>0,01951</text:p>
          </table:table-cell>
          <table:table-cell table:number-columns-repeated="3"/>
        </table:table-row>
        <table:table-row table:style-name="ro1">
          <table:table-cell table:style-name="ce1" office:value-type="float" office:value="22672" calcext:value-type="float">
            <text:p>22672</text:p>
          </table:table-cell>
          <table:table-cell office:value-type="float" office:value="0.01789" calcext:value-type="float">
            <text:p>0,01789</text:p>
          </table:table-cell>
          <table:table-cell table:number-columns-repeated="3"/>
        </table:table-row>
        <table:table-row table:style-name="ro1">
          <table:table-cell table:style-name="ce1" office:value-type="float" office:value="22556" calcext:value-type="float">
            <text:p>22556</text:p>
          </table:table-cell>
          <table:table-cell office:value-type="float" office:value="0.02077" calcext:value-type="float">
            <text:p>0,02077</text:p>
          </table:table-cell>
          <table:table-cell table:number-columns-repeated="3"/>
        </table:table-row>
        <table:table-row table:style-name="ro1">
          <table:table-cell table:style-name="ce1" office:value-type="float" office:value="20980" calcext:value-type="float">
            <text:p>20980</text:p>
          </table:table-cell>
          <table:table-cell office:value-type="float" office:value="0.02769" calcext:value-type="float">
            <text:p>0,02769</text:p>
          </table:table-cell>
          <table:table-cell table:number-columns-repeated="3"/>
        </table:table-row>
        <table:table-row table:style-name="ro1">
          <table:table-cell table:style-name="ce1" office:value-type="float" office:value="22416" calcext:value-type="float">
            <text:p>22416</text:p>
          </table:table-cell>
          <table:table-cell office:value-type="float" office:value="0.02029" calcext:value-type="float">
            <text:p>0,02029</text:p>
          </table:table-cell>
          <table:table-cell table:number-columns-repeated="3"/>
        </table:table-row>
        <table:table-row table:style-name="ro1">
          <table:table-cell table:style-name="ce1" office:value-type="float" office:value="24832" calcext:value-type="float">
            <text:p>24832</text:p>
          </table:table-cell>
          <table:table-cell office:value-type="float" office:value="0.02109" calcext:value-type="float">
            <text:p>0,02109</text:p>
          </table:table-cell>
          <table:table-cell table:number-columns-repeated="3"/>
        </table:table-row>
        <table:table-row table:style-name="ro1">
          <table:table-cell table:style-name="ce1" office:value-type="float" office:value="24902" calcext:value-type="float">
            <text:p>24902</text:p>
          </table:table-cell>
          <table:table-cell office:value-type="float" office:value="0.0223" calcext:value-type="float">
            <text:p>0,0223</text:p>
          </table:table-cell>
          <table:table-cell table:number-columns-repeated="3"/>
        </table:table-row>
        <table:table-row table:style-name="ro1">
          <table:table-cell table:style-name="ce1" office:value-type="float" office:value="24534" calcext:value-type="float">
            <text:p>24534</text:p>
          </table:table-cell>
          <table:table-cell office:value-type="float" office:value="0.02443" calcext:value-type="float">
            <text:p>0,02443</text:p>
          </table:table-cell>
          <table:table-cell table:number-columns-repeated="3"/>
        </table:table-row>
        <table:table-row table:style-name="ro1">
          <table:table-cell table:style-name="ce1" office:value-type="float" office:value="23120" calcext:value-type="float">
            <text:p>23120</text:p>
          </table:table-cell>
          <table:table-cell office:value-type="float" office:value="0.03137" calcext:value-type="float">
            <text:p>0,03137</text:p>
          </table:table-cell>
          <table:table-cell table:number-columns-repeated="3"/>
        </table:table-row>
        <table:table-row table:style-name="ro1">
          <table:table-cell table:style-name="ce1" office:value-type="float" office:value="24154" calcext:value-type="float">
            <text:p>24154</text:p>
          </table:table-cell>
          <table:table-cell office:value-type="float" office:value="0.02198" calcext:value-type="float">
            <text:p>0,02198</text:p>
          </table:table-cell>
          <table:table-cell table:number-columns-repeated="3"/>
        </table:table-row>
        <table:table-row table:style-name="ro1">
          <table:table-cell table:style-name="ce1" office:value-type="float" office:value="27136" calcext:value-type="float">
            <text:p>27136</text:p>
          </table:table-cell>
          <table:table-cell office:value-type="float" office:value="0.02351" calcext:value-type="float">
            <text:p>0,02351</text:p>
          </table:table-cell>
          <table:table-cell table:number-columns-repeated="3"/>
        </table:table-row>
        <table:table-row table:style-name="ro1">
          <table:table-cell table:style-name="ce1" office:value-type="float" office:value="27192" calcext:value-type="float">
            <text:p>27192</text:p>
          </table:table-cell>
          <table:table-cell office:value-type="float" office:value="0.02428" calcext:value-type="float">
            <text:p>0,02428</text:p>
          </table:table-cell>
          <table:table-cell table:number-columns-repeated="3"/>
        </table:table-row>
        <table:table-row table:style-name="ro1">
          <table:table-cell table:style-name="ce1" office:value-type="float" office:value="26804" calcext:value-type="float">
            <text:p>26804</text:p>
          </table:table-cell>
          <table:table-cell office:value-type="float" office:value="0.02676" calcext:value-type="float">
            <text:p>0,02676</text:p>
          </table:table-cell>
          <table:table-cell table:number-columns-repeated="3"/>
        </table:table-row>
        <table:table-row table:style-name="ro1">
          <table:table-cell table:style-name="ce1" office:value-type="float" office:value="25280" calcext:value-type="float">
            <text:p>25280</text:p>
          </table:table-cell>
          <table:table-cell office:value-type="float" office:value="0.03814" calcext:value-type="float">
            <text:p>0,03814</text:p>
          </table:table-cell>
          <table:table-cell table:number-columns-repeated="3"/>
        </table:table-row>
        <table:table-row table:style-name="ro1">
          <table:table-cell table:style-name="ce1" office:value-type="float" office:value="26284" calcext:value-type="float">
            <text:p>26284</text:p>
          </table:table-cell>
          <table:table-cell office:value-type="float" office:value="0.02481" calcext:value-type="float">
            <text:p>0,02481</text:p>
          </table:table-cell>
          <table:table-cell table:number-columns-repeated="3"/>
        </table:table-row>
        <table:table-row table:style-name="ro1">
          <table:table-cell table:style-name="ce1" office:value-type="float" office:value="29282" calcext:value-type="float">
            <text:p>29282</text:p>
          </table:table-cell>
          <table:table-cell office:value-type="float" office:value="0.02583" calcext:value-type="float">
            <text:p>0,02583</text:p>
          </table:table-cell>
          <table:table-cell table:number-columns-repeated="3"/>
        </table:table-row>
        <table:table-row table:style-name="ro1">
          <table:table-cell table:style-name="ce1" office:value-type="float" office:value="29362" calcext:value-type="float">
            <text:p>29362</text:p>
          </table:table-cell>
          <table:table-cell office:value-type="float" office:value="0.02631" calcext:value-type="float">
            <text:p>0,02631</text:p>
          </table:table-cell>
          <table:table-cell table:number-columns-repeated="3"/>
        </table:table-row>
        <table:table-row table:style-name="ro1">
          <table:table-cell table:style-name="ce1" office:value-type="float" office:value="29142" calcext:value-type="float">
            <text:p>29142</text:p>
          </table:table-cell>
          <table:table-cell office:value-type="float" office:value="0.02996" calcext:value-type="float">
            <text:p>0,02996</text:p>
          </table:table-cell>
          <table:table-cell table:number-columns-repeated="3"/>
        </table:table-row>
        <table:table-row table:style-name="ro1">
          <table:table-cell table:style-name="ce1" office:value-type="float" office:value="27524" calcext:value-type="float">
            <text:p>27524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table:style-name="ce1" office:value-type="float" office:value="28634" calcext:value-type="float">
            <text:p>28634</text:p>
          </table:table-cell>
          <table:table-cell office:value-type="float" office:value="0.02768" calcext:value-type="float">
            <text:p>0,02768</text:p>
          </table:table-cell>
          <table:table-cell table:number-columns-repeated="3"/>
        </table:table-row>
        <table:table-row table:style-name="ro1">
          <table:table-cell table:style-name="ce1" office:value-type="float" office:value="31716" calcext:value-type="float">
            <text:p>31716</text:p>
          </table:table-cell>
          <table:table-cell office:value-type="float" office:value="0.02909" calcext:value-type="float">
            <text:p>0,02909</text:p>
          </table:table-cell>
          <table:table-cell table:number-columns-repeated="3"/>
        </table:table-row>
        <table:table-row table:style-name="ro1">
          <table:table-cell table:style-name="ce1" office:value-type="float" office:value="31906" calcext:value-type="float">
            <text:p>31906</text:p>
          </table:table-cell>
          <table:table-cell office:value-type="float" office:value="0.03181" calcext:value-type="float">
            <text:p>0,03181</text:p>
          </table:table-cell>
          <table:table-cell table:number-columns-repeated="3"/>
        </table:table-row>
        <table:table-row table:style-name="ro1">
          <table:table-cell table:style-name="ce1" office:value-type="float" office:value="31576" calcext:value-type="float">
            <text:p>31576</text:p>
          </table:table-cell>
          <table:table-cell office:value-type="float" office:value="0.03285" calcext:value-type="float">
            <text:p>0,03285</text:p>
          </table:table-cell>
          <table:table-cell table:number-columns-repeated="3"/>
        </table:table-row>
        <table:table-row table:style-name="ro1">
          <table:table-cell table:style-name="ce1" office:value-type="float" office:value="29890" calcext:value-type="float">
            <text:p>29890</text:p>
          </table:table-cell>
          <table:table-cell office:value-type="float" office:value="0.04626" calcext:value-type="float">
            <text:p>0,04626</text:p>
          </table:table-cell>
          <table:table-cell table:number-columns-repeated="3"/>
        </table:table-row>
        <table:table-row table:style-name="ro1">
          <table:table-cell table:style-name="ce1" office:value-type="float" office:value="30900" calcext:value-type="float">
            <text:p>30900</text:p>
          </table:table-cell>
          <table:table-cell office:value-type="float" office:value="0.02999" calcext:value-type="float">
            <text:p>0,02999</text:p>
          </table:table-cell>
          <table:table-cell table:number-columns-repeated="3"/>
        </table:table-row>
        <table:table-row table:style-name="ro1">
          <table:table-cell table:style-name="ce1" office:value-type="float" office:value="34314" calcext:value-type="float">
            <text:p>34314</text:p>
          </table:table-cell>
          <table:table-cell office:value-type="float" office:value="0.03201" calcext:value-type="float">
            <text:p>0,03201</text:p>
          </table:table-cell>
          <table:table-cell table:number-columns-repeated="3"/>
        </table:table-row>
        <table:table-row table:style-name="ro1">
          <table:table-cell table:style-name="ce1" office:value-type="float" office:value="34534" calcext:value-type="float">
            <text:p>34534</text:p>
          </table:table-cell>
          <table:table-cell office:value-type="float" office:value="0.03615" calcext:value-type="float">
            <text:p>0,03615</text:p>
          </table:table-cell>
          <table:table-cell table:number-columns-repeated="3"/>
        </table:table-row>
        <table:table-row table:style-name="ro1">
          <table:table-cell table:style-name="ce1" office:value-type="float" office:value="33828" calcext:value-type="float">
            <text:p>33828</text:p>
          </table:table-cell>
          <table:table-cell office:value-type="float" office:value="0.03498" calcext:value-type="float">
            <text:p>0,03498</text:p>
          </table:table-cell>
          <table:table-cell table:number-columns-repeated="3"/>
        </table:table-row>
        <table:table-row table:style-name="ro1">
          <table:table-cell table:style-name="ce1" office:value-type="float" office:value="32122" calcext:value-type="float">
            <text:p>32122</text:p>
          </table:table-cell>
          <table:table-cell office:value-type="float" office:value="0.04784" calcext:value-type="float">
            <text:p>0,04784</text:p>
          </table:table-cell>
          <table:table-cell table:number-columns-repeated="3"/>
        </table:table-row>
        <table:table-row table:style-name="ro1">
          <table:table-cell table:style-name="ce1" office:value-type="float" office:value="33048" calcext:value-type="float">
            <text:p>33048</text:p>
          </table:table-cell>
          <table:table-cell office:value-type="float" office:value="0.03189" calcext:value-type="float">
            <text:p>0,03189</text:p>
          </table:table-cell>
          <table:table-cell table:number-columns-repeated="3"/>
        </table:table-row>
        <table:table-row table:style-name="ro1">
          <table:table-cell table:style-name="ce1" office:value-type="float" office:value="36658" calcext:value-type="float">
            <text:p>36658</text:p>
          </table:table-cell>
          <table:table-cell office:value-type="float" office:value="0.03538" calcext:value-type="float">
            <text:p>0,03538</text:p>
          </table:table-cell>
          <table:table-cell table:number-columns-repeated="3"/>
        </table:table-row>
        <table:table-row table:style-name="ro1">
          <table:table-cell table:style-name="ce1" office:value-type="float" office:value="37232" calcext:value-type="float">
            <text:p>37232</text:p>
          </table:table-cell>
          <table:table-cell office:value-type="float" office:value="0.0399" calcext:value-type="float">
            <text:p>0,0399</text:p>
          </table:table-cell>
          <table:table-cell table:number-columns-repeated="3"/>
        </table:table-row>
        <table:table-row table:style-name="ro1">
          <table:table-cell table:style-name="ce1" office:value-type="float" office:value="36488" calcext:value-type="float">
            <text:p>36488</text:p>
          </table:table-cell>
          <table:table-cell office:value-type="float" office:value="0.03995" calcext:value-type="float">
            <text:p>0,03995</text:p>
          </table:table-cell>
          <table:table-cell table:number-columns-repeated="3"/>
        </table:table-row>
        <table:table-row table:style-name="ro1">
          <table:table-cell table:style-name="ce1" office:value-type="float" office:value="34780" calcext:value-type="float">
            <text:p>34780</text:p>
          </table:table-cell>
          <table:table-cell office:value-type="float" office:value="0.0587" calcext:value-type="float">
            <text:p>0,0587</text:p>
          </table:table-cell>
          <table:table-cell table:number-columns-repeated="3"/>
        </table:table-row>
        <table:table-row table:style-name="ro1">
          <table:table-cell table:style-name="ce1" office:value-type="float" office:value="35162" calcext:value-type="float">
            <text:p>35162</text:p>
          </table:table-cell>
          <table:table-cell office:value-type="float" office:value="0.03705" calcext:value-type="float">
            <text:p>0,03705</text:p>
          </table:table-cell>
          <table:table-cell table:number-columns-repeated="3"/>
        </table:table-row>
        <table:table-row table:style-name="ro1">
          <table:table-cell table:style-name="ce1" office:value-type="float" office:value="39362" calcext:value-type="float">
            <text:p>39362</text:p>
          </table:table-cell>
          <table:table-cell office:value-type="float" office:value="0.04058" calcext:value-type="float">
            <text:p>0,04058</text:p>
          </table:table-cell>
          <table:table-cell table:number-columns-repeated="3"/>
        </table:table-row>
        <table:table-row table:style-name="ro1">
          <table:table-cell table:style-name="ce1" office:value-type="float" office:value="39972" calcext:value-type="float">
            <text:p>39972</text:p>
          </table:table-cell>
          <table:table-cell office:value-type="float" office:value="0.04287" calcext:value-type="float">
            <text:p>0,04287</text:p>
          </table:table-cell>
          <table:table-cell table:number-columns-repeated="3"/>
        </table:table-row>
        <table:table-row table:style-name="ro1">
          <table:table-cell table:style-name="ce1" office:value-type="float" office:value="39328" calcext:value-type="float">
            <text:p>39328</text:p>
          </table:table-cell>
          <table:table-cell office:value-type="float" office:value="0.04637" calcext:value-type="float">
            <text:p>0,04637</text:p>
          </table:table-cell>
          <table:table-cell table:number-columns-repeated="3"/>
        </table:table-row>
        <table:table-row table:style-name="ro1">
          <table:table-cell table:style-name="ce1" office:value-type="float" office:value="37470" calcext:value-type="float">
            <text:p>37470</text:p>
          </table:table-cell>
          <table:table-cell office:value-type="float" office:value="0.06388" calcext:value-type="float">
            <text:p>0,06388</text:p>
          </table:table-cell>
          <table:table-cell table:number-columns-repeated="3"/>
        </table:table-row>
        <table:table-row table:style-name="ro1">
          <table:table-cell table:style-name="ce1" office:value-type="float" office:value="37882" calcext:value-type="float">
            <text:p>37882</text:p>
          </table:table-cell>
          <table:table-cell office:value-type="float" office:value="0.0407" calcext:value-type="float">
            <text:p>0,0407</text:p>
          </table:table-cell>
          <table:table-cell table:number-columns-repeated="3"/>
        </table:table-row>
        <table:table-row table:style-name="ro1">
          <table:table-cell table:style-name="ce1" office:value-type="float" office:value="42188" calcext:value-type="float">
            <text:p>42188</text:p>
          </table:table-cell>
          <table:table-cell office:value-type="float" office:value="0.04585" calcext:value-type="float">
            <text:p>0,04585</text:p>
          </table:table-cell>
          <table:table-cell table:number-columns-repeated="3"/>
        </table:table-row>
        <table:table-row table:style-name="ro1">
          <table:table-cell table:style-name="ce1" office:value-type="float" office:value="42552" calcext:value-type="float">
            <text:p>42552</text:p>
          </table:table-cell>
          <table:table-cell office:value-type="float" office:value="0.04614" calcext:value-type="float">
            <text:p>0,04614</text:p>
          </table:table-cell>
          <table:table-cell table:number-columns-repeated="3"/>
        </table:table-row>
        <table:table-row table:style-name="ro1">
          <table:table-cell table:style-name="ce1" office:value-type="float" office:value="42222" calcext:value-type="float">
            <text:p>42222</text:p>
          </table:table-cell>
          <table:table-cell office:value-type="float" office:value="0.05175" calcext:value-type="float">
            <text:p>0,05175</text:p>
          </table:table-cell>
          <table:table-cell table:number-columns-repeated="3"/>
        </table:table-row>
        <table:table-row table:style-name="ro1">
          <table:table-cell table:style-name="ce1" office:value-type="float" office:value="40288" calcext:value-type="float">
            <text:p>40288</text:p>
          </table:table-cell>
          <table:table-cell office:value-type="float" office:value="0.07012" calcext:value-type="float">
            <text:p>0,07012</text:p>
          </table:table-cell>
          <table:table-cell table:number-columns-repeated="3"/>
        </table:table-row>
        <table:table-row table:style-name="ro1">
          <table:table-cell table:style-name="ce1" office:value-type="float" office:value="40764" calcext:value-type="float">
            <text:p>40764</text:p>
          </table:table-cell>
          <table:table-cell office:value-type="float" office:value="0.04632" calcext:value-type="float">
            <text:p>0,04632</text:p>
          </table:table-cell>
          <table:table-cell table:number-columns-repeated="3"/>
        </table:table-row>
        <table:table-row table:style-name="ro1">
          <table:table-cell table:style-name="ce1" office:value-type="float" office:value="44870" calcext:value-type="float">
            <text:p>44870</text:p>
          </table:table-cell>
          <table:table-cell office:value-type="float" office:value="0.05045" calcext:value-type="float">
            <text:p>0,05045</text:p>
          </table:table-cell>
          <table:table-cell table:number-columns-repeated="3"/>
        </table:table-row>
        <table:table-row table:style-name="ro1">
          <table:table-cell table:style-name="ce1" office:value-type="float" office:value="45342" calcext:value-type="float">
            <text:p>45342</text:p>
          </table:table-cell>
          <table:table-cell office:value-type="float" office:value="0.04944" calcext:value-type="float">
            <text:p>0,04944</text:p>
          </table:table-cell>
          <table:table-cell table:number-columns-repeated="3"/>
        </table:table-row>
        <table:table-row table:style-name="ro1">
          <table:table-cell table:style-name="ce1" office:value-type="float" office:value="45260" calcext:value-type="float">
            <text:p>45260</text:p>
          </table:table-cell>
          <table:table-cell office:value-type="float" office:value="0.05844" calcext:value-type="float">
            <text:p>0,05844</text:p>
          </table:table-cell>
          <table:table-cell table:number-columns-repeated="3"/>
        </table:table-row>
        <table:table-row table:style-name="ro1">
          <table:table-cell table:style-name="ce1" office:value-type="float" office:value="43202" calcext:value-type="float">
            <text:p>43202</text:p>
          </table:table-cell>
          <table:table-cell office:value-type="float" office:value="0.07268" calcext:value-type="float">
            <text:p>0,07268</text:p>
          </table:table-cell>
          <table:table-cell table:number-columns-repeated="3"/>
        </table:table-row>
        <table:table-row table:style-name="ro1">
          <table:table-cell table:style-name="ce1" office:value-type="float" office:value="43486" calcext:value-type="float">
            <text:p>43486</text:p>
          </table:table-cell>
          <table:table-cell office:value-type="float" office:value="0.04996" calcext:value-type="float">
            <text:p>0,04996</text:p>
          </table:table-cell>
          <table:table-cell table:number-columns-repeated="3"/>
        </table:table-row>
        <table:table-row table:style-name="ro1">
          <table:table-cell table:style-name="ce1" office:value-type="float" office:value="47884" calcext:value-type="float">
            <text:p>47884</text:p>
          </table:table-cell>
          <table:table-cell office:value-type="float" office:value="0.0549" calcext:value-type="float">
            <text:p>0,0549</text:p>
          </table:table-cell>
          <table:table-cell table:number-columns-repeated="3"/>
        </table:table-row>
        <table:table-row table:style-name="ro1">
          <table:table-cell table:style-name="ce1" office:value-type="float" office:value="48312" calcext:value-type="float">
            <text:p>48312</text:p>
          </table:table-cell>
          <table:table-cell office:value-type="float" office:value="0.05277" calcext:value-type="float">
            <text:p>0,05277</text:p>
          </table:table-cell>
          <table:table-cell table:number-columns-repeated="3"/>
        </table:table-row>
        <table:table-row table:style-name="ro1">
          <table:table-cell table:style-name="ce1" office:value-type="float" office:value="48338" calcext:value-type="float">
            <text:p>48338</text:p>
          </table:table-cell>
          <table:table-cell office:value-type="float" office:value="0.06759" calcext:value-type="float">
            <text:p>0,06759</text:p>
          </table:table-cell>
          <table:table-cell table:number-columns-repeated="3"/>
        </table:table-row>
        <table:table-row table:style-name="ro1">
          <table:table-cell table:style-name="ce1" office:value-type="float" office:value="46192" calcext:value-type="float">
            <text:p>46192</text:p>
          </table:table-cell>
          <table:table-cell office:value-type="float" office:value="0.07832" calcext:value-type="float">
            <text:p>0,07832</text:p>
          </table:table-cell>
          <table:table-cell table:number-columns-repeated="3"/>
        </table:table-row>
        <table:table-row table:style-name="ro1">
          <table:table-cell table:style-name="ce1" office:value-type="float" office:value="46506" calcext:value-type="float">
            <text:p>46506</text:p>
          </table:table-cell>
          <table:table-cell office:value-type="float" office:value="0.05475" calcext:value-type="float">
            <text:p>0,05475</text:p>
          </table:table-cell>
          <table:table-cell table:number-columns-repeated="3"/>
        </table:table-row>
        <table:table-row table:style-name="ro1">
          <table:table-cell table:style-name="ce1" office:value-type="float" office:value="51070" calcext:value-type="float">
            <text:p>51070</text:p>
          </table:table-cell>
          <table:table-cell office:value-type="float" office:value="0.05914" calcext:value-type="float">
            <text:p>0,05914</text:p>
          </table:table-cell>
          <table:table-cell table:number-columns-repeated="3"/>
        </table:table-row>
        <table:table-row table:style-name="ro1">
          <table:table-cell table:style-name="ce1" office:value-type="float" office:value="51366" calcext:value-type="float">
            <text:p>51366</text:p>
          </table:table-cell>
          <table:table-cell office:value-type="float" office:value="0.05658" calcext:value-type="float">
            <text:p>0,05658</text:p>
          </table:table-cell>
          <table:table-cell table:number-columns-repeated="3"/>
        </table:table-row>
        <table:table-row table:style-name="ro1">
          <table:table-cell table:style-name="ce1" office:value-type="float" office:value="51480" calcext:value-type="float">
            <text:p>51480</text:p>
          </table:table-cell>
          <table:table-cell office:value-type="float" office:value="0.0725" calcext:value-type="float">
            <text:p>0,0725</text:p>
          </table:table-cell>
          <table:table-cell table:number-columns-repeated="3"/>
        </table:table-row>
        <table:table-row table:style-name="ro1">
          <table:table-cell table:style-name="ce1" office:value-type="float" office:value="49302" calcext:value-type="float">
            <text:p>49302</text:p>
          </table:table-cell>
          <table:table-cell office:value-type="float" office:value="0.08472" calcext:value-type="float">
            <text:p>0,08472</text:p>
          </table:table-cell>
          <table:table-cell table:number-columns-repeated="3"/>
        </table:table-row>
        <table:table-row table:style-name="ro1">
          <table:table-cell table:style-name="ce1" office:value-type="float" office:value="49762" calcext:value-type="float">
            <text:p>49762</text:p>
          </table:table-cell>
          <table:table-cell office:value-type="float" office:value="0.06008" calcext:value-type="float">
            <text:p>0,06008</text:p>
          </table:table-cell>
          <table:table-cell table:number-columns-repeated="3"/>
        </table:table-row>
        <table:table-row table:style-name="ro1">
          <table:table-cell table:style-name="ce1" office:value-type="float" office:value="54284" calcext:value-type="float">
            <text:p>54284</text:p>
          </table:table-cell>
          <table:table-cell office:value-type="float" office:value="0.06587" calcext:value-type="float">
            <text:p>0,06587</text:p>
          </table:table-cell>
          <table:table-cell table:number-columns-repeated="3"/>
        </table:table-row>
        <table:table-row table:style-name="ro1">
          <table:table-cell table:style-name="ce1" office:value-type="float" office:value="54212" calcext:value-type="float">
            <text:p>54212</text:p>
          </table:table-cell>
          <table:table-cell office:value-type="float" office:value="0.06051" calcext:value-type="float">
            <text:p>0,06051</text:p>
          </table:table-cell>
          <table:table-cell table:number-columns-repeated="3"/>
        </table:table-row>
        <table:table-row table:style-name="ro1">
          <table:table-cell table:style-name="ce1" office:value-type="float" office:value="54662" calcext:value-type="float">
            <text:p>54662</text:p>
          </table:table-cell>
          <table:table-cell office:value-type="float" office:value="0.07493" calcext:value-type="float">
            <text:p>0,07493</text:p>
          </table:table-cell>
          <table:table-cell table:number-columns-repeated="3"/>
        </table:table-row>
        <table:table-row table:style-name="ro1">
          <table:table-cell table:style-name="ce1" office:value-type="float" office:value="52182" calcext:value-type="float">
            <text:p>52182</text:p>
          </table:table-cell>
          <table:table-cell office:value-type="float" office:value="0.09558" calcext:value-type="float">
            <text:p>0,09558</text:p>
          </table:table-cell>
          <table:table-cell table:number-columns-repeated="3"/>
        </table:table-row>
        <table:table-row table:style-name="ro1">
          <table:table-cell table:style-name="ce1" office:value-type="float" office:value="52982" calcext:value-type="float">
            <text:p>52982</text:p>
          </table:table-cell>
          <table:table-cell office:value-type="float" office:value="0.06704" calcext:value-type="float">
            <text:p>0,06704</text:p>
          </table:table-cell>
          <table:table-cell table:number-columns-repeated="3"/>
        </table:table-row>
        <table:table-row table:style-name="ro1">
          <table:table-cell table:style-name="ce1" office:value-type="float" office:value="57702" calcext:value-type="float">
            <text:p>57702</text:p>
          </table:table-cell>
          <table:table-cell office:value-type="float" office:value="0.0702" calcext:value-type="float">
            <text:p>0,0702</text:p>
          </table:table-cell>
          <table:table-cell table:number-columns-repeated="3"/>
        </table:table-row>
        <table:table-row table:style-name="ro1">
          <table:table-cell table:style-name="ce1" office:value-type="float" office:value="57428" calcext:value-type="float">
            <text:p>57428</text:p>
          </table:table-cell>
          <table:table-cell office:value-type="float" office:value="0.06565" calcext:value-type="float">
            <text:p>0,06565</text:p>
          </table:table-cell>
          <table:table-cell table:number-columns-repeated="3"/>
        </table:table-row>
        <table:table-row table:style-name="ro1">
          <table:table-cell table:style-name="ce1" office:value-type="float" office:value="57702" calcext:value-type="float">
            <text:p>57702</text:p>
          </table:table-cell>
          <table:table-cell office:value-type="float" office:value="0.08375" calcext:value-type="float">
            <text:p>0,08375</text:p>
          </table:table-cell>
          <table:table-cell table:number-columns-repeated="3"/>
        </table:table-row>
        <table:table-row table:style-name="ro1">
          <table:table-cell table:style-name="ce1" office:value-type="float" office:value="54808" calcext:value-type="float">
            <text:p>54808</text:p>
          </table:table-cell>
          <table:table-cell office:value-type="float" office:value="0.10348" calcext:value-type="float">
            <text:p>0,10348</text:p>
          </table:table-cell>
          <table:table-cell table:number-columns-repeated="3"/>
        </table:table-row>
        <table:table-row table:style-name="ro1">
          <table:table-cell table:style-name="ce1" office:value-type="float" office:value="56166" calcext:value-type="float">
            <text:p>56166</text:p>
          </table:table-cell>
          <table:table-cell office:value-type="float" office:value="0.07076" calcext:value-type="float">
            <text:p>0,07076</text:p>
          </table:table-cell>
          <table:table-cell table:number-columns-repeated="3"/>
        </table:table-row>
        <table:table-row table:style-name="ro1">
          <table:table-cell table:style-name="ce1" office:value-type="float" office:value="61120" calcext:value-type="float">
            <text:p>61120</text:p>
          </table:table-cell>
          <table:table-cell office:value-type="float" office:value="0.07727" calcext:value-type="float">
            <text:p>0,07727</text:p>
          </table:table-cell>
          <table:table-cell table:number-columns-repeated="3"/>
        </table:table-row>
        <table:table-row table:style-name="ro1">
          <table:table-cell table:style-name="ce1" office:value-type="float" office:value="60888" calcext:value-type="float">
            <text:p>60888</text:p>
          </table:table-cell>
          <table:table-cell office:value-type="float" office:value="0.07122" calcext:value-type="float">
            <text:p>0,07122</text:p>
          </table:table-cell>
          <table:table-cell table:number-columns-repeated="3"/>
        </table:table-row>
        <table:table-row table:style-name="ro1">
          <table:table-cell table:style-name="ce1" office:value-type="float" office:value="60822" calcext:value-type="float">
            <text:p>60822</text:p>
          </table:table-cell>
          <table:table-cell office:value-type="float" office:value="0.09223" calcext:value-type="float">
            <text:p>0,09223</text:p>
          </table:table-cell>
          <table:table-cell table:number-columns-repeated="3"/>
        </table:table-row>
        <table:table-row table:style-name="ro1">
          <table:table-cell table:style-name="ce1" office:value-type="float" office:value="58182" calcext:value-type="float">
            <text:p>58182</text:p>
          </table:table-cell>
          <table:table-cell office:value-type="float" office:value="0.11496" calcext:value-type="float">
            <text:p>0,11496</text:p>
          </table:table-cell>
          <table:table-cell table:number-columns-repeated="3"/>
        </table:table-row>
        <table:table-row table:style-name="ro1">
          <table:table-cell table:style-name="ce1" office:value-type="float" office:value="59434" calcext:value-type="float">
            <text:p>59434</text:p>
          </table:table-cell>
          <table:table-cell office:value-type="float" office:value="0.07408" calcext:value-type="float">
            <text:p>0,07408</text:p>
          </table:table-cell>
          <table:table-cell table:number-columns-repeated="3"/>
        </table:table-row>
        <table:table-row table:style-name="ro1">
          <table:table-cell table:style-name="ce1" office:value-type="float" office:value="64670" calcext:value-type="float">
            <text:p>64670</text:p>
          </table:table-cell>
          <table:table-cell office:value-type="float" office:value="0.0807" calcext:value-type="float">
            <text:p>0,0807</text:p>
          </table:table-cell>
          <table:table-cell table:number-columns-repeated="3"/>
        </table:table-row>
        <table:table-row table:style-name="ro1">
          <table:table-cell table:style-name="ce1" office:value-type="float" office:value="64522" calcext:value-type="float">
            <text:p>64522</text:p>
          </table:table-cell>
          <table:table-cell office:value-type="float" office:value="0.08044" calcext:value-type="float">
            <text:p>0,08044</text:p>
          </table:table-cell>
          <table:table-cell table:number-columns-repeated="3"/>
        </table:table-row>
        <table:table-row table:style-name="ro1">
          <table:table-cell table:style-name="ce1" office:value-type="float" office:value="64362" calcext:value-type="float">
            <text:p>64362</text:p>
          </table:table-cell>
          <table:table-cell office:value-type="float" office:value="0.10289" calcext:value-type="float">
            <text:p>0,10289</text:p>
          </table:table-cell>
          <table:table-cell table:number-columns-repeated="3"/>
        </table:table-row>
        <table:table-row table:style-name="ro1">
          <table:table-cell table:style-name="ce1" office:value-type="float" office:value="61628" calcext:value-type="float">
            <text:p>61628</text:p>
          </table:table-cell>
          <table:table-cell office:value-type="float" office:value="0.13088" calcext:value-type="float">
            <text:p>0,13088</text:p>
          </table:table-cell>
          <table:table-cell table:number-columns-repeated="3"/>
        </table:table-row>
        <table:table-row table:style-name="ro1">
          <table:table-cell table:style-name="ce1" office:value-type="float" office:value="63106" calcext:value-type="float">
            <text:p>63106</text:p>
          </table:table-cell>
          <table:table-cell office:value-type="float" office:value="0.08621" calcext:value-type="float">
            <text:p>0,08621</text:p>
          </table:table-cell>
          <table:table-cell table:number-columns-repeated="3"/>
        </table:table-row>
        <table:table-row table:style-name="ro1">
          <table:table-cell table:style-name="ce1" office:value-type="float" office:value="68380" calcext:value-type="float">
            <text:p>68380</text:p>
          </table:table-cell>
          <table:table-cell office:value-type="float" office:value="0.09691" calcext:value-type="float">
            <text:p>0,09691</text:p>
          </table:table-cell>
          <table:table-cell table:number-columns-repeated="3"/>
        </table:table-row>
        <table:table-row table:style-name="ro1">
          <table:table-cell table:style-name="ce1" office:value-type="float" office:value="68030" calcext:value-type="float">
            <text:p>68030</text:p>
          </table:table-cell>
          <table:table-cell office:value-type="float" office:value="0.08548" calcext:value-type="float">
            <text:p>0,08548</text:p>
          </table:table-cell>
          <table:table-cell table:number-columns-repeated="3"/>
        </table:table-row>
        <table:table-row table:style-name="ro1">
          <table:table-cell table:style-name="ce1" office:value-type="float" office:value="68050" calcext:value-type="float">
            <text:p>68050</text:p>
          </table:table-cell>
          <table:table-cell office:value-type="float" office:value="0.13088" calcext:value-type="float">
            <text:p>0,13088</text:p>
          </table:table-cell>
          <table:table-cell table:number-columns-repeated="3"/>
        </table:table-row>
        <table:table-row table:style-name="ro1">
          <table:table-cell table:style-name="ce1" office:value-type="float" office:value="65148" calcext:value-type="float">
            <text:p>65148</text:p>
          </table:table-cell>
          <table:table-cell office:value-type="float" office:value="0.13694" calcext:value-type="float">
            <text:p>0,13694</text:p>
          </table:table-cell>
          <table:table-cell table:number-columns-repeated="3"/>
        </table:table-row>
        <table:table-row table:style-name="ro1">
          <table:table-cell table:style-name="ce1" office:value-type="float" office:value="66532" calcext:value-type="float">
            <text:p>66532</text:p>
          </table:table-cell>
          <table:table-cell office:value-type="float" office:value="0.09246" calcext:value-type="float">
            <text:p>0,09246</text:p>
          </table:table-cell>
          <table:table-cell table:number-columns-repeated="3"/>
        </table:table-row>
        <table:table-row table:style-name="ro1">
          <table:table-cell table:style-name="ce1" office:value-type="float" office:value="72154" calcext:value-type="float">
            <text:p>72154</text:p>
          </table:table-cell>
          <table:table-cell office:value-type="float" office:value="0.09945" calcext:value-type="float">
            <text:p>0,09945</text:p>
          </table:table-cell>
          <table:table-cell table:number-columns-repeated="3"/>
        </table:table-row>
        <table:table-row table:style-name="ro1">
          <table:table-cell table:style-name="ce1" office:value-type="float" office:value="72012" calcext:value-type="float">
            <text:p>72012</text:p>
          </table:table-cell>
          <table:table-cell office:value-type="float" office:value="0.09572" calcext:value-type="float">
            <text:p>0,09572</text:p>
          </table:table-cell>
          <table:table-cell table:number-columns-repeated="3"/>
        </table:table-row>
        <table:table-row table:style-name="ro1">
          <table:table-cell table:style-name="ce1" office:value-type="float" office:value="71382" calcext:value-type="float">
            <text:p>71382</text:p>
          </table:table-cell>
          <table:table-cell office:value-type="float" office:value="0.13791" calcext:value-type="float">
            <text:p>0,13791</text:p>
          </table:table-cell>
          <table:table-cell table:number-columns-repeated="3"/>
        </table:table-row>
        <table:table-row table:style-name="ro1">
          <table:table-cell table:style-name="ce1" office:value-type="float" office:value="68782" calcext:value-type="float">
            <text:p>68782</text:p>
          </table:table-cell>
          <table:table-cell office:value-type="float" office:value="0.14705" calcext:value-type="float">
            <text:p>0,14705</text:p>
          </table:table-cell>
          <table:table-cell table:number-columns-repeated="3"/>
        </table:table-row>
        <table:table-row table:style-name="ro1">
          <table:table-cell table:style-name="ce1" office:value-type="float" office:value="70110" calcext:value-type="float">
            <text:p>70110</text:p>
          </table:table-cell>
          <table:table-cell office:value-type="float" office:value="0.09757" calcext:value-type="float">
            <text:p>0,09757</text:p>
          </table:table-cell>
          <table:table-cell table:number-columns-repeated="3"/>
        </table:table-row>
        <table:table-row table:style-name="ro1">
          <table:table-cell table:style-name="ce1" office:value-type="float" office:value="76052" calcext:value-type="float">
            <text:p>76052</text:p>
          </table:table-cell>
          <table:table-cell office:value-type="float" office:value="0.11005" calcext:value-type="float">
            <text:p>0,11005</text:p>
          </table:table-cell>
          <table:table-cell table:number-columns-repeated="3"/>
        </table:table-row>
        <table:table-row table:style-name="ro1">
          <table:table-cell table:style-name="ce1" office:value-type="float" office:value="75452" calcext:value-type="float">
            <text:p>75452</text:p>
          </table:table-cell>
          <table:table-cell office:value-type="float" office:value="0.10247" calcext:value-type="float">
            <text:p>0,10247</text:p>
          </table:table-cell>
          <table:table-cell table:number-columns-repeated="3"/>
        </table:table-row>
        <table:table-row table:style-name="ro1">
          <table:table-cell table:style-name="ce1" office:value-type="float" office:value="75212" calcext:value-type="float">
            <text:p>75212</text:p>
          </table:table-cell>
          <table:table-cell office:value-type="float" office:value="0.14591" calcext:value-type="float">
            <text:p>0,14591</text:p>
          </table:table-cell>
          <table:table-cell table:number-columns-repeated="3"/>
        </table:table-row>
        <table:table-row table:style-name="ro1">
          <table:table-cell table:style-name="ce1" office:value-type="float" office:value="72478" calcext:value-type="float">
            <text:p>72478</text:p>
          </table:table-cell>
          <table:table-cell office:value-type="float" office:value="0.158" calcext:value-type="float">
            <text:p>0,158</text:p>
          </table:table-cell>
          <table:table-cell table:number-columns-repeated="3"/>
        </table:table-row>
        <table:table-row table:style-name="ro1">
          <table:table-cell table:style-name="ce1" office:value-type="float" office:value="73574" calcext:value-type="float">
            <text:p>73574</text:p>
          </table:table-cell>
          <table:table-cell office:value-type="float" office:value="0.10517" calcext:value-type="float">
            <text:p>0,10517</text:p>
          </table:table-cell>
          <table:table-cell table:number-columns-repeated="3"/>
        </table:table-row>
        <table:table-row table:style-name="ro1">
          <table:table-cell table:style-name="ce1" office:value-type="float" office:value="80002" calcext:value-type="float">
            <text:p>80002</text:p>
          </table:table-cell>
          <table:table-cell office:value-type="float" office:value="0.11385" calcext:value-type="float">
            <text:p>0,11385</text:p>
          </table:table-cell>
          <table:table-cell table:number-columns-repeated="3"/>
        </table:table-row>
        <table:table-row table:style-name="ro1">
          <table:table-cell table:style-name="ce1" office:value-type="float" office:value="79534" calcext:value-type="float">
            <text:p>79534</text:p>
          </table:table-cell>
          <table:table-cell office:value-type="float" office:value="0.11483" calcext:value-type="float">
            <text:p>0,11483</text:p>
          </table:table-cell>
          <table:table-cell table:number-columns-repeated="3"/>
        </table:table-row>
        <table:table-row table:style-name="ro1">
          <table:table-cell table:style-name="ce1" office:value-type="float" office:value="79186" calcext:value-type="float">
            <text:p>79186</text:p>
          </table:table-cell>
          <table:table-cell office:value-type="float" office:value="0.17151" calcext:value-type="float">
            <text:p>0,17151</text:p>
          </table:table-cell>
          <table:table-cell table:number-columns-repeated="3"/>
        </table:table-row>
        <table:table-row table:style-name="ro1">
          <table:table-cell table:style-name="ce1" office:value-type="float" office:value="76372" calcext:value-type="float">
            <text:p>76372</text:p>
          </table:table-cell>
          <table:table-cell office:value-type="float" office:value="0.16525" calcext:value-type="float">
            <text:p>0,16525</text:p>
          </table:table-cell>
          <table:table-cell table:number-columns-repeated="3"/>
        </table:table-row>
        <table:table-row table:style-name="ro1">
          <table:table-cell table:style-name="ce1" office:value-type="float" office:value="77474" calcext:value-type="float">
            <text:p>77474</text:p>
          </table:table-cell>
          <table:table-cell office:value-type="float" office:value="0.11618" calcext:value-type="float">
            <text:p>0,11618</text:p>
          </table:table-cell>
          <table:table-cell table:number-columns-repeated="3"/>
        </table:table-row>
        <table:table-row table:style-name="ro1">
          <table:table-cell table:style-name="ce1" office:value-type="float" office:value="84060" calcext:value-type="float">
            <text:p>84060</text:p>
          </table:table-cell>
          <table:table-cell office:value-type="float" office:value="0.1258" calcext:value-type="float">
            <text:p>0,1258</text:p>
          </table:table-cell>
          <table:table-cell table:number-columns-repeated="3"/>
        </table:table-row>
        <table:table-row table:style-name="ro1">
          <table:table-cell table:style-name="ce1" office:value-type="float" office:value="83082" calcext:value-type="float">
            <text:p>83082</text:p>
          </table:table-cell>
          <table:table-cell office:value-type="float" office:value="0.12278" calcext:value-type="float">
            <text:p>0,12278</text:p>
          </table:table-cell>
          <table:table-cell table:number-columns-repeated="3"/>
        </table:table-row>
        <table:table-row table:style-name="ro1">
          <table:table-cell table:style-name="ce1" office:value-type="float" office:value="83232" calcext:value-type="float">
            <text:p>83232</text:p>
          </table:table-cell>
          <table:table-cell office:value-type="float" office:value="0.17347" calcext:value-type="float">
            <text:p>0,17347</text:p>
          </table:table-cell>
          <table:table-cell table:number-columns-repeated="3"/>
        </table:table-row>
        <table:table-row table:style-name="ro1">
          <table:table-cell table:style-name="ce1" office:value-type="float" office:value="80218" calcext:value-type="float">
            <text:p>80218</text:p>
          </table:table-cell>
          <table:table-cell office:value-type="float" office:value="0.17822" calcext:value-type="float">
            <text:p>0,17822</text:p>
          </table:table-cell>
          <table:table-cell table:number-columns-repeated="3"/>
        </table:table-row>
        <table:table-row table:style-name="ro1">
          <table:table-cell table:style-name="ce1" office:value-type="float" office:value="81660" calcext:value-type="float">
            <text:p>81660</text:p>
          </table:table-cell>
          <table:table-cell office:value-type="float" office:value="0.12656" calcext:value-type="float">
            <text:p>0,12656</text:p>
          </table:table-cell>
          <table:table-cell table:number-columns-repeated="3"/>
        </table:table-row>
        <table:table-row table:style-name="ro1">
          <table:table-cell table:style-name="ce1" office:value-type="float" office:value="88210" calcext:value-type="float">
            <text:p>88210</text:p>
          </table:table-cell>
          <table:table-cell office:value-type="float" office:value="0.13083" calcext:value-type="float">
            <text:p>0,13083</text:p>
          </table:table-cell>
          <table:table-cell table:number-columns-repeated="3"/>
        </table:table-row>
        <table:table-row table:style-name="ro1">
          <table:table-cell table:style-name="ce1" office:value-type="float" office:value="87078" calcext:value-type="float">
            <text:p>87078</text:p>
          </table:table-cell>
          <table:table-cell office:value-type="float" office:value="0.13168" calcext:value-type="float">
            <text:p>0,13168</text:p>
          </table:table-cell>
          <table:table-cell table:number-columns-repeated="3"/>
        </table:table-row>
        <table:table-row table:style-name="ro1">
          <table:table-cell table:style-name="ce1" office:value-type="float" office:value="86942" calcext:value-type="float">
            <text:p>86942</text:p>
          </table:table-cell>
          <table:table-cell office:value-type="float" office:value="0.1842" calcext:value-type="float">
            <text:p>0,1842</text:p>
          </table:table-cell>
          <table:table-cell table:number-columns-repeated="3"/>
        </table:table-row>
        <table:table-row table:style-name="ro1">
          <table:table-cell table:style-name="ce1" office:value-type="float" office:value="84358" calcext:value-type="float">
            <text:p>84358</text:p>
          </table:table-cell>
          <table:table-cell office:value-type="float" office:value="0.18575" calcext:value-type="float">
            <text:p>0,18575</text:p>
          </table:table-cell>
          <table:table-cell table:number-columns-repeated="3"/>
        </table:table-row>
        <table:table-row table:style-name="ro1">
          <table:table-cell table:style-name="ce1" office:value-type="float" office:value="85760" calcext:value-type="float">
            <text:p>85760</text:p>
          </table:table-cell>
          <table:table-cell office:value-type="float" office:value="0.13835" calcext:value-type="float">
            <text:p>0,13835</text:p>
          </table:table-cell>
          <table:table-cell table:number-columns-repeated="3"/>
        </table:table-row>
        <table:table-row table:style-name="ro1">
          <table:table-cell table:style-name="ce1" office:value-type="float" office:value="92038" calcext:value-type="float">
            <text:p>92038</text:p>
          </table:table-cell>
          <table:table-cell office:value-type="float" office:value="0.14083" calcext:value-type="float">
            <text:p>0,14083</text:p>
          </table:table-cell>
          <table:table-cell table:number-columns-repeated="3"/>
        </table:table-row>
        <table:table-row table:style-name="ro1">
          <table:table-cell table:style-name="ce1" office:value-type="float" office:value="90932" calcext:value-type="float">
            <text:p>90932</text:p>
          </table:table-cell>
          <table:table-cell office:value-type="float" office:value="0.14045" calcext:value-type="float">
            <text:p>0,14045</text:p>
          </table:table-cell>
          <table:table-cell table:number-columns-repeated="3"/>
        </table:table-row>
        <table:table-row table:style-name="ro1">
          <table:table-cell table:style-name="ce1" office:value-type="float" office:value="91144" calcext:value-type="float">
            <text:p>91144</text:p>
          </table:table-cell>
          <table:table-cell office:value-type="float" office:value="0.19097" calcext:value-type="float">
            <text:p>0,19097</text:p>
          </table:table-cell>
          <table:table-cell table:number-columns-repeated="3"/>
        </table:table-row>
        <table:table-row table:style-name="ro1">
          <table:table-cell table:style-name="ce1" office:value-type="float" office:value="88518" calcext:value-type="float">
            <text:p>88518</text:p>
          </table:table-cell>
          <table:table-cell office:value-type="float" office:value="0.20314" calcext:value-type="float">
            <text:p>0,20314</text:p>
          </table:table-cell>
          <table:table-cell table:number-columns-repeated="3"/>
        </table:table-row>
        <table:table-row table:style-name="ro1">
          <table:table-cell table:style-name="ce1" office:value-type="float" office:value="89568" calcext:value-type="float">
            <text:p>89568</text:p>
          </table:table-cell>
          <table:table-cell office:value-type="float" office:value="0.14777" calcext:value-type="float">
            <text:p>0,14777</text:p>
          </table:table-cell>
          <table:table-cell table:number-columns-repeated="3"/>
        </table:table-row>
        <table:table-row table:style-name="ro1">
          <table:table-cell table:style-name="ce1" office:value-type="float" office:value="96378" calcext:value-type="float">
            <text:p>96378</text:p>
          </table:table-cell>
          <table:table-cell office:value-type="float" office:value="0.15364" calcext:value-type="float">
            <text:p>0,15364</text:p>
          </table:table-cell>
          <table:table-cell table:number-columns-repeated="3"/>
        </table:table-row>
        <table:table-row table:style-name="ro1">
          <table:table-cell table:style-name="ce1" office:value-type="float" office:value="95402" calcext:value-type="float">
            <text:p>95402</text:p>
          </table:table-cell>
          <table:table-cell office:value-type="float" office:value="0.15774" calcext:value-type="float">
            <text:p>0,15774</text:p>
          </table:table-cell>
          <table:table-cell table:number-columns-repeated="3"/>
        </table:table-row>
        <table:table-row table:style-name="ro1">
          <table:table-cell table:style-name="ce1" office:value-type="float" office:value="95464" calcext:value-type="float">
            <text:p>95464</text:p>
          </table:table-cell>
          <table:table-cell office:value-type="float" office:value="0.21204" calcext:value-type="float">
            <text:p>0,21204</text:p>
          </table:table-cell>
          <table:table-cell table:number-columns-repeated="3"/>
        </table:table-row>
        <table:table-row table:style-name="ro1">
          <table:table-cell table:style-name="ce1" office:value-type="float" office:value="92778" calcext:value-type="float">
            <text:p>92778</text:p>
          </table:table-cell>
          <table:table-cell office:value-type="float" office:value="0.21485" calcext:value-type="float">
            <text:p>0,21485</text:p>
          </table:table-cell>
          <table:table-cell table:number-columns-repeated="3"/>
        </table:table-row>
        <table:table-row table:style-name="ro1">
          <table:table-cell table:style-name="ce1" office:value-type="float" office:value="93802" calcext:value-type="float">
            <text:p>93802</text:p>
          </table:table-cell>
          <table:table-cell office:value-type="float" office:value="0.15562" calcext:value-type="float">
            <text:p>0,15562</text:p>
          </table:table-cell>
          <table:table-cell table:number-columns-repeated="3"/>
        </table:table-row>
        <table:table-row table:style-name="ro1">
          <table:table-cell table:style-name="ce1" office:value-type="float" office:value="100820" calcext:value-type="float">
            <text:p>100820</text:p>
          </table:table-cell>
          <table:table-cell office:value-type="float" office:value="0.16315" calcext:value-type="float">
            <text:p>0,16315</text:p>
          </table:table-cell>
          <table:table-cell table:number-columns-repeated="3"/>
        </table:table-row>
        <table:table-row table:style-name="ro1">
          <table:table-cell table:style-name="ce1" office:value-type="float" office:value="99616" calcext:value-type="float">
            <text:p>99616</text:p>
          </table:table-cell>
          <table:table-cell office:value-type="float" office:value="0.16603" calcext:value-type="float">
            <text:p>0,16603</text:p>
          </table:table-cell>
          <table:table-cell table:number-columns-repeated="3"/>
        </table:table-row>
        <table:table-row table:style-name="ro1">
          <table:table-cell table:style-name="ce1" office:value-type="float" office:value="99916" calcext:value-type="float">
            <text:p>99916</text:p>
          </table:table-cell>
          <table:table-cell office:value-type="float" office:value="0.2344" calcext:value-type="float">
            <text:p>0,2344</text:p>
          </table:table-cell>
          <table:table-cell table:number-columns-repeated="3"/>
        </table:table-row>
        <table:table-row table:style-name="ro1">
          <table:table-cell table:style-name="ce1" office:value-type="float" office:value="97058" calcext:value-type="float">
            <text:p>97058</text:p>
          </table:table-cell>
          <table:table-cell office:value-type="float" office:value="0.22999" calcext:value-type="float">
            <text:p>0,22999</text:p>
          </table:table-cell>
          <table:table-cell table:number-columns-repeated="3"/>
        </table:table-row>
        <table:table-row table:style-name="ro1">
          <table:table-cell table:style-name="ce1" office:value-type="float" office:value="98248" calcext:value-type="float">
            <text:p>98248</text:p>
          </table:table-cell>
          <table:table-cell office:value-type="float" office:value="0.16986" calcext:value-type="float">
            <text:p>0,16986</text:p>
          </table:table-cell>
          <table:table-cell table:number-columns-repeated="3"/>
        </table:table-row>
        <table:table-row table:style-name="ro1">
          <table:table-cell table:style-name="ce1" office:value-type="float" office:value="105360" calcext:value-type="float">
            <text:p>105360</text:p>
          </table:table-cell>
          <table:table-cell office:value-type="float" office:value="0.17254" calcext:value-type="float">
            <text:p>0,17254</text:p>
          </table:table-cell>
          <table:table-cell table:number-columns-repeated="3"/>
        </table:table-row>
        <table:table-row table:style-name="ro1">
          <table:table-cell table:style-name="ce1" office:value-type="float" office:value="103806" calcext:value-type="float">
            <text:p>103806</text:p>
          </table:table-cell>
          <table:table-cell office:value-type="float" office:value="0.17591" calcext:value-type="float">
            <text:p>0,17591</text:p>
          </table:table-cell>
          <table:table-cell table:number-columns-repeated="3"/>
        </table:table-row>
        <table:table-row table:style-name="ro1">
          <table:table-cell table:style-name="ce1" office:value-type="float" office:value="104404" calcext:value-type="float">
            <text:p>104404</text:p>
          </table:table-cell>
          <table:table-cell office:value-type="float" office:value="0.23896" calcext:value-type="float">
            <text:p>0,23896</text:p>
          </table:table-cell>
          <table:table-cell table:number-columns-repeated="3"/>
        </table:table-row>
        <table:table-row table:style-name="ro1">
          <table:table-cell table:style-name="ce1" office:value-type="float" office:value="101560" calcext:value-type="float">
            <text:p>101560</text:p>
          </table:table-cell>
          <table:table-cell office:value-type="float" office:value="0.23929" calcext:value-type="float">
            <text:p>0,23929</text:p>
          </table:table-cell>
          <table:table-cell table:number-columns-repeated="3"/>
        </table:table-row>
        <table:table-row table:style-name="ro1">
          <table:table-cell table:style-name="ce1" office:value-type="float" office:value="102790" calcext:value-type="float">
            <text:p>102790</text:p>
          </table:table-cell>
          <table:table-cell office:value-type="float" office:value="0.18053" calcext:value-type="float">
            <text:p>0,18053</text:p>
          </table:table-cell>
          <table:table-cell table:number-columns-repeated="3"/>
        </table:table-row>
        <table:table-row table:style-name="ro1">
          <table:table-cell table:style-name="ce1" office:value-type="float" office:value="109992" calcext:value-type="float">
            <text:p>109992</text:p>
          </table:table-cell>
          <table:table-cell office:value-type="float" office:value="0.18334" calcext:value-type="float">
            <text:p>0,18334</text:p>
          </table:table-cell>
          <table:table-cell table:number-columns-repeated="3"/>
        </table:table-row>
        <table:table-row table:style-name="ro1">
          <table:table-cell table:style-name="ce1" office:value-type="float" office:value="108352" calcext:value-type="float">
            <text:p>108352</text:p>
          </table:table-cell>
          <table:table-cell office:value-type="float" office:value="0.18753" calcext:value-type="float">
            <text:p>0,18753</text:p>
          </table:table-cell>
          <table:table-cell table:number-columns-repeated="3"/>
        </table:table-row>
        <table:table-row table:style-name="ro1">
          <table:table-cell table:style-name="ce1" office:value-type="float" office:value="109024" calcext:value-type="float">
            <text:p>109024</text:p>
          </table:table-cell>
          <table:table-cell office:value-type="float" office:value="0.25429" calcext:value-type="float">
            <text:p>0,25429</text:p>
          </table:table-cell>
          <table:table-cell table:number-columns-repeated="3"/>
        </table:table-row>
        <table:table-row table:style-name="ro1">
          <table:table-cell table:style-name="ce1" office:value-type="float" office:value="105248" calcext:value-type="float">
            <text:p>105248</text:p>
          </table:table-cell>
          <table:table-cell office:value-type="float" office:value="0.26072" calcext:value-type="float">
            <text:p>0,26072</text:p>
          </table:table-cell>
          <table:table-cell table:number-columns-repeated="3"/>
        </table:table-row>
        <table:table-row table:style-name="ro1">
          <table:table-cell table:style-name="ce1" office:value-type="float" office:value="107328" calcext:value-type="float">
            <text:p>107328</text:p>
          </table:table-cell>
          <table:table-cell office:value-type="float" office:value="0.19038" calcext:value-type="float">
            <text:p>0,19038</text:p>
          </table:table-cell>
          <table:table-cell table:number-columns-repeated="3"/>
        </table:table-row>
        <table:table-row table:style-name="ro1">
          <table:table-cell table:style-name="ce1" office:value-type="float" office:value="114732" calcext:value-type="float">
            <text:p>114732</text:p>
          </table:table-cell>
          <table:table-cell office:value-type="float" office:value="0.19369" calcext:value-type="float">
            <text:p>0,19369</text:p>
          </table:table-cell>
          <table:table-cell table:number-columns-repeated="3"/>
        </table:table-row>
        <table:table-row table:style-name="ro1">
          <table:table-cell table:style-name="ce1" office:value-type="float" office:value="113282" calcext:value-type="float">
            <text:p>113282</text:p>
          </table:table-cell>
          <table:table-cell office:value-type="float" office:value="0.20492" calcext:value-type="float">
            <text:p>0,20492</text:p>
          </table:table-cell>
          <table:table-cell table:number-columns-repeated="3"/>
        </table:table-row>
        <table:table-row table:style-name="ro1">
          <table:table-cell table:style-name="ce1" office:value-type="float" office:value="113666" calcext:value-type="float">
            <text:p>113666</text:p>
          </table:table-cell>
          <table:table-cell office:value-type="float" office:value="0.26085" calcext:value-type="float">
            <text:p>0,26085</text:p>
          </table:table-cell>
          <table:table-cell table:number-columns-repeated="3"/>
        </table:table-row>
        <table:table-row table:style-name="ro1">
          <table:table-cell table:style-name="ce1" office:value-type="float" office:value="109888" calcext:value-type="float">
            <text:p>109888</text:p>
          </table:table-cell>
          <table:table-cell office:value-type="float" office:value="0.27847" calcext:value-type="float">
            <text:p>0,27847</text:p>
          </table:table-cell>
          <table:table-cell table:number-columns-repeated="3"/>
        </table:table-row>
        <table:table-row table:style-name="ro1">
          <table:table-cell table:style-name="ce1" office:value-type="float" office:value="112070" calcext:value-type="float">
            <text:p>112070</text:p>
          </table:table-cell>
          <table:table-cell office:value-type="float" office:value="0.20755" calcext:value-type="float">
            <text:p>0,20755</text:p>
          </table:table-cell>
          <table:table-cell table:number-columns-repeated="3"/>
        </table:table-row>
        <table:table-row table:style-name="ro1">
          <table:table-cell table:style-name="ce1" office:value-type="float" office:value="119572" calcext:value-type="float">
            <text:p>119572</text:p>
          </table:table-cell>
          <table:table-cell office:value-type="float" office:value="0.20446" calcext:value-type="float">
            <text:p>0,20446</text:p>
          </table:table-cell>
          <table:table-cell table:number-columns-repeated="3"/>
        </table:table-row>
        <table:table-row table:style-name="ro1">
          <table:table-cell table:style-name="ce1" office:value-type="float" office:value="117966" calcext:value-type="float">
            <text:p>117966</text:p>
          </table:table-cell>
          <table:table-cell office:value-type="float" office:value="0.21481" calcext:value-type="float">
            <text:p>0,21481</text:p>
          </table:table-cell>
          <table:table-cell table:number-columns-repeated="3"/>
        </table:table-row>
        <table:table-row table:style-name="ro1">
          <table:table-cell table:style-name="ce1" office:value-type="float" office:value="118516" calcext:value-type="float">
            <text:p>118516</text:p>
          </table:table-cell>
          <table:table-cell office:value-type="float" office:value="0.27727" calcext:value-type="float">
            <text:p>0,27727</text:p>
          </table:table-cell>
          <table:table-cell table:number-columns-repeated="3"/>
        </table:table-row>
        <table:table-row table:style-name="ro1">
          <table:table-cell table:style-name="ce1" office:value-type="float" office:value="114692" calcext:value-type="float">
            <text:p>114692</text:p>
          </table:table-cell>
          <table:table-cell office:value-type="float" office:value="0.30242" calcext:value-type="float">
            <text:p>0,30242</text:p>
          </table:table-cell>
          <table:table-cell table:number-columns-repeated="3"/>
        </table:table-row>
        <table:table-row table:style-name="ro1">
          <table:table-cell table:style-name="ce1" office:value-type="float" office:value="116952" calcext:value-type="float">
            <text:p>116952</text:p>
          </table:table-cell>
          <table:table-cell office:value-type="float" office:value="0.22862" calcext:value-type="float">
            <text:p>0,22862</text:p>
          </table:table-cell>
          <table:table-cell table:number-columns-repeated="3"/>
        </table:table-row>
        <table:table-row table:style-name="ro1">
          <table:table-cell table:style-name="ce1" office:value-type="float" office:value="124022" calcext:value-type="float">
            <text:p>124022</text:p>
          </table:table-cell>
          <table:table-cell office:value-type="float" office:value="0.21937" calcext:value-type="float">
            <text:p>0,21937</text:p>
          </table:table-cell>
          <table:table-cell table:number-columns-repeated="3"/>
        </table:table-row>
        <table:table-row table:style-name="ro1">
          <table:table-cell table:style-name="ce1" office:value-type="float" office:value="122812" calcext:value-type="float">
            <text:p>122812</text:p>
          </table:table-cell>
          <table:table-cell office:value-type="float" office:value="0.22598" calcext:value-type="float">
            <text:p>0,22598</text:p>
          </table:table-cell>
          <table:table-cell table:number-columns-repeated="3"/>
        </table:table-row>
        <table:table-row table:style-name="ro1">
          <table:table-cell table:style-name="ce1" office:value-type="float" office:value="123436" calcext:value-type="float">
            <text:p>123436</text:p>
          </table:table-cell>
          <table:table-cell office:value-type="float" office:value="0.29378" calcext:value-type="float">
            <text:p>0,29378</text:p>
          </table:table-cell>
          <table:table-cell table:number-columns-repeated="3"/>
        </table:table-row>
        <table:table-row table:style-name="ro1">
          <table:table-cell table:style-name="ce1" office:value-type="float" office:value="119468" calcext:value-type="float">
            <text:p>119468</text:p>
          </table:table-cell>
          <table:table-cell office:value-type="float" office:value="0.31765" calcext:value-type="float">
            <text:p>0,31765</text:p>
          </table:table-cell>
          <table:table-cell table:number-columns-repeated="3"/>
        </table:table-row>
        <table:table-row table:style-name="ro1">
          <table:table-cell table:style-name="ce1" office:value-type="float" office:value="121882" calcext:value-type="float">
            <text:p>121882</text:p>
          </table:table-cell>
          <table:table-cell office:value-type="float" office:value="0.24449" calcext:value-type="float">
            <text:p>0,24449</text:p>
          </table:table-cell>
          <table:table-cell table:number-columns-repeated="3"/>
        </table:table-row>
        <table:table-row table:style-name="ro1">
          <table:table-cell office:value-type="float" office:value="129056" calcext:value-type="float">
            <text:p>129056</text:p>
          </table:table-cell>
          <table:table-cell office:value-type="float" office:value="0.23251" calcext:value-type="float">
            <text:p>0,23251</text:p>
          </table:table-cell>
          <table:table-cell table:number-columns-repeated="3"/>
        </table:table-row>
        <table:table-row table:style-name="ro1">
          <table:table-cell office:value-type="float" office:value="127906" calcext:value-type="float">
            <text:p>127906</text:p>
          </table:table-cell>
          <table:table-cell office:value-type="float" office:value="0.23979" calcext:value-type="float">
            <text:p>0,23979</text:p>
          </table:table-cell>
          <table:table-cell table:number-columns-repeated="3"/>
        </table:table-row>
        <table:table-row table:style-name="ro1">
          <table:table-cell office:value-type="float" office:value="128426" calcext:value-type="float">
            <text:p>128426</text:p>
          </table:table-cell>
          <table:table-cell office:value-type="float" office:value="0.30976" calcext:value-type="float">
            <text:p>0,30976</text:p>
          </table:table-cell>
          <table:table-cell table:number-columns-repeated="3"/>
        </table:table-row>
        <table:table-row table:style-name="ro1">
          <table:table-cell office:value-type="float" office:value="124442" calcext:value-type="float">
            <text:p>124442</text:p>
          </table:table-cell>
          <table:table-cell office:value-type="float" office:value="0.33647" calcext:value-type="float">
            <text:p>0,33647</text:p>
          </table:table-cell>
          <table:table-cell table:number-columns-repeated="3"/>
        </table:table-row>
        <table:table-row table:style-name="ro1">
          <table:table-cell office:value-type="float" office:value="126832" calcext:value-type="float">
            <text:p>126832</text:p>
          </table:table-cell>
          <table:table-cell office:value-type="float" office:value="0.25543" calcext:value-type="float">
            <text:p>0,25543</text:p>
          </table:table-cell>
          <table:table-cell table:number-columns-repeated="3"/>
        </table:table-row>
        <table:table-row table:style-name="ro1">
          <table:table-cell office:value-type="float" office:value="133672" calcext:value-type="float">
            <text:p>133672</text:p>
          </table:table-cell>
          <table:table-cell office:value-type="float" office:value="0.24496" calcext:value-type="float">
            <text:p>0,24496</text:p>
          </table:table-cell>
          <table:table-cell table:number-columns-repeated="3"/>
        </table:table-row>
        <table:table-row table:style-name="ro1">
          <table:table-cell office:value-type="float" office:value="132478" calcext:value-type="float">
            <text:p>132478</text:p>
          </table:table-cell>
          <table:table-cell office:value-type="float" office:value="0.25494" calcext:value-type="float">
            <text:p>0,25494</text:p>
          </table:table-cell>
          <table:table-cell table:number-columns-repeated="3"/>
        </table:table-row>
        <table:table-row table:style-name="ro1">
          <table:table-cell office:value-type="float" office:value="133546" calcext:value-type="float">
            <text:p>133546</text:p>
          </table:table-cell>
          <table:table-cell office:value-type="float" office:value="0.3272" calcext:value-type="float">
            <text:p>0,3272</text:p>
          </table:table-cell>
          <table:table-cell table:number-columns-repeated="3"/>
        </table:table-row>
        <table:table-row table:style-name="ro1">
          <table:table-cell office:value-type="float" office:value="129482" calcext:value-type="float">
            <text:p>129482</text:p>
          </table:table-cell>
          <table:table-cell office:value-type="float" office:value="0.3514" calcext:value-type="float">
            <text:p>0,3514</text:p>
          </table:table-cell>
          <table:table-cell table:number-columns-repeated="3"/>
        </table:table-row>
        <table:table-row table:style-name="ro1">
          <table:table-cell office:value-type="float" office:value="132030" calcext:value-type="float">
            <text:p>132030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</table:table-row>
        <table:table-row table:style-name="ro1">
          <table:table-cell office:value-type="float" office:value="138372" calcext:value-type="float">
            <text:p>138372</text:p>
          </table:table-cell>
          <table:table-cell office:value-type="float" office:value="0.26334" calcext:value-type="float">
            <text:p>0,26334</text:p>
          </table:table-cell>
          <table:table-cell table:number-columns-repeated="3"/>
        </table:table-row>
        <table:table-row table:style-name="ro1">
          <table:table-cell office:value-type="float" office:value="137612" calcext:value-type="float">
            <text:p>137612</text:p>
          </table:table-cell>
          <table:table-cell office:value-type="float" office:value="0.26858" calcext:value-type="float">
            <text:p>0,26858</text:p>
          </table:table-cell>
          <table:table-cell table:number-columns-repeated="3"/>
        </table:table-row>
        <table:table-row table:style-name="ro1">
          <table:table-cell office:value-type="float" office:value="138796" calcext:value-type="float">
            <text:p>138796</text:p>
          </table:table-cell>
          <table:table-cell office:value-type="float" office:value="0.34798" calcext:value-type="float">
            <text:p>0,34798</text:p>
          </table:table-cell>
          <table:table-cell table:number-columns-repeated="3"/>
        </table:table-row>
        <table:table-row table:style-name="ro1">
          <table:table-cell office:value-type="float" office:value="134588" calcext:value-type="float">
            <text:p>134588</text:p>
          </table:table-cell>
          <table:table-cell office:value-type="float" office:value="0.36852" calcext:value-type="float">
            <text:p>0,36852</text:p>
          </table:table-cell>
          <table:table-cell table:number-columns-repeated="3"/>
        </table:table-row>
        <table:table-row table:style-name="ro1">
          <table:table-cell office:value-type="float" office:value="137220" calcext:value-type="float">
            <text:p>137220</text:p>
          </table:table-cell>
          <table:table-cell office:value-type="float" office:value="0.2969" calcext:value-type="float">
            <text:p>0,2969</text:p>
          </table:table-cell>
          <table:table-cell table:number-columns-repeated="3"/>
        </table:table-row>
        <table:table-row table:style-name="ro1">
          <table:table-cell office:value-type="float" office:value="143670" calcext:value-type="float">
            <text:p>143670</text:p>
          </table:table-cell>
          <table:table-cell office:value-type="float" office:value="0.2829" calcext:value-type="float">
            <text:p>0,2829</text:p>
          </table:table-cell>
          <table:table-cell table:number-columns-repeated="3"/>
        </table:table-row>
        <table:table-row table:style-name="ro1">
          <table:table-cell office:value-type="float" office:value="143070" calcext:value-type="float">
            <text:p>143070</text:p>
          </table:table-cell>
          <table:table-cell office:value-type="float" office:value="0.30053" calcext:value-type="float">
            <text:p>0,30053</text:p>
          </table:table-cell>
          <table:table-cell table:number-columns-repeated="3"/>
        </table:table-row>
        <table:table-row table:style-name="ro1">
          <table:table-cell office:value-type="float" office:value="144142" calcext:value-type="float">
            <text:p>144142</text:p>
          </table:table-cell>
          <table:table-cell office:value-type="float" office:value="0.37063" calcext:value-type="float">
            <text:p>0,37063</text:p>
          </table:table-cell>
          <table:table-cell table:number-columns-repeated="3"/>
        </table:table-row>
        <table:table-row table:style-name="ro1">
          <table:table-cell office:value-type="float" office:value="139790" calcext:value-type="float">
            <text:p>139790</text:p>
          </table:table-cell>
          <table:table-cell office:value-type="float" office:value="0.38634" calcext:value-type="float">
            <text:p>0,38634</text:p>
          </table:table-cell>
          <table:table-cell table:number-columns-repeated="3"/>
        </table:table-row>
        <table:table-row table:style-name="ro1">
          <table:table-cell office:value-type="float" office:value="142478" calcext:value-type="float">
            <text:p>142478</text:p>
          </table:table-cell>
          <table:table-cell office:value-type="float" office:value="0.31288" calcext:value-type="float">
            <text:p>0,31288</text:p>
          </table:table-cell>
          <table:table-cell table:number-columns-repeated="3"/>
        </table:table-row>
        <table:table-row table:style-name="ro1">
          <table:table-cell office:value-type="float" office:value="149080" calcext:value-type="float">
            <text:p>149080</text:p>
          </table:table-cell>
          <table:table-cell office:value-type="float" office:value="0.29566" calcext:value-type="float">
            <text:p>0,29566</text:p>
          </table:table-cell>
          <table:table-cell table:number-columns-repeated="3"/>
        </table:table-row>
        <table:table-row table:style-name="ro1">
          <table:table-cell office:value-type="float" office:value="148612" calcext:value-type="float">
            <text:p>148612</text:p>
          </table:table-cell>
          <table:table-cell office:value-type="float" office:value="0.31417" calcext:value-type="float">
            <text:p>0,31417</text:p>
          </table:table-cell>
          <table:table-cell table:number-columns-repeated="3"/>
        </table:table-row>
        <table:table-row table:style-name="ro1">
          <table:table-cell office:value-type="float" office:value="149562" calcext:value-type="float">
            <text:p>149562</text:p>
          </table:table-cell>
          <table:table-cell office:value-type="float" office:value="0.38972" calcext:value-type="float">
            <text:p>0,38972</text:p>
          </table:table-cell>
          <table:table-cell table:number-columns-repeated="3"/>
        </table:table-row>
        <table:table-row table:style-name="ro1">
          <table:table-cell office:value-type="float" office:value="144484" calcext:value-type="float">
            <text:p>144484</text:p>
          </table:table-cell>
          <table:table-cell office:value-type="float" office:value="0.40719" calcext:value-type="float">
            <text:p>0,40719</text:p>
          </table:table-cell>
          <table:table-cell table:number-columns-repeated="3"/>
        </table:table-row>
        <table:table-row table:style-name="ro1">
          <table:table-cell office:value-type="float" office:value="147928" calcext:value-type="float">
            <text:p>147928</text:p>
          </table:table-cell>
          <table:table-cell office:value-type="float" office:value="0.33611" calcext:value-type="float">
            <text:p>0,33611</text:p>
          </table:table-cell>
          <table:table-cell table:number-columns-repeated="3"/>
        </table:table-row>
        <table:table-row table:style-name="ro1">
          <table:table-cell office:value-type="float" office:value="154034" calcext:value-type="float">
            <text:p>154034</text:p>
          </table:table-cell>
          <table:table-cell office:value-type="float" office:value="0.31123" calcext:value-type="float">
            <text:p>0,31123</text:p>
          </table:table-cell>
          <table:table-cell table:number-columns-repeated="3"/>
        </table:table-row>
        <table:table-row table:style-name="ro1">
          <table:table-cell office:value-type="float" office:value="153990" calcext:value-type="float">
            <text:p>153990</text:p>
          </table:table-cell>
          <table:table-cell office:value-type="float" office:value="0.33474" calcext:value-type="float">
            <text:p>0,33474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54992" calcext:value-type="float">
            <text:p>154992</text:p>
          </table:table-cell>
          <table:table-cell office:value-type="float" office:value="0.40048" calcext:value-type="float">
            <text:p>0,40048</text:p>
          </table:table-cell>
          <table:table-cell table:number-columns-repeated="3"/>
        </table:table-row>
        <table:table-row table:style-name="ro1">
          <table:table-cell office:value-type="float" office:value="149962" calcext:value-type="float">
            <text:p>149962</text:p>
          </table:table-cell>
          <table:table-cell office:value-type="float" office:value="0.44401" calcext:value-type="float">
            <text:p>0,44401</text:p>
          </table:table-cell>
          <table:table-cell table:number-columns-repeated="3"/>
        </table:table-row>
        <table:table-row table:style-name="ro1">
          <table:table-cell office:value-type="float" office:value="153462" calcext:value-type="float">
            <text:p>153462</text:p>
          </table:table-cell>
          <table:table-cell office:value-type="float" office:value="0.37444" calcext:value-type="float">
            <text:p>0,37444</text:p>
          </table:table-cell>
          <table:table-cell table:number-columns-repeated="3"/>
        </table:table-row>
        <table:table-row table:style-name="ro1">
          <table:table-cell office:value-type="float" office:value="159602" calcext:value-type="float">
            <text:p>159602</text:p>
          </table:table-cell>
          <table:table-cell office:value-type="float" office:value="0.33425" calcext:value-type="float">
            <text:p>0,33425</text:p>
          </table:table-cell>
          <table:table-cell table:number-columns-repeated="3"/>
        </table:table-row>
        <table:table-row table:style-name="ro1">
          <table:table-cell office:value-type="float" office:value="159600" calcext:value-type="float">
            <text:p>159600</text:p>
          </table:table-cell>
          <table:table-cell office:value-type="float" office:value="0.34346" calcext:value-type="float">
            <text:p>0,34346</text:p>
          </table:table-cell>
          <table:table-cell table:number-columns-repeated="3"/>
        </table:table-row>
        <table:table-row table:style-name="ro1">
          <table:table-cell office:value-type="float" office:value="160702" calcext:value-type="float">
            <text:p>160702</text:p>
          </table:table-cell>
          <table:table-cell office:value-type="float" office:value="0.43137" calcext:value-type="float">
            <text:p>0,43137</text:p>
          </table:table-cell>
          <table:table-cell table:number-columns-repeated="3"/>
        </table:table-row>
        <table:table-row table:style-name="ro1">
          <table:table-cell office:value-type="float" office:value="155444" calcext:value-type="float">
            <text:p>155444</text:p>
          </table:table-cell>
          <table:table-cell office:value-type="float" office:value="0.47578" calcext:value-type="float">
            <text:p>0,47578</text:p>
          </table:table-cell>
          <table:table-cell table:number-columns-repeated="3"/>
        </table:table-row>
        <table:table-row table:style-name="ro1">
          <table:table-cell office:value-type="float" office:value="159080" calcext:value-type="float">
            <text:p>159080</text:p>
          </table:table-cell>
          <table:table-cell office:value-type="float" office:value="0.38921" calcext:value-type="float">
            <text:p>0,38921</text:p>
          </table:table-cell>
          <table:table-cell table:number-columns-repeated="3"/>
        </table:table-row>
        <table:table-row table:style-name="ro1">
          <table:table-cell office:value-type="float" office:value="165190" calcext:value-type="float">
            <text:p>165190</text:p>
          </table:table-cell>
          <table:table-cell office:value-type="float" office:value="0.37047" calcext:value-type="float">
            <text:p>0,37047</text:p>
          </table:table-cell>
          <table:table-cell table:number-columns-repeated="3"/>
        </table:table-row>
        <table:table-row table:style-name="ro1">
          <table:table-cell office:value-type="float" office:value="164998" calcext:value-type="float">
            <text:p>164998</text:p>
          </table:table-cell>
          <table:table-cell office:value-type="float" office:value="0.3629" calcext:value-type="float">
            <text:p>0,3629</text:p>
          </table:table-cell>
          <table:table-cell table:number-columns-repeated="3"/>
        </table:table-row>
        <table:table-row table:style-name="ro1">
          <table:table-cell office:value-type="float" office:value="166396" calcext:value-type="float">
            <text:p>166396</text:p>
          </table:table-cell>
          <table:table-cell office:value-type="float" office:value="0.45127" calcext:value-type="float">
            <text:p>0,45127</text:p>
          </table:table-cell>
          <table:table-cell table:number-columns-repeated="3"/>
        </table:table-row>
        <table:table-row table:style-name="ro1">
          <table:table-cell office:value-type="float" office:value="161122" calcext:value-type="float">
            <text:p>161122</text:p>
          </table:table-cell>
          <table:table-cell office:value-type="float" office:value="0.49572" calcext:value-type="float">
            <text:p>0,49572</text:p>
          </table:table-cell>
          <table:table-cell table:number-columns-repeated="3"/>
        </table:table-row>
        <table:table-row table:style-name="ro1">
          <table:table-cell office:value-type="float" office:value="164782" calcext:value-type="float">
            <text:p>164782</text:p>
          </table:table-cell>
          <table:table-cell office:value-type="float" office:value="0.41112" calcext:value-type="float">
            <text:p>0,41112</text:p>
          </table:table-cell>
          <table:table-cell table:number-columns-repeated="3"/>
        </table:table-row>
        <table:table-row table:style-name="ro1">
          <table:table-cell office:value-type="float" office:value="171024" calcext:value-type="float">
            <text:p>171024</text:p>
          </table:table-cell>
          <table:table-cell office:value-type="float" office:value="0.38589" calcext:value-type="float">
            <text:p>0,38589</text:p>
          </table:table-cell>
          <table:table-cell table:number-columns-repeated="3"/>
        </table:table-row>
        <table:table-row table:style-name="ro1">
          <table:table-cell office:value-type="float" office:value="170892" calcext:value-type="float">
            <text:p>170892</text:p>
          </table:table-cell>
          <table:table-cell office:value-type="float" office:value="0.37586" calcext:value-type="float">
            <text:p>0,37586</text:p>
          </table:table-cell>
          <table:table-cell table:number-columns-repeated="3"/>
        </table:table-row>
        <table:table-row table:style-name="ro1">
          <table:table-cell office:value-type="float" office:value="172152" calcext:value-type="float">
            <text:p>172152</text:p>
          </table:table-cell>
          <table:table-cell office:value-type="float" office:value="0.46783" calcext:value-type="float">
            <text:p>0,46783</text:p>
          </table:table-cell>
          <table:table-cell table:number-columns-repeated="3"/>
        </table:table-row>
        <table:table-row table:style-name="ro1">
          <table:table-cell office:value-type="float" office:value="166936" calcext:value-type="float">
            <text:p>166936</text:p>
          </table:table-cell>
          <table:table-cell office:value-type="float" office:value="0.53856" calcext:value-type="float">
            <text:p>0,53856</text:p>
          </table:table-cell>
          <table:table-cell table:number-columns-repeated="3"/>
        </table:table-row>
        <table:table-row table:style-name="ro1">
          <table:table-cell office:value-type="float" office:value="170568" calcext:value-type="float">
            <text:p>170568</text:p>
          </table:table-cell>
          <table:table-cell office:value-type="float" office:value="0.42738" calcext:value-type="float">
            <text:p>0,42738</text:p>
          </table:table-cell>
          <table:table-cell table:number-columns-repeated="3"/>
        </table:table-row>
        <table:table-row table:style-name="ro1">
          <table:table-cell office:value-type="float" office:value="176980" calcext:value-type="float">
            <text:p>176980</text:p>
          </table:table-cell>
          <table:table-cell office:value-type="float" office:value="0.41152" calcext:value-type="float">
            <text:p>0,41152</text:p>
          </table:table-cell>
          <table:table-cell table:number-columns-repeated="3"/>
        </table:table-row>
        <table:table-row table:style-name="ro1">
          <table:table-cell office:value-type="float" office:value="176802" calcext:value-type="float">
            <text:p>176802</text:p>
          </table:table-cell>
          <table:table-cell office:value-type="float" office:value="0.40849" calcext:value-type="float">
            <text:p>0,40849</text:p>
          </table:table-cell>
          <table:table-cell table:number-columns-repeated="3"/>
        </table:table-row>
        <table:table-row table:style-name="ro1">
          <table:table-cell office:value-type="float" office:value="178136" calcext:value-type="float">
            <text:p>178136</text:p>
          </table:table-cell>
          <table:table-cell office:value-type="float" office:value="0.49811" calcext:value-type="float">
            <text:p>0,49811</text:p>
          </table:table-cell>
          <table:table-cell table:number-columns-repeated="3"/>
        </table:table-row>
        <table:table-row table:style-name="ro1">
          <table:table-cell office:value-type="float" office:value="172766" calcext:value-type="float">
            <text:p>172766</text:p>
          </table:table-cell>
          <table:table-cell office:value-type="float" office:value="0.56607" calcext:value-type="float">
            <text:p>0,56607</text:p>
          </table:table-cell>
          <table:table-cell table:number-columns-repeated="3"/>
        </table:table-row>
        <table:table-row table:style-name="ro1">
          <table:table-cell office:value-type="float" office:value="176450" calcext:value-type="float">
            <text:p>176450</text:p>
          </table:table-cell>
          <table:table-cell office:value-type="float" office:value="0.45586" calcext:value-type="float">
            <text:p>0,45586</text:p>
          </table:table-cell>
          <table:table-cell table:number-columns-repeated="3"/>
        </table:table-row>
        <table:table-row table:style-name="ro1">
          <table:table-cell office:value-type="float" office:value="183020" calcext:value-type="float">
            <text:p>183020</text:p>
          </table:table-cell>
          <table:table-cell office:value-type="float" office:value="0.42974" calcext:value-type="float">
            <text:p>0,42974</text:p>
          </table:table-cell>
          <table:table-cell table:number-columns-repeated="3"/>
        </table:table-row>
        <table:table-row table:style-name="ro1">
          <table:table-cell office:value-type="float" office:value="182548" calcext:value-type="float">
            <text:p>182548</text:p>
          </table:table-cell>
          <table:table-cell office:value-type="float" office:value="0.40646" calcext:value-type="float">
            <text:p>0,40646</text:p>
          </table:table-cell>
          <table:table-cell table:number-columns-repeated="3"/>
        </table:table-row>
        <table:table-row table:style-name="ro1">
          <table:table-cell office:value-type="float" office:value="184204" calcext:value-type="float">
            <text:p>184204</text:p>
          </table:table-cell>
          <table:table-cell office:value-type="float" office:value="0.53234" calcext:value-type="float">
            <text:p>0,53234</text:p>
          </table:table-cell>
          <table:table-cell table:number-columns-repeated="3"/>
        </table:table-row>
        <table:table-row table:style-name="ro1">
          <table:table-cell office:value-type="float" office:value="178656" calcext:value-type="float">
            <text:p>178656</text:p>
          </table:table-cell>
          <table:table-cell office:value-type="float" office:value="0.59092" calcext:value-type="float">
            <text:p>0,59092</text:p>
          </table:table-cell>
          <table:table-cell table:number-columns-repeated="3"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0.46877" calcext:value-type="float">
            <text:p>0,46877</text:p>
          </table:table-cell>
          <table:table-cell table:number-columns-repeated="3"/>
        </table:table-row>
        <table:table-row table:style-name="ro1">
          <table:table-cell office:value-type="float" office:value="189054" calcext:value-type="float">
            <text:p>189054</text:p>
          </table:table-cell>
          <table:table-cell office:value-type="float" office:value="0.45204" calcext:value-type="float">
            <text:p>0,45204</text:p>
          </table:table-cell>
          <table:table-cell table:number-columns-repeated="3"/>
        </table:table-row>
        <table:table-row table:style-name="ro1">
          <table:table-cell office:value-type="float" office:value="188462" calcext:value-type="float">
            <text:p>188462</text:p>
          </table:table-cell>
          <table:table-cell office:value-type="float" office:value="0.43869" calcext:value-type="float">
            <text:p>0,43869</text:p>
          </table:table-cell>
          <table:table-cell table:number-columns-repeated="3"/>
        </table:table-row>
        <table:table-row table:style-name="ro1">
          <table:table-cell office:value-type="float" office:value="190324" calcext:value-type="float">
            <text:p>190324</text:p>
          </table:table-cell>
          <table:table-cell office:value-type="float" office:value="0.56025" calcext:value-type="float">
            <text:p>0,56025</text:p>
          </table:table-cell>
          <table:table-cell table:number-columns-repeated="3"/>
        </table:table-row>
        <table:table-row table:style-name="ro1">
          <table:table-cell office:value-type="float" office:value="184686" calcext:value-type="float">
            <text:p>184686</text:p>
          </table:table-cell>
          <table:table-cell office:value-type="float" office:value="0.61064" calcext:value-type="float">
            <text:p>0,61064</text:p>
          </table:table-cell>
          <table:table-cell table:number-columns-repeated="3"/>
        </table:table-row>
        <table:table-row table:style-name="ro1">
          <table:table-cell office:value-type="float" office:value="187926" calcext:value-type="float">
            <text:p>187926</text:p>
          </table:table-cell>
          <table:table-cell office:value-type="float" office:value="0.50352" calcext:value-type="float">
            <text:p>0,50352</text:p>
          </table:table-cell>
          <table:table-cell table:number-columns-repeated="3"/>
        </table:table-row>
        <table:table-row table:style-name="ro1">
          <table:table-cell office:value-type="float" office:value="195320" calcext:value-type="float">
            <text:p>195320</text:p>
          </table:table-cell>
          <table:table-cell office:value-type="float" office:value="0.47039" calcext:value-type="float">
            <text:p>0,47039</text:p>
          </table:table-cell>
          <table:table-cell table:number-columns-repeated="3"/>
        </table:table-row>
        <table:table-row table:style-name="ro1">
          <table:table-cell office:value-type="float" office:value="194568" calcext:value-type="float">
            <text:p>194568</text:p>
          </table:table-cell>
          <table:table-cell office:value-type="float" office:value="0.44453" calcext:value-type="float">
            <text:p>0,44453</text:p>
          </table:table-cell>
          <table:table-cell table:number-columns-repeated="3"/>
        </table:table-row>
        <table:table-row table:style-name="ro1">
          <table:table-cell office:value-type="float" office:value="196544" calcext:value-type="float">
            <text:p>196544</text:p>
          </table:table-cell>
          <table:table-cell office:value-type="float" office:value="0.59087" calcext:value-type="float">
            <text:p>0,59087</text:p>
          </table:table-cell>
          <table:table-cell table:number-columns-repeated="3"/>
        </table:table-row>
        <table:table-row table:style-name="ro1">
          <table:table-cell office:value-type="float" office:value="190136" calcext:value-type="float">
            <text:p>190136</text:p>
          </table:table-cell>
          <table:table-cell office:value-type="float" office:value="0.64421" calcext:value-type="float">
            <text:p>0,64421</text:p>
          </table:table-cell>
          <table:table-cell table:number-columns-repeated="3"/>
        </table:table-row>
        <table:table-row table:style-name="ro1">
          <table:table-cell office:value-type="float" office:value="194096" calcext:value-type="float">
            <text:p>194096</text:p>
          </table:table-cell>
          <table:table-cell office:value-type="float" office:value="0.51824" calcext:value-type="float">
            <text:p>0,51824</text:p>
          </table:table-cell>
          <table:table-cell table:number-columns-repeated="3"/>
        </table:table-row>
        <table:table-row table:style-name="ro1">
          <table:table-cell office:value-type="float" office:value="201602" calcext:value-type="float">
            <text:p>201602</text:p>
          </table:table-cell>
          <table:table-cell office:value-type="float" office:value="0.49685" calcext:value-type="float">
            <text:p>0,49685</text:p>
          </table:table-cell>
          <table:table-cell table:number-columns-repeated="3"/>
        </table:table-row>
        <table:table-row table:style-name="ro1">
          <table:table-cell office:value-type="float" office:value="199970" calcext:value-type="float">
            <text:p>199970</text:p>
          </table:table-cell>
          <table:table-cell office:value-type="float" office:value="0.46248" calcext:value-type="float">
            <text:p>0,46248</text:p>
          </table:table-cell>
          <table:table-cell table:number-columns-repeated="3"/>
        </table:table-row>
        <table:table-row table:style-name="ro1">
          <table:table-cell office:value-type="float" office:value="202842" calcext:value-type="float">
            <text:p>202842</text:p>
          </table:table-cell>
          <table:table-cell office:value-type="float" office:value="0.61326" calcext:value-type="float">
            <text:p>0,61326</text:p>
          </table:table-cell>
          <table:table-cell table:number-columns-repeated="3"/>
        </table:table-row>
        <table:table-row table:style-name="ro1">
          <table:table-cell office:value-type="float" office:value="196252" calcext:value-type="float">
            <text:p>196252</text:p>
          </table:table-cell>
          <table:table-cell office:value-type="float" office:value="0.67709" calcext:value-type="float">
            <text:p>0,67709</text:p>
          </table:table-cell>
          <table:table-cell table:number-columns-repeated="3"/>
        </table:table-row>
        <table:table-row table:style-name="ro1">
          <table:table-cell office:value-type="float" office:value="200376" calcext:value-type="float">
            <text:p>200376</text:p>
          </table:table-cell>
          <table:table-cell office:value-type="float" office:value="0.54398" calcext:value-type="float">
            <text:p>0,54398</text:p>
          </table:table-cell>
          <table:table-cell table:number-columns-repeated="3"/>
        </table:table-row>
        <table:table-row table:style-name="ro1">
          <table:table-cell office:value-type="float" office:value="207352" calcext:value-type="float">
            <text:p>207352</text:p>
          </table:table-cell>
          <table:table-cell office:value-type="float" office:value="0.52702" calcext:value-type="float">
            <text:p>0,52702</text:p>
          </table:table-cell>
          <table:table-cell table:number-columns-repeated="3"/>
        </table:table-row>
        <table:table-row table:style-name="ro1">
          <table:table-cell office:value-type="float" office:value="206484" calcext:value-type="float">
            <text:p>206484</text:p>
          </table:table-cell>
          <table:table-cell office:value-type="float" office:value="0.49728" calcext:value-type="float">
            <text:p>0,49728</text:p>
          </table:table-cell>
          <table:table-cell table:number-columns-repeated="3"/>
        </table:table-row>
        <table:table-row table:style-name="ro1">
          <table:table-cell office:value-type="float" office:value="208632" calcext:value-type="float">
            <text:p>208632</text:p>
          </table:table-cell>
          <table:table-cell office:value-type="float" office:value="0.65167" calcext:value-type="float">
            <text:p>0,65167</text:p>
          </table:table-cell>
          <table:table-cell table:number-columns-repeated="3"/>
        </table:table-row>
        <table:table-row table:style-name="ro1">
          <table:table-cell office:value-type="float" office:value="202572" calcext:value-type="float">
            <text:p>202572</text:p>
          </table:table-cell>
          <table:table-cell office:value-type="float" office:value="0.73306" calcext:value-type="float">
            <text:p>0,73306</text:p>
          </table:table-cell>
          <table:table-cell table:number-columns-repeated="3"/>
        </table:table-row>
        <table:table-row table:style-name="ro1">
          <table:table-cell office:value-type="float" office:value="206756" calcext:value-type="float">
            <text:p>206756</text:p>
          </table:table-cell>
          <table:table-cell office:value-type="float" office:value="0.57066" calcext:value-type="float">
            <text:p>0,57066</text:p>
          </table:table-cell>
          <table:table-cell table:number-columns-repeated="3"/>
        </table:table-row>
        <table:table-row table:style-name="ro1">
          <table:table-cell office:value-type="float" office:value="213790" calcext:value-type="float">
            <text:p>213790</text:p>
          </table:table-cell>
          <table:table-cell office:value-type="float" office:value="0.55077" calcext:value-type="float">
            <text:p>0,55077</text:p>
          </table:table-cell>
          <table:table-cell table:number-columns-repeated="3"/>
        </table:table-row>
        <table:table-row table:style-name="ro1">
          <table:table-cell office:value-type="float" office:value="212870" calcext:value-type="float">
            <text:p>212870</text:p>
          </table:table-cell>
          <table:table-cell office:value-type="float" office:value="0.52237" calcext:value-type="float">
            <text:p>0,52237</text:p>
          </table:table-cell>
          <table:table-cell table:number-columns-repeated="3"/>
        </table:table-row>
        <table:table-row table:style-name="ro1">
          <table:table-cell office:value-type="float" office:value="215090" calcext:value-type="float">
            <text:p>215090</text:p>
          </table:table-cell>
          <table:table-cell office:value-type="float" office:value="0.67491" calcext:value-type="float">
            <text:p>0,67491</text:p>
          </table:table-cell>
          <table:table-cell table:number-columns-repeated="3"/>
        </table:table-row>
        <table:table-row table:style-name="ro1">
          <table:table-cell office:value-type="float" office:value="208992" calcext:value-type="float">
            <text:p>208992</text:p>
          </table:table-cell>
          <table:table-cell office:value-type="float" office:value="0.76903" calcext:value-type="float">
            <text:p>0,76903</text:p>
          </table:table-cell>
          <table:table-cell table:number-columns-repeated="3"/>
        </table:table-row>
        <table:table-row table:style-name="ro1">
          <table:table-cell office:value-type="float" office:value="213236" calcext:value-type="float">
            <text:p>213236</text:p>
          </table:table-cell>
          <table:table-cell office:value-type="float" office:value="0.5955" calcext:value-type="float">
            <text:p>0,5955</text:p>
          </table:table-cell>
          <table:table-cell table:number-columns-repeated="3"/>
        </table:table-row>
        <table:table-row table:style-name="ro1">
          <table:table-cell office:value-type="float" office:value="220348" calcext:value-type="float">
            <text:p>220348</text:p>
          </table:table-cell>
          <table:table-cell office:value-type="float" office:value="0.5759" calcext:value-type="float">
            <text:p>0,5759</text:p>
          </table:table-cell>
          <table:table-cell table:number-columns-repeated="3"/>
        </table:table-row>
        <table:table-row table:style-name="ro1">
          <table:table-cell office:value-type="float" office:value="219230" calcext:value-type="float">
            <text:p>219230</text:p>
          </table:table-cell>
          <table:table-cell office:value-type="float" office:value="0.53999" calcext:value-type="float">
            <text:p>0,53999</text:p>
          </table:table-cell>
          <table:table-cell table:number-columns-repeated="3"/>
        </table:table-row>
        <table:table-row table:style-name="ro1">
          <table:table-cell office:value-type="float" office:value="221024" calcext:value-type="float">
            <text:p>221024</text:p>
          </table:table-cell>
          <table:table-cell office:value-type="float" office:value="0.73407" calcext:value-type="float">
            <text:p>0,73407</text:p>
          </table:table-cell>
          <table:table-cell table:number-columns-repeated="3"/>
        </table:table-row>
        <table:table-row table:style-name="ro1">
          <table:table-cell office:value-type="float" office:value="215512" calcext:value-type="float">
            <text:p>215512</text:p>
          </table:table-cell>
          <table:table-cell office:value-type="float" office:value="0.80536" calcext:value-type="float">
            <text:p>0,80536</text:p>
          </table:table-cell>
          <table:table-cell table:number-columns-repeated="3"/>
        </table:table-row>
        <table:table-row table:style-name="ro1">
          <table:table-cell office:value-type="float" office:value="219832" calcext:value-type="float">
            <text:p>219832</text:p>
          </table:table-cell>
          <table:table-cell office:value-type="float" office:value="0.65365" calcext:value-type="float">
            <text:p>0,65365</text:p>
          </table:table-cell>
          <table:table-cell table:number-columns-repeated="3"/>
        </table:table-row>
        <table:table-row table:style-name="ro1">
          <table:table-cell office:value-type="float" office:value="227098" calcext:value-type="float">
            <text:p>227098</text:p>
          </table:table-cell>
          <table:table-cell office:value-type="float" office:value="0.63062" calcext:value-type="float">
            <text:p>0,63062</text:p>
          </table:table-cell>
          <table:table-cell table:number-columns-repeated="3"/>
        </table:table-row>
        <table:table-row table:style-name="ro1">
          <table:table-cell office:value-type="float" office:value="225930" calcext:value-type="float">
            <text:p>225930</text:p>
          </table:table-cell>
          <table:table-cell office:value-type="float" office:value="0.56881" calcext:value-type="float">
            <text:p>0,56881</text:p>
          </table:table-cell>
          <table:table-cell table:number-columns-repeated="3"/>
        </table:table-row>
        <table:table-row table:style-name="ro1">
          <table:table-cell office:value-type="float" office:value="227652" calcext:value-type="float">
            <text:p>227652</text:p>
          </table:table-cell>
          <table:table-cell office:value-type="float" office:value="0.7452" calcext:value-type="float">
            <text:p>0,7452</text:p>
          </table:table-cell>
          <table:table-cell table:number-columns-repeated="3"/>
        </table:table-row>
        <table:table-row table:style-name="ro1">
          <table:table-cell office:value-type="float" office:value="222012" calcext:value-type="float">
            <text:p>222012</text:p>
          </table:table-cell>
          <table:table-cell office:value-type="float" office:value="0.83318" calcext:value-type="float">
            <text:p>0,83318</text:p>
          </table:table-cell>
          <table:table-cell table:number-columns-repeated="3"/>
        </table:table-row>
        <table:table-row table:style-name="ro1">
          <table:table-cell office:value-type="float" office:value="226512" calcext:value-type="float">
            <text:p>226512</text:p>
          </table:table-cell>
          <table:table-cell office:value-type="float" office:value="0.67831" calcext:value-type="float">
            <text:p>0,67831</text:p>
          </table:table-cell>
          <table:table-cell table:number-columns-repeated="3"/>
        </table:table-row>
        <table:table-row table:style-name="ro1">
          <table:table-cell office:value-type="float" office:value="233888" calcext:value-type="float">
            <text:p>233888</text:p>
          </table:table-cell>
          <table:table-cell office:value-type="float" office:value="0.65355" calcext:value-type="float">
            <text:p>0,65355</text:p>
          </table:table-cell>
          <table:table-cell table:number-columns-repeated="3"/>
        </table:table-row>
        <table:table-row table:style-name="ro1">
          <table:table-cell office:value-type="float" office:value="232604" calcext:value-type="float">
            <text:p>232604</text:p>
          </table:table-cell>
          <table:table-cell office:value-type="float" office:value="0.59467" calcext:value-type="float">
            <text:p>0,59467</text:p>
          </table:table-cell>
          <table:table-cell table:number-columns-repeated="3"/>
        </table:table-row>
        <table:table-row table:style-name="ro1">
          <table:table-cell office:value-type="float" office:value="234490" calcext:value-type="float">
            <text:p>234490</text:p>
          </table:table-cell>
          <table:table-cell office:value-type="float" office:value="0.77673" calcext:value-type="float">
            <text:p>0,77673</text:p>
          </table:table-cell>
          <table:table-cell table:number-columns-repeated="3"/>
        </table:table-row>
        <table:table-row table:style-name="ro1">
          <table:table-cell office:value-type="float" office:value="228852" calcext:value-type="float">
            <text:p>228852</text:p>
          </table:table-cell>
          <table:table-cell office:value-type="float" office:value="0.85643" calcext:value-type="float">
            <text:p>0,85643</text:p>
          </table:table-cell>
          <table:table-cell table:number-columns-repeated="3"/>
        </table:table-row>
        <table:table-row table:style-name="ro1">
          <table:table-cell office:value-type="float" office:value="233286" calcext:value-type="float">
            <text:p>233286</text:p>
          </table:table-cell>
          <table:table-cell office:value-type="float" office:value="0.70916" calcext:value-type="float">
            <text:p>0,70916</text:p>
          </table:table-cell>
          <table:table-cell table:number-columns-repeated="3"/>
        </table:table-row>
        <table:table-row table:style-name="ro1">
          <table:table-cell office:value-type="float" office:value="240778" calcext:value-type="float">
            <text:p>240778</text:p>
          </table:table-cell>
          <table:table-cell office:value-type="float" office:value="0.69692" calcext:value-type="float">
            <text:p>0,69692</text:p>
          </table:table-cell>
          <table:table-cell table:number-columns-repeated="3"/>
        </table:table-row>
        <table:table-row table:style-name="ro1">
          <table:table-cell office:value-type="float" office:value="239374" calcext:value-type="float">
            <text:p>239374</text:p>
          </table:table-cell>
          <table:table-cell office:value-type="float" office:value="0.62141" calcext:value-type="float">
            <text:p>0,62141</text:p>
          </table:table-cell>
          <table:table-cell table:number-columns-repeated="3"/>
        </table:table-row>
        <table:table-row table:style-name="ro1">
          <table:table-cell office:value-type="float" office:value="241424" calcext:value-type="float">
            <text:p>241424</text:p>
          </table:table-cell>
          <table:table-cell office:value-type="float" office:value="0.82288" calcext:value-type="float">
            <text:p>0,82288</text:p>
          </table:table-cell>
          <table:table-cell table:number-columns-repeated="3"/>
        </table:table-row>
        <table:table-row table:style-name="ro1">
          <table:table-cell office:value-type="float" office:value="235018" calcext:value-type="float">
            <text:p>235018</text:p>
          </table:table-cell>
          <table:table-cell office:value-type="float" office:value="0.89542" calcext:value-type="float">
            <text:p>0,89542</text:p>
          </table:table-cell>
          <table:table-cell table:number-columns-repeated="3"/>
        </table:table-row>
        <table:table-row table:style-name="ro1">
          <table:table-cell office:value-type="float" office:value="239482" calcext:value-type="float">
            <text:p>239482</text:p>
          </table:table-cell>
          <table:table-cell office:value-type="float" office:value="0.74906" calcext:value-type="float">
            <text:p>0,74906</text:p>
          </table:table-cell>
          <table:table-cell table:number-columns-repeated="3"/>
        </table:table-row>
        <table:table-row table:style-name="ro1">
          <table:table-cell office:value-type="float" office:value="247828" calcext:value-type="float">
            <text:p>247828</text:p>
          </table:table-cell>
          <table:table-cell office:value-type="float" office:value="0.71013" calcext:value-type="float">
            <text:p>0,71013</text:p>
          </table:table-cell>
          <table:table-cell table:number-columns-repeated="3"/>
        </table:table-row>
        <table:table-row table:style-name="ro1">
          <table:table-cell office:value-type="float" office:value="246374" calcext:value-type="float">
            <text:p>246374</text:p>
          </table:table-cell>
          <table:table-cell office:value-type="float" office:value="0.65078" calcext:value-type="float">
            <text:p>0,65078</text:p>
          </table:table-cell>
          <table:table-cell table:number-columns-repeated="3"/>
        </table:table-row>
        <table:table-row table:style-name="ro1">
          <table:table-cell office:value-type="float" office:value="248480" calcext:value-type="float">
            <text:p>248480</text:p>
          </table:table-cell>
          <table:table-cell office:value-type="float" office:value="0.86244" calcext:value-type="float">
            <text:p>0,86244</text:p>
          </table:table-cell>
          <table:table-cell table:number-columns-repeated="3"/>
        </table:table-row>
        <table:table-row table:style-name="ro1">
          <table:table-cell office:value-type="float" office:value="241980" calcext:value-type="float">
            <text:p>241980</text:p>
          </table:table-cell>
          <table:table-cell office:value-type="float" office:value="0.94392" calcext:value-type="float">
            <text:p>0,94392</text:p>
          </table:table-cell>
          <table:table-cell table:number-columns-repeated="3"/>
        </table:table-row>
        <table:table-row table:style-name="ro1">
          <table:table-cell office:value-type="float" office:value="246452" calcext:value-type="float">
            <text:p>246452</text:p>
          </table:table-cell>
          <table:table-cell office:value-type="float" office:value="0.77605" calcext:value-type="float">
            <text:p>0,77605</text:p>
          </table:table-cell>
          <table:table-cell table:number-columns-repeated="3"/>
        </table:table-row>
        <table:table-row table:style-name="ro1">
          <table:table-cell office:value-type="float" office:value="254902" calcext:value-type="float">
            <text:p>254902</text:p>
          </table:table-cell>
          <table:table-cell office:value-type="float" office:value="0.74886" calcext:value-type="float">
            <text:p>0,74886</text:p>
          </table:table-cell>
          <table:table-cell table:number-columns-repeated="3"/>
        </table:table-row>
        <table:table-row table:style-name="ro1">
          <table:table-cell office:value-type="float" office:value="253474" calcext:value-type="float">
            <text:p>253474</text:p>
          </table:table-cell>
          <table:table-cell office:value-type="float" office:value="0.6837" calcext:value-type="float">
            <text:p>0,6837</text:p>
          </table:table-cell>
          <table:table-cell table:number-columns-repeated="3"/>
        </table:table-row>
        <table:table-row table:style-name="ro1">
          <table:table-cell office:value-type="float" office:value="254830" calcext:value-type="float">
            <text:p>254830</text:p>
          </table:table-cell>
          <table:table-cell office:value-type="float" office:value="0.91392" calcext:value-type="float">
            <text:p>0,91392</text:p>
          </table:table-cell>
          <table:table-cell table:number-columns-repeated="3"/>
        </table:table-row>
        <table:table-row table:style-name="ro1">
          <table:table-cell office:value-type="float" office:value="248264" calcext:value-type="float">
            <text:p>248264</text:p>
          </table:table-cell>
          <table:table-cell office:value-type="float" office:value="0.96807" calcext:value-type="float">
            <text:p>0,96807</text:p>
          </table:table-cell>
          <table:table-cell table:number-columns-repeated="3"/>
        </table:table-row>
        <table:table-row table:style-name="ro1">
          <table:table-cell office:value-type="float" office:value="253514" calcext:value-type="float">
            <text:p>253514</text:p>
          </table:table-cell>
          <table:table-cell office:value-type="float" office:value="0.81739" calcext:value-type="float">
            <text:p>0,81739</text:p>
          </table:table-cell>
          <table:table-cell table:number-columns-repeated="3"/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0.77219" calcext:value-type="float">
            <text:p>0,77219</text:p>
          </table:table-cell>
          <table:table-cell table:number-columns-repeated="3"/>
        </table:table-row>
        <table:table-row table:style-name="ro1">
          <table:table-cell office:value-type="float" office:value="260020" calcext:value-type="float">
            <text:p>260020</text:p>
          </table:table-cell>
          <table:table-cell office:value-type="float" office:value="0.7264" calcext:value-type="float">
            <text:p>0,7264</text:p>
          </table:table-cell>
          <table:table-cell table:number-columns-repeated="3"/>
        </table:table-row>
        <table:table-row table:style-name="ro1">
          <table:table-cell office:value-type="float" office:value="261988" calcext:value-type="float">
            <text:p>261988</text:p>
          </table:table-cell>
          <table:table-cell office:value-type="float" office:value="0.94697" calcext:value-type="float">
            <text:p>0,94697</text:p>
          </table:table-cell>
          <table:table-cell table:number-columns-repeated="3"/>
        </table:table-row>
        <table:table-row table:style-name="ro1">
          <table:table-cell office:value-type="float" office:value="254680" calcext:value-type="float">
            <text:p>254680</text:p>
          </table:table-cell>
          <table:table-cell office:value-type="float" office:value="1.00741" calcext:value-type="float">
            <text:p>1,00741</text:p>
          </table:table-cell>
          <table:table-cell table:number-columns-repeated="3"/>
        </table:table-row>
        <table:table-row table:style-name="ro1">
          <table:table-cell office:value-type="float" office:value="260696" calcext:value-type="float">
            <text:p>260696</text:p>
          </table:table-cell>
          <table:table-cell office:value-type="float" office:value="0.84263" calcext:value-type="float">
            <text:p>0,84263</text:p>
          </table:table-cell>
          <table:table-cell table:number-columns-repeated="3"/>
        </table:table-row>
        <table:table-row table:style-name="ro1">
          <table:table-cell office:value-type="float" office:value="269310" calcext:value-type="float">
            <text:p>269310</text:p>
          </table:table-cell>
          <table:table-cell office:value-type="float" office:value="0.81473" calcext:value-type="float">
            <text:p>0,81473</text:p>
          </table:table-cell>
          <table:table-cell table:number-columns-repeated="3"/>
        </table:table-row>
        <table:table-row table:style-name="ro1">
          <table:table-cell office:value-type="float" office:value="267438" calcext:value-type="float">
            <text:p>267438</text:p>
          </table:table-cell>
          <table:table-cell office:value-type="float" office:value="0.75884" calcext:value-type="float">
            <text:p>0,75884</text:p>
          </table:table-cell>
          <table:table-cell table:number-columns-repeated="3"/>
        </table:table-row>
        <table:table-row table:style-name="ro1">
          <table:table-cell office:value-type="float" office:value="269242" calcext:value-type="float">
            <text:p>269242</text:p>
          </table:table-cell>
          <table:table-cell office:value-type="float" office:value="0.97349" calcext:value-type="float">
            <text:p>0,97349</text:p>
          </table:table-cell>
          <table:table-cell table:number-columns-repeated="3"/>
        </table:table-row>
        <table:table-row table:style-name="ro1">
          <table:table-cell office:value-type="float" office:value="261818" calcext:value-type="float">
            <text:p>261818</text:p>
          </table:table-cell>
          <table:table-cell office:value-type="float" office:value="1.04742" calcext:value-type="float">
            <text:p>1,04742</text:p>
          </table:table-cell>
          <table:table-cell table:number-columns-repeated="3"/>
        </table:table-row>
        <table:table-row table:style-name="ro1">
          <table:table-cell office:value-type="float" office:value="267966" calcext:value-type="float">
            <text:p>267966</text:p>
          </table:table-cell>
          <table:table-cell office:value-type="float" office:value="0.86814" calcext:value-type="float">
            <text:p>0,86814</text:p>
          </table:table-cell>
          <table:table-cell table:number-columns-repeated="3"/>
        </table:table-row>
        <table:table-row table:style-name="ro1">
          <table:table-cell office:value-type="float" office:value="276752" calcext:value-type="float">
            <text:p>276752</text:p>
          </table:table-cell>
          <table:table-cell office:value-type="float" office:value="0.83855" calcext:value-type="float">
            <text:p>0,83855</text:p>
          </table:table-cell>
          <table:table-cell table:number-columns-repeated="3"/>
        </table:table-row>
        <table:table-row table:style-name="ro1">
          <table:table-cell office:value-type="float" office:value="274432" calcext:value-type="float">
            <text:p>274432</text:p>
          </table:table-cell>
          <table:table-cell office:value-type="float" office:value="0.78989" calcext:value-type="float">
            <text:p>0,78989</text:p>
          </table:table-cell>
          <table:table-cell table:number-columns-repeated="3"/>
        </table:table-row>
        <table:table-row table:style-name="ro1">
          <table:table-cell office:value-type="float" office:value="276668" calcext:value-type="float">
            <text:p>276668</text:p>
          </table:table-cell>
          <table:table-cell office:value-type="float" office:value="1.01186" calcext:value-type="float">
            <text:p>1,01186</text:p>
          </table:table-cell>
          <table:table-cell table:number-columns-repeated="3"/>
        </table:table-row>
        <table:table-row table:style-name="ro1">
          <table:table-cell office:value-type="float" office:value="268928" calcext:value-type="float">
            <text:p>268928</text:p>
          </table:table-cell>
          <table:table-cell office:value-type="float" office:value="1.09772" calcext:value-type="float">
            <text:p>1,09772</text:p>
          </table:table-cell>
          <table:table-cell table:number-columns-repeated="3"/>
        </table:table-row>
        <table:table-row table:style-name="ro1">
          <table:table-cell office:value-type="float" office:value="275332" calcext:value-type="float">
            <text:p>275332</text:p>
          </table:table-cell>
          <table:table-cell office:value-type="float" office:value="0.89755" calcext:value-type="float">
            <text:p>0,89755</text:p>
          </table:table-cell>
          <table:table-cell table:number-columns-repeated="3"/>
        </table:table-row>
        <table:table-row table:style-name="ro1">
          <table:table-cell office:value-type="float" office:value="284278" calcext:value-type="float">
            <text:p>284278</text:p>
          </table:table-cell>
          <table:table-cell office:value-type="float" office:value="0.88116" calcext:value-type="float">
            <text:p>0,88116</text:p>
          </table:table-cell>
          <table:table-cell table:number-columns-repeated="3"/>
        </table:table-row>
        <table:table-row table:style-name="ro1">
          <table:table-cell office:value-type="float" office:value="282058" calcext:value-type="float">
            <text:p>282058</text:p>
          </table:table-cell>
          <table:table-cell office:value-type="float" office:value="0.8184" calcext:value-type="float">
            <text:p>0,8184</text:p>
          </table:table-cell>
          <table:table-cell table:number-columns-repeated="3"/>
        </table:table-row>
        <table:table-row table:style-name="ro1">
          <table:table-cell office:value-type="float" office:value="284122" calcext:value-type="float">
            <text:p>284122</text:p>
          </table:table-cell>
          <table:table-cell office:value-type="float" office:value="1.03565" calcext:value-type="float">
            <text:p>1,03565</text:p>
          </table:table-cell>
          <table:table-cell table:number-columns-repeated="3"/>
        </table:table-row>
        <table:table-row table:style-name="ro1">
          <table:table-cell office:value-type="float" office:value="276382" calcext:value-type="float">
            <text:p>276382</text:p>
          </table:table-cell>
          <table:table-cell office:value-type="float" office:value="1.1485" calcext:value-type="float">
            <text:p>1,1485</text:p>
          </table:table-cell>
          <table:table-cell table:number-columns-repeated="3"/>
        </table:table-row>
        <table:table-row table:style-name="ro1">
          <table:table-cell office:value-type="float" office:value="282806" calcext:value-type="float">
            <text:p>282806</text:p>
          </table:table-cell>
          <table:table-cell office:value-type="float" office:value="0.9324" calcext:value-type="float">
            <text:p>0,9324</text:p>
          </table:table-cell>
          <table:table-cell table:number-columns-repeated="3"/>
        </table:table-row>
        <table:table-row table:style-name="ro1">
          <table:table-cell office:value-type="float" office:value="291116" calcext:value-type="float">
            <text:p>291116</text:p>
          </table:table-cell>
          <table:table-cell office:value-type="float" office:value="0.92531" calcext:value-type="float">
            <text:p>0,92531</text:p>
          </table:table-cell>
          <table:table-cell table:number-columns-repeated="3"/>
        </table:table-row>
        <table:table-row table:style-name="ro1">
          <table:table-cell office:value-type="float" office:value="289512" calcext:value-type="float">
            <text:p>289512</text:p>
          </table:table-cell>
          <table:table-cell office:value-type="float" office:value="0.8543" calcext:value-type="float">
            <text:p>0,8543</text:p>
          </table:table-cell>
          <table:table-cell table:number-columns-repeated="3"/>
        </table:table-row>
        <table:table-row table:style-name="ro1">
          <table:table-cell office:value-type="float" office:value="291628" calcext:value-type="float">
            <text:p>291628</text:p>
          </table:table-cell>
          <table:table-cell office:value-type="float" office:value="1.07325" calcext:value-type="float">
            <text:p>1,07325</text:p>
          </table:table-cell>
          <table:table-cell table:number-columns-repeated="3"/>
        </table:table-row>
        <table:table-row table:style-name="ro1">
          <table:table-cell office:value-type="float" office:value="283740" calcext:value-type="float">
            <text:p>283740</text:p>
          </table:table-cell>
          <table:table-cell office:value-type="float" office:value="1.20731" calcext:value-type="float">
            <text:p>1,20731</text:p>
          </table:table-cell>
          <table:table-cell table:number-columns-repeated="3"/>
        </table:table-row>
        <table:table-row table:style-name="ro1">
          <table:table-cell office:value-type="float" office:value="290336" calcext:value-type="float">
            <text:p>290336</text:p>
          </table:table-cell>
          <table:table-cell office:value-type="float" office:value="0.97927" calcext:value-type="float">
            <text:p>0,97927</text:p>
          </table:table-cell>
          <table:table-cell table:number-columns-repeated="3"/>
        </table:table-row>
        <table:table-row table:style-name="ro1">
          <table:table-cell office:value-type="float" office:value="298764" calcext:value-type="float">
            <text:p>298764</text:p>
          </table:table-cell>
          <table:table-cell office:value-type="float" office:value="0.94537" calcext:value-type="float">
            <text:p>0,94537</text:p>
          </table:table-cell>
          <table:table-cell table:number-columns-repeated="3"/>
        </table:table-row>
        <table:table-row table:style-name="ro1">
          <table:table-cell office:value-type="float" office:value="297470" calcext:value-type="float">
            <text:p>297470</text:p>
          </table:table-cell>
          <table:table-cell office:value-type="float" office:value="0.89817" calcext:value-type="float">
            <text:p>0,89817</text:p>
          </table:table-cell>
          <table:table-cell table:number-columns-repeated="3"/>
        </table:table-row>
        <table:table-row table:style-name="ro1">
          <table:table-cell office:value-type="float" office:value="299318" calcext:value-type="float">
            <text:p>299318</text:p>
          </table:table-cell>
          <table:table-cell office:value-type="float" office:value="1.10066" calcext:value-type="float">
            <text:p>1,10066</text:p>
          </table:table-cell>
          <table:table-cell table:number-columns-repeated="3"/>
        </table:table-row>
        <table:table-row table:style-name="ro1">
          <table:table-cell office:value-type="float" office:value="291398" calcext:value-type="float">
            <text:p>291398</text:p>
          </table:table-cell>
          <table:table-cell office:value-type="float" office:value="1.2487" calcext:value-type="float">
            <text:p>1,2487</text:p>
          </table:table-cell>
          <table:table-cell table:number-columns-repeated="3"/>
        </table:table-row>
        <table:table-row table:style-name="ro1">
          <table:table-cell office:value-type="float" office:value="297962" calcext:value-type="float">
            <text:p>297962</text:p>
          </table:table-cell>
          <table:table-cell office:value-type="float" office:value="1.01339" calcext:value-type="float">
            <text:p>1,01339</text:p>
          </table:table-cell>
          <table:table-cell table:number-columns-repeated="3"/>
        </table:table-row>
        <table:table-row table:style-name="ro1">
          <table:table-cell office:value-type="float" office:value="305756" calcext:value-type="float">
            <text:p>305756</text:p>
          </table:table-cell>
          <table:table-cell office:value-type="float" office:value="0.97587" calcext:value-type="float">
            <text:p>0,97587</text:p>
          </table:table-cell>
          <table:table-cell table:number-columns-repeated="3"/>
        </table:table-row>
        <table:table-row table:style-name="ro1">
          <table:table-cell office:value-type="float" office:value="305388" calcext:value-type="float">
            <text:p>305388</text:p>
          </table:table-cell>
          <table:table-cell office:value-type="float" office:value="0.94138" calcext:value-type="float">
            <text:p>0,94138</text:p>
          </table:table-cell>
          <table:table-cell table:number-columns-repeated="3"/>
        </table:table-row>
        <table:table-row table:style-name="ro1">
          <table:table-cell office:value-type="float" office:value="307108" calcext:value-type="float">
            <text:p>307108</text:p>
          </table:table-cell>
          <table:table-cell office:value-type="float" office:value="1.15356" calcext:value-type="float">
            <text:p>1,15356</text:p>
          </table:table-cell>
          <table:table-cell table:number-columns-repeated="3"/>
        </table:table-row>
        <table:table-row table:style-name="ro1">
          <table:table-cell office:value-type="float" office:value="299152" calcext:value-type="float">
            <text:p>299152</text:p>
          </table:table-cell>
          <table:table-cell office:value-type="float" office:value="1.29348" calcext:value-type="float">
            <text:p>1,29348</text:p>
          </table:table-cell>
          <table:table-cell table:number-columns-repeated="3"/>
        </table:table-row>
        <table:table-row table:style-name="ro1">
          <table:table-cell office:value-type="float" office:value="305756" calcext:value-type="float">
            <text:p>305756</text:p>
          </table:table-cell>
          <table:table-cell office:value-type="float" office:value="1.04618" calcext:value-type="float">
            <text:p>1,04618</text:p>
          </table:table-cell>
          <table:table-cell table:number-columns-repeated="3"/>
        </table:table-row>
        <table:table-row table:style-name="ro1">
          <table:table-cell office:value-type="float" office:value="313662" calcext:value-type="float">
            <text:p>313662</text:p>
          </table:table-cell>
          <table:table-cell office:value-type="float" office:value="1.03977" calcext:value-type="float">
            <text:p>1,03977</text:p>
          </table:table-cell>
          <table:table-cell table:number-columns-repeated="3"/>
        </table:table-row>
        <table:table-row table:style-name="ro1">
          <table:table-cell office:value-type="float" office:value="312552" calcext:value-type="float">
            <text:p>312552</text:p>
          </table:table-cell>
          <table:table-cell office:value-type="float" office:value="1.01182" calcext:value-type="float">
            <text:p>1,01182</text:p>
          </table:table-cell>
          <table:table-cell table:number-columns-repeated="3"/>
        </table:table-row>
        <table:table-row table:style-name="ro1">
          <table:table-cell office:value-type="float" office:value="314998" calcext:value-type="float">
            <text:p>314998</text:p>
          </table:table-cell>
          <table:table-cell office:value-type="float" office:value="1.18231" calcext:value-type="float">
            <text:p>1,18231</text:p>
          </table:table-cell>
          <table:table-cell table:number-columns-repeated="3"/>
        </table:table-row>
        <table:table-row table:style-name="ro1">
          <table:table-cell office:value-type="float" office:value="307110" calcext:value-type="float">
            <text:p>307110</text:p>
          </table:table-cell>
          <table:table-cell office:value-type="float" office:value="1.3718" calcext:value-type="float">
            <text:p>1,3718</text:p>
          </table:table-cell>
          <table:table-cell table:number-columns-repeated="3"/>
        </table:table-row>
        <table:table-row table:style-name="ro1">
          <table:table-cell office:value-type="float" office:value="312802" calcext:value-type="float">
            <text:p>312802</text:p>
          </table:table-cell>
          <table:table-cell office:value-type="float" office:value="1.0986" calcext:value-type="float">
            <text:p>1,0986</text:p>
          </table:table-cell>
          <table:table-cell table:number-columns-repeated="3"/>
        </table:table-row>
        <table:table-row table:style-name="ro1">
          <table:table-cell office:value-type="float" office:value="321644" calcext:value-type="float">
            <text:p>321644</text:p>
          </table:table-cell>
          <table:table-cell office:value-type="float" office:value="1.08506" calcext:value-type="float">
            <text:p>1,08506</text:p>
          </table:table-cell>
          <table:table-cell table:number-columns-repeated="3"/>
        </table:table-row>
        <table:table-row table:style-name="ro1">
          <table:table-cell office:value-type="float" office:value="320532" calcext:value-type="float">
            <text:p>320532</text:p>
          </table:table-cell>
          <table:table-cell office:value-type="float" office:value="1.03177" calcext:value-type="float">
            <text:p>1,03177</text:p>
          </table:table-cell>
          <table:table-cell table:number-columns-repeated="3"/>
        </table:table-row>
        <table:table-row table:style-name="ro1">
          <table:table-cell office:value-type="float" office:value="322888" calcext:value-type="float">
            <text:p>322888</text:p>
          </table:table-cell>
          <table:table-cell office:value-type="float" office:value="1.22714" calcext:value-type="float">
            <text:p>1,22714</text:p>
          </table:table-cell>
          <table:table-cell table:number-columns-repeated="3"/>
        </table:table-row>
        <table:table-row table:style-name="ro1">
          <table:table-cell office:value-type="float" office:value="315048" calcext:value-type="float">
            <text:p>315048</text:p>
          </table:table-cell>
          <table:table-cell office:value-type="float" office:value="1.41157" calcext:value-type="float">
            <text:p>1,41157</text:p>
          </table:table-cell>
          <table:table-cell table:number-columns-repeated="3"/>
        </table:table-row>
        <table:table-row table:style-name="ro1">
          <table:table-cell office:value-type="float" office:value="320618" calcext:value-type="float">
            <text:p>320618</text:p>
          </table:table-cell>
          <table:table-cell office:value-type="float" office:value="1.1359" calcext:value-type="float">
            <text:p>1,1359</text:p>
          </table:table-cell>
          <table:table-cell table:number-columns-repeated="3"/>
        </table:table-row>
        <table:table-row table:style-name="ro1">
          <table:table-cell office:value-type="float" office:value="329714" calcext:value-type="float">
            <text:p>329714</text:p>
          </table:table-cell>
          <table:table-cell office:value-type="float" office:value="1.12001" calcext:value-type="float">
            <text:p>1,12001</text:p>
          </table:table-cell>
          <table:table-cell table:number-columns-repeated="3"/>
        </table:table-row>
        <table:table-row table:style-name="ro1">
          <table:table-cell office:value-type="float" office:value="328612" calcext:value-type="float">
            <text:p>328612</text:p>
          </table:table-cell>
          <table:table-cell office:value-type="float" office:value="1.08163" calcext:value-type="float">
            <text:p>1,08163</text:p>
          </table:table-cell>
          <table:table-cell table:number-columns-repeated="3"/>
        </table:table-row>
        <table:table-row table:style-name="ro1">
          <table:table-cell office:value-type="float" office:value="330862" calcext:value-type="float">
            <text:p>330862</text:p>
          </table:table-cell>
          <table:table-cell office:value-type="float" office:value="1.24229" calcext:value-type="float">
            <text:p>1,24229</text:p>
          </table:table-cell>
          <table:table-cell table:number-columns-repeated="3"/>
        </table:table-row>
        <table:table-row table:style-name="ro1">
          <table:table-cell office:value-type="float" office:value="322304" calcext:value-type="float">
            <text:p>322304</text:p>
          </table:table-cell>
          <table:table-cell office:value-type="float" office:value="1.46198" calcext:value-type="float">
            <text:p>1,46198</text:p>
          </table:table-cell>
          <table:table-cell table:number-columns-repeated="3"/>
        </table:table-row>
        <table:table-row table:style-name="ro1">
          <table:table-cell office:value-type="float" office:value="328678" calcext:value-type="float">
            <text:p>328678</text:p>
          </table:table-cell>
          <table:table-cell office:value-type="float" office:value="1.16823" calcext:value-type="float">
            <text:p>1,16823</text:p>
          </table:table-cell>
          <table:table-cell table:number-columns-repeated="3"/>
        </table:table-row>
        <table:table-row table:style-name="ro1">
          <table:table-cell office:value-type="float" office:value="337884" calcext:value-type="float">
            <text:p>337884</text:p>
          </table:table-cell>
          <table:table-cell office:value-type="float" office:value="1.16503" calcext:value-type="float">
            <text:p>1,16503</text:p>
          </table:table-cell>
          <table:table-cell table:number-columns-repeated="3"/>
        </table:table-row>
        <table:table-row table:style-name="ro1">
          <table:table-cell office:value-type="float" office:value="335784" calcext:value-type="float">
            <text:p>335784</text:p>
          </table:table-cell>
          <table:table-cell office:value-type="float" office:value="1.11494" calcext:value-type="float">
            <text:p>1,11494</text:p>
          </table:table-cell>
          <table:table-cell table:number-columns-repeated="3"/>
        </table:table-row>
        <table:table-row table:style-name="ro1">
          <table:table-cell office:value-type="float" office:value="338322" calcext:value-type="float">
            <text:p>338322</text:p>
          </table:table-cell>
          <table:table-cell office:value-type="float" office:value="1.32637" calcext:value-type="float">
            <text:p>1,32637</text:p>
          </table:table-cell>
          <table:table-cell table:number-columns-repeated="3"/>
        </table:table-row>
        <table:table-row table:style-name="ro1">
          <table:table-cell office:value-type="float" office:value="330422" calcext:value-type="float">
            <text:p>330422</text:p>
          </table:table-cell>
          <table:table-cell office:value-type="float" office:value="1.48244" calcext:value-type="float">
            <text:p>1,48244</text:p>
          </table:table-cell>
          <table:table-cell table:number-columns-repeated="3"/>
        </table:table-row>
        <table:table-row table:style-name="ro1">
          <table:table-cell office:value-type="float" office:value="336838" calcext:value-type="float">
            <text:p>336838</text:p>
          </table:table-cell>
          <table:table-cell office:value-type="float" office:value="1.21855" calcext:value-type="float">
            <text:p>1,21855</text:p>
          </table:table-cell>
          <table:table-cell table:number-columns-repeated="3"/>
        </table:table-row>
        <table:table-row table:style-name="ro1">
          <table:table-cell office:value-type="float" office:value="346154" calcext:value-type="float">
            <text:p>346154</text:p>
          </table:table-cell>
          <table:table-cell office:value-type="float" office:value="1.18824" calcext:value-type="float">
            <text:p>1,18824</text:p>
          </table:table-cell>
          <table:table-cell table:number-columns-repeated="3"/>
        </table:table-row>
        <table:table-row table:style-name="ro1">
          <table:table-cell office:value-type="float" office:value="344054" calcext:value-type="float">
            <text:p>344054</text:p>
          </table:table-cell>
          <table:table-cell office:value-type="float" office:value="1.16046" calcext:value-type="float">
            <text:p>1,16046</text:p>
          </table:table-cell>
          <table:table-cell table:number-columns-repeated="3"/>
        </table:table-row>
        <table:table-row table:style-name="ro1">
          <table:table-cell office:value-type="float" office:value="346416" calcext:value-type="float">
            <text:p>346416</text:p>
          </table:table-cell>
          <table:table-cell office:value-type="float" office:value="1.35609" calcext:value-type="float">
            <text:p>1,35609</text:p>
          </table:table-cell>
          <table:table-cell table:number-columns-repeated="3"/>
        </table:table-row>
        <table:table-row table:style-name="ro1">
          <table:table-cell office:value-type="float" office:value="338564" calcext:value-type="float">
            <text:p>338564</text:p>
          </table:table-cell>
          <table:table-cell office:value-type="float" office:value="1.53458" calcext:value-type="float">
            <text:p>1,53458</text:p>
          </table:table-cell>
          <table:table-cell table:number-columns-repeated="3"/>
        </table:table-row>
        <table:table-row table:style-name="ro1">
          <table:table-cell office:value-type="float" office:value="344948" calcext:value-type="float">
            <text:p>344948</text:p>
          </table:table-cell>
          <table:table-cell office:value-type="float" office:value="1.2555" calcext:value-type="float">
            <text:p>1,2555</text:p>
          </table:table-cell>
          <table:table-cell table:number-columns-repeated="3"/>
        </table:table-row>
        <table:table-row table:style-name="ro1">
          <table:table-cell office:value-type="float" office:value="353668" calcext:value-type="float">
            <text:p>353668</text:p>
          </table:table-cell>
          <table:table-cell office:value-type="float" office:value="1.25255" calcext:value-type="float">
            <text:p>1,25255</text:p>
          </table:table-cell>
          <table:table-cell table:number-columns-repeated="3"/>
        </table:table-row>
        <table:table-row table:style-name="ro1">
          <table:table-cell office:value-type="float" office:value="351388" calcext:value-type="float">
            <text:p>351388</text:p>
          </table:table-cell>
          <table:table-cell office:value-type="float" office:value="1.18408" calcext:value-type="float">
            <text:p>1,18408</text:p>
          </table:table-cell>
          <table:table-cell table:number-columns-repeated="3"/>
        </table:table-row>
        <table:table-row table:style-name="ro1">
          <table:table-cell office:value-type="float" office:value="354924" calcext:value-type="float">
            <text:p>354924</text:p>
          </table:table-cell>
          <table:table-cell office:value-type="float" office:value="1.4048" calcext:value-type="float">
            <text:p>1,4048</text:p>
          </table:table-cell>
          <table:table-cell table:number-columns-repeated="3"/>
        </table:table-row>
        <table:table-row table:style-name="ro1">
          <table:table-cell office:value-type="float" office:value="346844" calcext:value-type="float">
            <text:p>346844</text:p>
          </table:table-cell>
          <table:table-cell office:value-type="float" office:value="1.59292" calcext:value-type="float">
            <text:p>1,59292</text:p>
          </table:table-cell>
          <table:table-cell table:number-columns-repeated="3"/>
        </table:table-row>
        <table:table-row table:style-name="ro1">
          <table:table-cell office:value-type="float" office:value="352384" calcext:value-type="float">
            <text:p>352384</text:p>
          </table:table-cell>
          <table:table-cell office:value-type="float" office:value="1.30893" calcext:value-type="float">
            <text:p>1,30893</text:p>
          </table:table-cell>
          <table:table-cell table:number-columns-repeated="3"/>
        </table:table-row>
        <table:table-row table:style-name="ro1">
          <table:table-cell office:value-type="float" office:value="362142" calcext:value-type="float">
            <text:p>362142</text:p>
          </table:table-cell>
          <table:table-cell office:value-type="float" office:value="1.28462" calcext:value-type="float">
            <text:p>1,28462</text:p>
          </table:table-cell>
          <table:table-cell table:number-columns-repeated="3"/>
        </table:table-row>
        <table:table-row table:style-name="ro1">
          <table:table-cell office:value-type="float" office:value="359710" calcext:value-type="float">
            <text:p>359710</text:p>
          </table:table-cell>
          <table:table-cell office:value-type="float" office:value="1.22356" calcext:value-type="float">
            <text:p>1,22356</text:p>
          </table:table-cell>
          <table:table-cell table:number-columns-repeated="3"/>
        </table:table-row>
        <table:table-row table:style-name="ro1">
          <table:table-cell office:value-type="float" office:value="363342" calcext:value-type="float">
            <text:p>363342</text:p>
          </table:table-cell>
          <table:table-cell office:value-type="float" office:value="1.45691" calcext:value-type="float">
            <text:p>1,45691</text:p>
          </table:table-cell>
          <table:table-cell table:number-columns-repeated="3"/>
        </table:table-row>
        <table:table-row table:style-name="ro1">
          <table:table-cell office:value-type="float" office:value="355136" calcext:value-type="float">
            <text:p>355136</text:p>
          </table:table-cell>
          <table:table-cell office:value-type="float" office:value="1.65958" calcext:value-type="float">
            <text:p>1,65958</text:p>
          </table:table-cell>
          <table:table-cell table:number-columns-repeated="3"/>
        </table:table-row>
        <table:table-row table:style-name="ro1">
          <table:table-cell office:value-type="float" office:value="360554" calcext:value-type="float">
            <text:p>360554</text:p>
          </table:table-cell>
          <table:table-cell office:value-type="float" office:value="1.37546" calcext:value-type="float">
            <text:p>1,37546</text:p>
          </table:table-cell>
          <table:table-cell table:number-columns-repeated="3"/>
        </table:table-row>
        <table:table-row table:style-name="ro1">
          <table:table-cell office:value-type="float" office:value="370702" calcext:value-type="float">
            <text:p>370702</text:p>
          </table:table-cell>
          <table:table-cell office:value-type="float" office:value="1.32023" calcext:value-type="float">
            <text:p>1,32023</text:p>
          </table:table-cell>
          <table:table-cell table:number-columns-repeated="3"/>
        </table:table-row>
        <table:table-row table:style-name="ro1">
          <table:table-cell office:value-type="float" office:value="368270" calcext:value-type="float">
            <text:p>368270</text:p>
          </table:table-cell>
          <table:table-cell office:value-type="float" office:value="1.27198" calcext:value-type="float">
            <text:p>1,27198</text:p>
          </table:table-cell>
          <table:table-cell table:number-columns-repeated="3"/>
        </table:table-row>
        <table:table-row table:style-name="ro1">
          <table:table-cell office:value-type="float" office:value="371922" calcext:value-type="float">
            <text:p>371922</text:p>
          </table:table-cell>
          <table:table-cell office:value-type="float" office:value="1.51713" calcext:value-type="float">
            <text:p>1,51713</text:p>
          </table:table-cell>
          <table:table-cell table:number-columns-repeated="3"/>
        </table:table-row>
        <table:table-row table:style-name="ro1">
          <table:table-cell office:value-type="float" office:value="363512" calcext:value-type="float">
            <text:p>363512</text:p>
          </table:table-cell>
          <table:table-cell office:value-type="float" office:value="1.7172" calcext:value-type="float">
            <text:p>1,7172</text:p>
          </table:table-cell>
          <table:table-cell table:number-columns-repeated="3"/>
        </table:table-row>
        <table:table-row table:style-name="ro1">
          <table:table-cell office:value-type="float" office:value="369024" calcext:value-type="float">
            <text:p>369024</text:p>
          </table:table-cell>
          <table:table-cell office:value-type="float" office:value="1.42432" calcext:value-type="float">
            <text:p>1,42432</text:p>
          </table:table-cell>
          <table:table-cell table:number-columns-repeated="3"/>
        </table:table-row>
        <table:table-row table:style-name="ro1">
          <table:table-cell office:value-type="float" office:value="379378" calcext:value-type="float">
            <text:p>379378</text:p>
          </table:table-cell>
          <table:table-cell office:value-type="float" office:value="1.35567" calcext:value-type="float">
            <text:p>1,35567</text:p>
          </table:table-cell>
          <table:table-cell table:number-columns-repeated="3"/>
        </table:table-row>
        <table:table-row table:style-name="ro1">
          <table:table-cell office:value-type="float" office:value="376930" calcext:value-type="float">
            <text:p>376930</text:p>
          </table:table-cell>
          <table:table-cell office:value-type="float" office:value="1.34497" calcext:value-type="float">
            <text:p>1,34497</text:p>
          </table:table-cell>
          <table:table-cell table:number-columns-repeated="3"/>
        </table:table-row>
        <table:table-row table:style-name="ro1">
          <table:table-cell office:value-type="float" office:value="380536" calcext:value-type="float">
            <text:p>380536</text:p>
          </table:table-cell>
          <table:table-cell office:value-type="float" office:value="1.55425" calcext:value-type="float">
            <text:p>1,55425</text:p>
          </table:table-cell>
          <table:table-cell table:number-columns-repeated="3"/>
        </table:table-row>
        <table:table-row table:style-name="ro1">
          <table:table-cell office:value-type="float" office:value="371906" calcext:value-type="float">
            <text:p>371906</text:p>
          </table:table-cell>
          <table:table-cell office:value-type="float" office:value="1.77234" calcext:value-type="float">
            <text:p>1,77234</text:p>
          </table:table-cell>
          <table:table-cell table:number-columns-repeated="3"/>
        </table:table-row>
        <table:table-row table:style-name="ro1">
          <table:table-cell office:value-type="float" office:value="377590" calcext:value-type="float">
            <text:p>377590</text:p>
          </table:table-cell>
          <table:table-cell office:value-type="float" office:value="1.47315" calcext:value-type="float">
            <text:p>1,47315</text:p>
          </table:table-cell>
          <table:table-cell table:number-columns-repeated="3"/>
        </table:table-row>
        <table:table-row table:style-name="ro1">
          <table:table-cell office:value-type="float" office:value="388138" calcext:value-type="float">
            <text:p>388138</text:p>
          </table:table-cell>
          <table:table-cell office:value-type="float" office:value="1.42214" calcext:value-type="float">
            <text:p>1,42214</text:p>
          </table:table-cell>
          <table:table-cell table:number-columns-repeated="3"/>
        </table:table-row>
        <table:table-row table:style-name="ro1">
          <table:table-cell office:value-type="float" office:value="385402" calcext:value-type="float">
            <text:p>385402</text:p>
          </table:table-cell>
          <table:table-cell office:value-type="float" office:value="1.34762" calcext:value-type="float">
            <text:p>1,34762</text:p>
          </table:table-cell>
          <table:table-cell table:number-columns-repeated="3"/>
        </table:table-row>
        <table:table-row table:style-name="ro1">
          <table:table-cell office:value-type="float" office:value="389444" calcext:value-type="float">
            <text:p>389444</text:p>
          </table:table-cell>
          <table:table-cell office:value-type="float" office:value="1.62218" calcext:value-type="float">
            <text:p>1,62218</text:p>
          </table:table-cell>
          <table:table-cell table:number-columns-repeated="3"/>
        </table:table-row>
        <table:table-row table:style-name="ro1">
          <table:table-cell office:value-type="float" office:value="380652" calcext:value-type="float">
            <text:p>380652</text:p>
          </table:table-cell>
          <table:table-cell office:value-type="float" office:value="1.85974" calcext:value-type="float">
            <text:p>1,85974</text:p>
          </table:table-cell>
          <table:table-cell table:number-columns-repeated="3"/>
        </table:table-row>
        <table:table-row table:style-name="ro1">
          <table:table-cell office:value-type="float" office:value="386160" calcext:value-type="float">
            <text:p>386160</text:p>
          </table:table-cell>
          <table:table-cell office:value-type="float" office:value="1.53565" calcext:value-type="float">
            <text:p>1,53565</text:p>
          </table:table-cell>
          <table:table-cell table:number-columns-repeated="3"/>
        </table:table-row>
        <table:table-row table:style-name="ro1">
          <table:table-cell office:value-type="float" office:value="396998" calcext:value-type="float">
            <text:p>396998</text:p>
          </table:table-cell>
          <table:table-cell office:value-type="float" office:value="1.44578" calcext:value-type="float">
            <text:p>1,44578</text:p>
          </table:table-cell>
          <table:table-cell table:number-columns-repeated="3"/>
        </table:table-row>
        <table:table-row table:style-name="ro1">
          <table:table-cell office:value-type="float" office:value="394112" calcext:value-type="float">
            <text:p>394112</text:p>
          </table:table-cell>
          <table:table-cell office:value-type="float" office:value="1.41502" calcext:value-type="float">
            <text:p>1,41502</text:p>
          </table:table-cell>
          <table:table-cell table:number-columns-repeated="3"/>
        </table:table-row>
        <table:table-row table:style-name="ro1">
          <table:table-cell office:value-type="float" office:value="398436" calcext:value-type="float">
            <text:p>398436</text:p>
          </table:table-cell>
          <table:table-cell office:value-type="float" office:value="1.68813" calcext:value-type="float">
            <text:p>1,68813</text:p>
          </table:table-cell>
          <table:table-cell table:number-columns-repeated="3"/>
        </table:table-row>
        <table:table-row table:style-name="ro1">
          <table:table-cell office:value-type="float" office:value="389366" calcext:value-type="float">
            <text:p>389366</text:p>
          </table:table-cell>
          <table:table-cell office:value-type="float" office:value="1.90733" calcext:value-type="float">
            <text:p>1,90733</text:p>
          </table:table-cell>
          <table:table-cell table:number-columns-repeated="3"/>
        </table:table-row>
        <table:table-row table:style-name="ro1">
          <table:table-cell office:value-type="float" office:value="394262" calcext:value-type="float">
            <text:p>394262</text:p>
          </table:table-cell>
          <table:table-cell office:value-type="float" office:value="1.55219" calcext:value-type="float">
            <text:p>1,55219</text:p>
          </table:table-cell>
          <table:table-cell table:number-columns-repeated="3"/>
        </table:table-row>
        <table:table-row table:style-name="ro1">
          <table:table-cell office:value-type="float" office:value="404168" calcext:value-type="float">
            <text:p>404168</text:p>
          </table:table-cell>
          <table:table-cell office:value-type="float" office:value="1.51635" calcext:value-type="float">
            <text:p>1,51635</text:p>
          </table:table-cell>
          <table:table-cell table:number-columns-repeated="3"/>
        </table:table-row>
        <table:table-row table:style-name="ro1">
          <table:table-cell office:value-type="float" office:value="402252" calcext:value-type="float">
            <text:p>402252</text:p>
          </table:table-cell>
          <table:table-cell office:value-type="float" office:value="1.44676" calcext:value-type="float">
            <text:p>1,44676</text:p>
          </table:table-cell>
          <table:table-cell table:number-columns-repeated="3"/>
        </table:table-row>
        <table:table-row table:style-name="ro1">
          <table:table-cell office:value-type="float" office:value="407362" calcext:value-type="float">
            <text:p>407362</text:p>
          </table:table-cell>
          <table:table-cell office:value-type="float" office:value="1.73283" calcext:value-type="float">
            <text:p>1,73283</text:p>
          </table:table-cell>
          <table:table-cell table:number-columns-repeated="3"/>
        </table:table-row>
        <table:table-row table:style-name="ro1">
          <table:table-cell office:value-type="float" office:value="398176" calcext:value-type="float">
            <text:p>398176</text:p>
          </table:table-cell>
          <table:table-cell office:value-type="float" office:value="1.95666" calcext:value-type="float">
            <text:p>1,95666</text:p>
          </table:table-cell>
          <table:table-cell table:number-columns-repeated="3"/>
        </table:table-row>
        <table:table-row table:style-name="ro1">
          <table:table-cell office:value-type="float" office:value="403370" calcext:value-type="float">
            <text:p>403370</text:p>
          </table:table-cell>
          <table:table-cell office:value-type="float" office:value="1.65976" calcext:value-type="float">
            <text:p>1,65976</text:p>
          </table:table-cell>
          <table:table-cell table:number-columns-repeated="3"/>
        </table:table-row>
        <table:table-row table:style-name="ro1">
          <table:table-cell office:value-type="float" office:value="413210" calcext:value-type="float">
            <text:p>413210</text:p>
          </table:table-cell>
          <table:table-cell office:value-type="float" office:value="1.60578" calcext:value-type="float">
            <text:p>1,60578</text:p>
          </table:table-cell>
          <table:table-cell table:number-columns-repeated="3"/>
        </table:table-row>
        <table:table-row table:style-name="ro1">
          <table:table-cell office:value-type="float" office:value="411150" calcext:value-type="float">
            <text:p>411150</text:p>
          </table:table-cell>
          <table:table-cell office:value-type="float" office:value="1.54154" calcext:value-type="float">
            <text:p>1,54154</text:p>
          </table:table-cell>
          <table:table-cell table:number-columns-repeated="3"/>
        </table:table-row>
        <table:table-row table:style-name="ro1">
          <table:table-cell office:value-type="float" office:value="416442" calcext:value-type="float">
            <text:p>416442</text:p>
          </table:table-cell>
          <table:table-cell office:value-type="float" office:value="1.78859" calcext:value-type="float">
            <text:p>1,78859</text:p>
          </table:table-cell>
          <table:table-cell table:number-columns-repeated="3"/>
        </table:table-row>
        <table:table-row table:style-name="ro1">
          <table:table-cell office:value-type="float" office:value="407004" calcext:value-type="float">
            <text:p>407004</text:p>
          </table:table-cell>
          <table:table-cell office:value-type="float" office:value="2.02313" calcext:value-type="float">
            <text:p>2,02313</text:p>
          </table:table-cell>
          <table:table-cell table:number-columns-repeated="3"/>
        </table:table-row>
        <table:table-row table:style-name="ro1">
          <table:table-cell office:value-type="float" office:value="412488" calcext:value-type="float">
            <text:p>412488</text:p>
          </table:table-cell>
          <table:table-cell office:value-type="float" office:value="1.74898" calcext:value-type="float">
            <text:p>1,74898</text:p>
          </table:table-cell>
          <table:table-cell table:number-columns-repeated="3"/>
        </table:table-row>
        <table:table-row table:style-name="ro1">
          <table:table-cell office:value-type="float" office:value="421436" calcext:value-type="float">
            <text:p>421436</text:p>
          </table:table-cell>
          <table:table-cell office:value-type="float" office:value="1.70212" calcext:value-type="float">
            <text:p>1,70212</text:p>
          </table:table-cell>
          <table:table-cell table:number-columns-repeated="3"/>
        </table:table-row>
        <table:table-row table:style-name="ro1">
          <table:table-cell office:value-type="float" office:value="420452" calcext:value-type="float">
            <text:p>420452</text:p>
          </table:table-cell>
          <table:table-cell office:value-type="float" office:value="1.60055" calcext:value-type="float">
            <text:p>1,60055</text:p>
          </table:table-cell>
          <table:table-cell table:number-columns-repeated="3"/>
        </table:table-row>
        <table:table-row table:style-name="ro1">
          <table:table-cell office:value-type="float" office:value="425622" calcext:value-type="float">
            <text:p>425622</text:p>
          </table:table-cell>
          <table:table-cell office:value-type="float" office:value="1.8457" calcext:value-type="float">
            <text:p>1,8457</text:p>
          </table:table-cell>
          <table:table-cell table:number-columns-repeated="3"/>
        </table:table-row>
        <table:table-row table:style-name="ro1">
          <table:table-cell office:value-type="float" office:value="415496" calcext:value-type="float">
            <text:p>415496</text:p>
          </table:table-cell>
          <table:table-cell office:value-type="float" office:value="2.07326" calcext:value-type="float">
            <text:p>2,07326</text:p>
          </table:table-cell>
          <table:table-cell table:number-columns-repeated="3"/>
        </table:table-row>
        <table:table-row table:style-name="ro1">
          <table:table-cell office:value-type="float" office:value="421382" calcext:value-type="float">
            <text:p>421382</text:p>
          </table:table-cell>
          <table:table-cell office:value-type="float" office:value="1.79424" calcext:value-type="float">
            <text:p>1,79424</text:p>
          </table:table-cell>
          <table:table-cell table:number-columns-repeated="3"/>
        </table:table-row>
        <table:table-row table:style-name="ro1">
          <table:table-cell office:value-type="float" office:value="430666" calcext:value-type="float">
            <text:p>430666</text:p>
          </table:table-cell>
          <table:table-cell office:value-type="float" office:value="1.74433" calcext:value-type="float">
            <text:p>1,74433</text:p>
          </table:table-cell>
          <table:table-cell table:number-columns-repeated="3"/>
        </table:table-row>
        <table:table-row table:style-name="ro1">
          <table:table-cell office:value-type="float" office:value="429550" calcext:value-type="float">
            <text:p>429550</text:p>
          </table:table-cell>
          <table:table-cell office:value-type="float" office:value="1.64902" calcext:value-type="float">
            <text:p>1,64902</text:p>
          </table:table-cell>
          <table:table-cell table:number-columns-repeated="3"/>
        </table:table-row>
        <table:table-row table:style-name="ro1">
          <table:table-cell office:value-type="float" office:value="433946" calcext:value-type="float">
            <text:p>433946</text:p>
          </table:table-cell>
          <table:table-cell office:value-type="float" office:value="1.87784" calcext:value-type="float">
            <text:p>1,87784</text:p>
          </table:table-cell>
          <table:table-cell table:number-columns-repeated="3"/>
        </table:table-row>
        <table:table-row table:style-name="ro1">
          <table:table-cell office:value-type="float" office:value="424602" calcext:value-type="float">
            <text:p>424602</text:p>
          </table:table-cell>
          <table:table-cell office:value-type="float" office:value="2.17722" calcext:value-type="float">
            <text:p>2,17722</text:p>
          </table:table-cell>
          <table:table-cell table:number-columns-repeated="3"/>
        </table:table-row>
        <table:table-row table:style-name="ro1">
          <table:table-cell office:value-type="float" office:value="430438" calcext:value-type="float">
            <text:p>430438</text:p>
          </table:table-cell>
          <table:table-cell office:value-type="float" office:value="1.85222" calcext:value-type="float">
            <text:p>1,85222</text:p>
          </table:table-cell>
          <table:table-cell table:number-columns-repeated="3"/>
        </table:table-row>
        <table:table-row table:style-name="ro1">
          <table:table-cell office:value-type="float" office:value="439064" calcext:value-type="float">
            <text:p>439064</text:p>
          </table:table-cell>
          <table:table-cell office:value-type="float" office:value="1.79575" calcext:value-type="float">
            <text:p>1,79575</text:p>
          </table:table-cell>
          <table:table-cell table:number-columns-repeated="3"/>
        </table:table-row>
        <table:table-row table:style-name="ro1">
          <table:table-cell office:value-type="float" office:value="438900" calcext:value-type="float">
            <text:p>438900</text:p>
          </table:table-cell>
          <table:table-cell office:value-type="float" office:value="1.70363" calcext:value-type="float">
            <text:p>1,70363</text:p>
          </table:table-cell>
          <table:table-cell table:number-columns-repeated="3"/>
        </table:table-row>
        <table:table-row table:style-name="ro1">
          <table:table-cell office:value-type="float" office:value="442558" calcext:value-type="float">
            <text:p>442558</text:p>
          </table:table-cell>
          <table:table-cell office:value-type="float" office:value="2.00747" calcext:value-type="float">
            <text:p>2,00747</text:p>
          </table:table-cell>
          <table:table-cell table:number-columns-repeated="3"/>
        </table:table-row>
        <table:table-row table:style-name="ro1">
          <table:table-cell office:value-type="float" office:value="433656" calcext:value-type="float">
            <text:p>433656</text:p>
          </table:table-cell>
          <table:table-cell office:value-type="float" office:value="2.23848" calcext:value-type="float">
            <text:p>2,23848</text:p>
          </table:table-cell>
          <table:table-cell table:number-columns-repeated="3"/>
        </table:table-row>
        <table:table-row table:style-name="ro1">
          <table:table-cell office:value-type="float" office:value="439872" calcext:value-type="float">
            <text:p>439872</text:p>
          </table:table-cell>
          <table:table-cell office:value-type="float" office:value="1.9012" calcext:value-type="float">
            <text:p>1,9012</text:p>
          </table:table-cell>
          <table:table-cell table:number-columns-repeated="3"/>
        </table:table-row>
        <table:table-row table:style-name="ro1" table:number-rows-repeated="47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-00-0000</text:date>, <text:time style:data-style-name="N2" text:time-value="22:19:32.17654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0:57:24.119316692</meta:creation-date>
    <dc:date>2021-05-22T22:39:06.053644987</dc:date>
    <meta:editing-duration>PT31M51S</meta:editing-duration>
    <meta:editing-cycles>4</meta:editing-cycles>
    <meta:generator>LibreOffice/6.4.6.2$Linux_X86_64 LibreOffice_project/40$Build-2</meta:generator>
    <meta:document-statistic meta:table-count="1" meta:cell-count="10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860d" svg:stroke-opacity="70%"/>
    </style:style>
    <style:style style:name="ch11" style:family="chart">
      <style:text-properties fo:font-size="1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749cm" svg:height="21.968cm" xlink:href=".." xlink:type="simple" chart:class="chart:scatter" chart:style-name="ch1">
        <chart:title svg:x="16.314cm" svg:y="0.575cm" chart:style-name="ch2">
          <text:p>Tempo de execução em segundos, em função de V + E</text:p>
        </chart:title>
        <chart:plot-area chart:style-name="ch3" table:cell-range-address="Sheet1.A1:Sheet1.B521" chart:data-source-has-labels="row" svg:x="1.885cm" svg:y="1.793cm" svg:width="40.99cm" svg:height="18.755cm">
          <chartooo:coordinate-region svg:x="2.612cm" svg:y="1.992cm" svg:width="40.263cm" svg:height="17.909cm"/>
          <chart:axis chart:dimension="x" chart:name="primary-x" chart:style-name="ch4">
            <chart:title svg:x="21.939cm" svg:y="20.987cm" chart:style-name="ch5">
              <text:p>V + E</text:p>
            </chart:title>
          </chart:axis>
          <chart:axis chart:dimension="y" chart:name="primary-y" chart:style-name="ch6">
            <chart:title svg:x="0.451cm" svg:y="11.915cm" chart:style-name="ch7">
              <text:p>Tempo(s)</text:p>
            </chart:title>
            <chart:grid chart:style-name="ch8" chart:class="major"/>
          </chart:axis>
          <chart:series chart:style-name="ch9" chart:values-cell-range-address="Sheet1.B2:Sheet1.B521" chart:label-cell-address="Sheet1.B1:Sheet1.B1" chart:class="chart:scatter">
            <chart:domain table:cell-range-address="Sheet1.A2:Sheet1.A521"/>
            <chart:regression-curve chart:style-name="ch10">
              <chart:equation chart:display-equation="true" chart:display-r-square="true" svg:x="2.685cm" svg:y="2.268cm" chart:style-name="ch11"/>
            </chart:regression-curve>
            <chart:data-point chart:repeated="5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A2:Sheet1.A521</svg:desc>
                </draw:g>
              </table:table-cell>
              <table:table-cell office:value-type="float" office:value="0.00157">
                <text:p>0.00157</text:p>
                <draw:g>
                  <svg:desc>Sheet1.B2:Sheet1.B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">
                <text:p>17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">
                <text:p>284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">
                <text:p>28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">
                <text:p>379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7">
                <text:p>42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5">
                <text:p>43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7">
                <text:p>407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5">
                <text:p>43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2">
                <text:p>55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4">
                <text:p>5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4">
                <text:p>59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">
                <text:p>54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9">
                <text:p>729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5">
                <text:p>765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3">
                <text:p>723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3">
                <text:p>72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7">
                <text:p>77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">
                <text:p>970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0">
                <text:p>97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2">
                <text:p>92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2">
                <text:p>892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4">
                <text:p>984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5">
                <text:p>1215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">
                <text:p>1199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3">
                <text:p>1123</text:p>
              </table:table-cell>
              <table:table-cell office:value-type="float" office:value="0.00205">
                <text:p>0.00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1">
                <text:p>1091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9">
                <text:p>1239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0">
                <text:p>1470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0">
                <text:p>1470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2">
                <text:p>1392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0">
                <text:p>1260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9">
                <text:p>1749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9">
                <text:p>1749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7">
                <text:p>1637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5">
                <text:p>1525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9">
                <text:p>1789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0">
                <text:p>207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70">
                <text:p>2070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98">
                <text:p>1898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10">
                <text:p>1810</text:p>
              </table:table-cell>
              <table:table-cell office:value-type="float" office:value="0.00287">
                <text:p>0.00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2">
                <text:p>2102</text:p>
              </table:table-cell>
              <table:table-cell office:value-type="float" office:value="0.00266">
                <text:p>0.00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9">
                <text:p>2379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9">
                <text:p>2399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5">
                <text:p>2175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5">
                <text:p>2125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9">
                <text:p>2439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0">
                <text:p>273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52">
                <text:p>2752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68">
                <text:p>2468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64">
                <text:p>2464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2">
                <text:p>2802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9">
                <text:p>3129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05">
                <text:p>3105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15">
                <text:p>2915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25">
                <text:p>2825</text:p>
              </table:table-cell>
              <table:table-cell office:value-type="float" office:value="0.00343">
                <text:p>0.00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9">
                <text:p>3189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0">
                <text:p>3570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74">
                <text:p>3474</text:p>
              </table:table-cell>
              <table:table-cell office:value-type="float" office:value="0.00299">
                <text:p>0.00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42">
                <text:p>3342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02">
                <text:p>3202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84">
                <text:p>3584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15">
                <text:p>4015</text:p>
              </table:table-cell>
              <table:table-cell office:value-type="float" office:value="0.00375">
                <text:p>0.00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9">
                <text:p>3859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5">
                <text:p>3755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9">
                <text:p>3609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5">
                <text:p>403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0">
                <text:p>447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40">
                <text:p>4340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2">
                <text:p>4192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40">
                <text:p>4040</text:p>
              </table:table-cell>
              <table:table-cell office:value-type="float" office:value="0.00487">
                <text:p>0.004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94">
                <text:p>4494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49">
                <text:p>4949</text:p>
              </table:table-cell>
              <table:table-cell office:value-type="float" office:value="0.00436">
                <text:p>0.00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09">
                <text:p>4809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07">
                <text:p>4607</text:p>
              </table:table-cell>
              <table:table-cell office:value-type="float" office:value="0.00391">
                <text:p>0.00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9">
                <text:p>4509</text:p>
              </table:table-cell>
              <table:table-cell office:value-type="float" office:value="0.00537">
                <text:p>0.005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77">
                <text:p>4977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84">
                <text:p>548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40">
                <text:p>5340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38">
                <text:p>5138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90">
                <text:p>4990</text:p>
              </table:table-cell>
              <table:table-cell office:value-type="float" office:value="0.00598">
                <text:p>0.00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84">
                <text:p>5484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02">
                <text:p>6602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40">
                <text:p>6440</text:p>
              </table:table-cell>
              <table:table-cell office:value-type="float" office:value="0.00494">
                <text:p>0.00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96">
                <text:p>609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52">
                <text:p>5952</text:p>
              </table:table-cell>
              <table:table-cell office:value-type="float" office:value="0.00736">
                <text:p>0.00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70">
                <text:p>6570</text:p>
              </table:table-cell>
              <table:table-cell office:value-type="float" office:value="0.00577">
                <text:p>0.00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00">
                <text:p>7800</text:p>
              </table:table-cell>
              <table:table-cell office:value-type="float" office:value="0.00564">
                <text:p>0.00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02">
                <text:p>7602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64">
                <text:p>7364</text:p>
              </table:table-cell>
              <table:table-cell office:value-type="float" office:value="0.00521">
                <text:p>0.00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82">
                <text:p>7082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94">
                <text:p>7794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00">
                <text:p>9100</text:p>
              </table:table-cell>
              <table:table-cell office:value-type="float" office:value="0.00746">
                <text:p>0.00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14">
                <text:p>8814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82">
                <text:p>8682</text:p>
              </table:table-cell>
              <table:table-cell office:value-type="float" office:value="0.00692">
                <text:p>0.00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92">
                <text:p>8192</text:p>
              </table:table-cell>
              <table:table-cell office:value-type="float" office:value="0.01009">
                <text:p>0.01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60">
                <text:p>8960</text:p>
              </table:table-cell>
              <table:table-cell office:value-type="float" office:value="0.00721">
                <text:p>0.00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62">
                <text:p>10362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14">
                <text:p>10214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62">
                <text:p>10062</text:p>
              </table:table-cell>
              <table:table-cell office:value-type="float" office:value="0.00886">
                <text:p>0.00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86">
                <text:p>9486</text:p>
              </table:table-cell>
              <table:table-cell office:value-type="float" office:value="0.01179">
                <text:p>0.011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50">
                <text:p>10350</text:p>
              </table:table-cell>
              <table:table-cell office:value-type="float" office:value="0.00961">
                <text:p>0.009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52">
                <text:p>11852</text:p>
              </table:table-cell>
              <table:table-cell office:value-type="float" office:value="0.00953">
                <text:p>0.00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60">
                <text:p>11760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76">
                <text:p>11576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916">
                <text:p>1091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96">
                <text:p>11696</text:p>
              </table:table-cell>
              <table:table-cell office:value-type="float" office:value="0.01063">
                <text:p>0.01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38">
                <text:p>13438</text:p>
              </table:table-cell>
              <table:table-cell office:value-type="float" office:value="0.01047">
                <text:p>0.01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22">
                <text:p>13222</text:p>
              </table:table-cell>
              <table:table-cell office:value-type="float" office:value="0.00889">
                <text:p>0.00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22">
                <text:p>13122</text:p>
              </table:table-cell>
              <table:table-cell office:value-type="float" office:value="0.01197">
                <text:p>0.011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82">
                <text:p>12482</text:p>
              </table:table-cell>
              <table:table-cell office:value-type="float" office:value="0.01672">
                <text:p>0.01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276">
                <text:p>13276</text:p>
              </table:table-cell>
              <table:table-cell office:value-type="float" office:value="0.01343">
                <text:p>0.01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132">
                <text:p>15132</text:p>
              </table:table-cell>
              <table:table-cell office:value-type="float" office:value="0.01267">
                <text:p>0.012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20">
                <text:p>15020</text:p>
              </table:table-cell>
              <table:table-cell office:value-type="float" office:value="0.01204">
                <text:p>0.01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66">
                <text:p>14866</text:p>
              </table:table-cell>
              <table:table-cell office:value-type="float" office:value="0.01312">
                <text:p>0.01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12">
                <text:p>14112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32">
                <text:p>14932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22">
                <text:p>16922</text:p>
              </table:table-cell>
              <table:table-cell office:value-type="float" office:value="0.01439">
                <text:p>0.01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862">
                <text:p>16862</text:p>
              </table:table-cell>
              <table:table-cell office:value-type="float" office:value="0.01454">
                <text:p>0.01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72">
                <text:p>16672</text:p>
              </table:table-cell>
              <table:table-cell office:value-type="float" office:value="0.01521">
                <text:p>0.015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06">
                <text:p>15806</text:p>
              </table:table-cell>
              <table:table-cell office:value-type="float" office:value="0.02109">
                <text:p>0.02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36">
                <text:p>16736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808">
                <text:p>18808</text:p>
              </table:table-cell>
              <table:table-cell office:value-type="float" office:value="0.01554">
                <text:p>0.015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668">
                <text:p>18668</text:p>
              </table:table-cell>
              <table:table-cell office:value-type="float" office:value="0.01459">
                <text:p>0.01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496">
                <text:p>18496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612">
                <text:p>1761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624">
                <text:p>18624</text:p>
              </table:table-cell>
              <table:table-cell office:value-type="float" office:value="0.01881">
                <text:p>0.01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90">
                <text:p>20790</text:p>
              </table:table-cell>
              <table:table-cell office:value-type="float" office:value="0.01711">
                <text:p>0.017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82">
                <text:p>20582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42">
                <text:p>20442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82">
                <text:p>19182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586">
                <text:p>20586</text:p>
              </table:table-cell>
              <table:table-cell office:value-type="float" office:value="0.01954">
                <text:p>0.019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888">
                <text:p>22888</text:p>
              </table:table-cell>
              <table:table-cell office:value-type="float" office:value="0.01951">
                <text:p>0.01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672">
                <text:p>22672</text:p>
              </table:table-cell>
              <table:table-cell office:value-type="float" office:value="0.01789">
                <text:p>0.01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56">
                <text:p>22556</text:p>
              </table:table-cell>
              <table:table-cell office:value-type="float" office:value="0.02077">
                <text:p>0.020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980">
                <text:p>20980</text:p>
              </table:table-cell>
              <table:table-cell office:value-type="float" office:value="0.02769">
                <text:p>0.02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16">
                <text:p>22416</text:p>
              </table:table-cell>
              <table:table-cell office:value-type="float" office:value="0.02029">
                <text:p>0.020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832">
                <text:p>24832</text:p>
              </table:table-cell>
              <table:table-cell office:value-type="float" office:value="0.02109">
                <text:p>0.02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902">
                <text:p>24902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34">
                <text:p>24534</text:p>
              </table:table-cell>
              <table:table-cell office:value-type="float" office:value="0.02443">
                <text:p>0.024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120">
                <text:p>23120</text:p>
              </table:table-cell>
              <table:table-cell office:value-type="float" office:value="0.03137">
                <text:p>0.03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54">
                <text:p>24154</text:p>
              </table:table-cell>
              <table:table-cell office:value-type="float" office:value="0.02198">
                <text:p>0.021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136">
                <text:p>27136</text:p>
              </table:table-cell>
              <table:table-cell office:value-type="float" office:value="0.02351">
                <text:p>0.02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192">
                <text:p>27192</text:p>
              </table:table-cell>
              <table:table-cell office:value-type="float" office:value="0.02428">
                <text:p>0.02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804">
                <text:p>26804</text:p>
              </table:table-cell>
              <table:table-cell office:value-type="float" office:value="0.02676">
                <text:p>0.026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80">
                <text:p>25280</text:p>
              </table:table-cell>
              <table:table-cell office:value-type="float" office:value="0.03814">
                <text:p>0.038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284">
                <text:p>26284</text:p>
              </table:table-cell>
              <table:table-cell office:value-type="float" office:value="0.02481">
                <text:p>0.02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282">
                <text:p>29282</text:p>
              </table:table-cell>
              <table:table-cell office:value-type="float" office:value="0.02583">
                <text:p>0.025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362">
                <text:p>29362</text:p>
              </table:table-cell>
              <table:table-cell office:value-type="float" office:value="0.02631">
                <text:p>0.02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142">
                <text:p>29142</text:p>
              </table:table-cell>
              <table:table-cell office:value-type="float" office:value="0.02996">
                <text:p>0.02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24">
                <text:p>27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634">
                <text:p>28634</text:p>
              </table:table-cell>
              <table:table-cell office:value-type="float" office:value="0.02768">
                <text:p>0.02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16">
                <text:p>31716</text:p>
              </table:table-cell>
              <table:table-cell office:value-type="float" office:value="0.02909">
                <text:p>0.02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906">
                <text:p>31906</text:p>
              </table:table-cell>
              <table:table-cell office:value-type="float" office:value="0.03181">
                <text:p>0.03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576">
                <text:p>31576</text:p>
              </table:table-cell>
              <table:table-cell office:value-type="float" office:value="0.03285">
                <text:p>0.03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890">
                <text:p>29890</text:p>
              </table:table-cell>
              <table:table-cell office:value-type="float" office:value="0.04626">
                <text:p>0.046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900">
                <text:p>30900</text:p>
              </table:table-cell>
              <table:table-cell office:value-type="float" office:value="0.02999">
                <text:p>0.02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314">
                <text:p>34314</text:p>
              </table:table-cell>
              <table:table-cell office:value-type="float" office:value="0.03201">
                <text:p>0.03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534">
                <text:p>34534</text:p>
              </table:table-cell>
              <table:table-cell office:value-type="float" office:value="0.03615">
                <text:p>0.036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828">
                <text:p>33828</text:p>
              </table:table-cell>
              <table:table-cell office:value-type="float" office:value="0.03498">
                <text:p>0.03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122">
                <text:p>32122</text:p>
              </table:table-cell>
              <table:table-cell office:value-type="float" office:value="0.04784">
                <text:p>0.047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048">
                <text:p>33048</text:p>
              </table:table-cell>
              <table:table-cell office:value-type="float" office:value="0.03189">
                <text:p>0.03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658">
                <text:p>36658</text:p>
              </table:table-cell>
              <table:table-cell office:value-type="float" office:value="0.03538">
                <text:p>0.035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232">
                <text:p>37232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88">
                <text:p>36488</text:p>
              </table:table-cell>
              <table:table-cell office:value-type="float" office:value="0.03995">
                <text:p>0.03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780">
                <text:p>34780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162">
                <text:p>35162</text:p>
              </table:table-cell>
              <table:table-cell office:value-type="float" office:value="0.03705">
                <text:p>0.037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362">
                <text:p>39362</text:p>
              </table:table-cell>
              <table:table-cell office:value-type="float" office:value="0.04058">
                <text:p>0.04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972">
                <text:p>39972</text:p>
              </table:table-cell>
              <table:table-cell office:value-type="float" office:value="0.04287">
                <text:p>0.04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328">
                <text:p>39328</text:p>
              </table:table-cell>
              <table:table-cell office:value-type="float" office:value="0.04637">
                <text:p>0.04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470">
                <text:p>37470</text:p>
              </table:table-cell>
              <table:table-cell office:value-type="float" office:value="0.06388">
                <text:p>0.063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882">
                <text:p>37882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188">
                <text:p>42188</text:p>
              </table:table-cell>
              <table:table-cell office:value-type="float" office:value="0.04585">
                <text:p>0.045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552">
                <text:p>42552</text:p>
              </table:table-cell>
              <table:table-cell office:value-type="float" office:value="0.04614">
                <text:p>0.046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222">
                <text:p>42222</text:p>
              </table:table-cell>
              <table:table-cell office:value-type="float" office:value="0.05175">
                <text:p>0.05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288">
                <text:p>40288</text:p>
              </table:table-cell>
              <table:table-cell office:value-type="float" office:value="0.07012">
                <text:p>0.07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764">
                <text:p>40764</text:p>
              </table:table-cell>
              <table:table-cell office:value-type="float" office:value="0.04632">
                <text:p>0.04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870">
                <text:p>44870</text:p>
              </table:table-cell>
              <table:table-cell office:value-type="float" office:value="0.05045">
                <text:p>0.0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342">
                <text:p>45342</text:p>
              </table:table-cell>
              <table:table-cell office:value-type="float" office:value="0.04944">
                <text:p>0.04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260">
                <text:p>45260</text:p>
              </table:table-cell>
              <table:table-cell office:value-type="float" office:value="0.05844">
                <text:p>0.05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202">
                <text:p>43202</text:p>
              </table:table-cell>
              <table:table-cell office:value-type="float" office:value="0.07268">
                <text:p>0.072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486">
                <text:p>43486</text:p>
              </table:table-cell>
              <table:table-cell office:value-type="float" office:value="0.04996">
                <text:p>0.04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884">
                <text:p>47884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312">
                <text:p>48312</text:p>
              </table:table-cell>
              <table:table-cell office:value-type="float" office:value="0.05277">
                <text:p>0.052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338">
                <text:p>48338</text:p>
              </table:table-cell>
              <table:table-cell office:value-type="float" office:value="0.06759">
                <text:p>0.067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192">
                <text:p>46192</text:p>
              </table:table-cell>
              <table:table-cell office:value-type="float" office:value="0.07832">
                <text:p>0.078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506">
                <text:p>46506</text:p>
              </table:table-cell>
              <table:table-cell office:value-type="float" office:value="0.05475">
                <text:p>0.05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070">
                <text:p>51070</text:p>
              </table:table-cell>
              <table:table-cell office:value-type="float" office:value="0.05914">
                <text:p>0.059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366">
                <text:p>51366</text:p>
              </table:table-cell>
              <table:table-cell office:value-type="float" office:value="0.05658">
                <text:p>0.056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480">
                <text:p>51480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302">
                <text:p>49302</text:p>
              </table:table-cell>
              <table:table-cell office:value-type="float" office:value="0.08472">
                <text:p>0.08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762">
                <text:p>49762</text:p>
              </table:table-cell>
              <table:table-cell office:value-type="float" office:value="0.06008">
                <text:p>0.06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284">
                <text:p>54284</text:p>
              </table:table-cell>
              <table:table-cell office:value-type="float" office:value="0.06587">
                <text:p>0.065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212">
                <text:p>54212</text:p>
              </table:table-cell>
              <table:table-cell office:value-type="float" office:value="0.06051">
                <text:p>0.060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662">
                <text:p>54662</text:p>
              </table:table-cell>
              <table:table-cell office:value-type="float" office:value="0.07493">
                <text:p>0.074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182">
                <text:p>52182</text:p>
              </table:table-cell>
              <table:table-cell office:value-type="float" office:value="0.09558">
                <text:p>0.095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982">
                <text:p>52982</text:p>
              </table:table-cell>
              <table:table-cell office:value-type="float" office:value="0.06704">
                <text:p>0.06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702">
                <text:p>57702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428">
                <text:p>57428</text:p>
              </table:table-cell>
              <table:table-cell office:value-type="float" office:value="0.06565">
                <text:p>0.06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702">
                <text:p>57702</text:p>
              </table:table-cell>
              <table:table-cell office:value-type="float" office:value="0.08375">
                <text:p>0.08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808">
                <text:p>54808</text:p>
              </table:table-cell>
              <table:table-cell office:value-type="float" office:value="0.10348">
                <text:p>0.10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166">
                <text:p>56166</text:p>
              </table:table-cell>
              <table:table-cell office:value-type="float" office:value="0.07076">
                <text:p>0.07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120">
                <text:p>61120</text:p>
              </table:table-cell>
              <table:table-cell office:value-type="float" office:value="0.07727">
                <text:p>0.077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888">
                <text:p>60888</text:p>
              </table:table-cell>
              <table:table-cell office:value-type="float" office:value="0.07122">
                <text:p>0.071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822">
                <text:p>60822</text:p>
              </table:table-cell>
              <table:table-cell office:value-type="float" office:value="0.09223">
                <text:p>0.092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182">
                <text:p>58182</text:p>
              </table:table-cell>
              <table:table-cell office:value-type="float" office:value="0.11496">
                <text:p>0.114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434">
                <text:p>59434</text:p>
              </table:table-cell>
              <table:table-cell office:value-type="float" office:value="0.07408">
                <text:p>0.074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670">
                <text:p>64670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522">
                <text:p>64522</text:p>
              </table:table-cell>
              <table:table-cell office:value-type="float" office:value="0.08044">
                <text:p>0.080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362">
                <text:p>64362</text:p>
              </table:table-cell>
              <table:table-cell office:value-type="float" office:value="0.10289">
                <text:p>0.102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628">
                <text:p>61628</text:p>
              </table:table-cell>
              <table:table-cell office:value-type="float" office:value="0.13088">
                <text:p>0.13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106">
                <text:p>63106</text:p>
              </table:table-cell>
              <table:table-cell office:value-type="float" office:value="0.08621">
                <text:p>0.08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380">
                <text:p>68380</text:p>
              </table:table-cell>
              <table:table-cell office:value-type="float" office:value="0.09691">
                <text:p>0.096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030">
                <text:p>68030</text:p>
              </table:table-cell>
              <table:table-cell office:value-type="float" office:value="0.08548">
                <text:p>0.08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050">
                <text:p>68050</text:p>
              </table:table-cell>
              <table:table-cell office:value-type="float" office:value="0.13088">
                <text:p>0.130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148">
                <text:p>65148</text:p>
              </table:table-cell>
              <table:table-cell office:value-type="float" office:value="0.13694">
                <text:p>0.13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532">
                <text:p>66532</text:p>
              </table:table-cell>
              <table:table-cell office:value-type="float" office:value="0.09246">
                <text:p>0.092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154">
                <text:p>72154</text:p>
              </table:table-cell>
              <table:table-cell office:value-type="float" office:value="0.09945">
                <text:p>0.099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012">
                <text:p>72012</text:p>
              </table:table-cell>
              <table:table-cell office:value-type="float" office:value="0.09572">
                <text:p>0.095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382">
                <text:p>71382</text:p>
              </table:table-cell>
              <table:table-cell office:value-type="float" office:value="0.13791">
                <text:p>0.137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782">
                <text:p>68782</text:p>
              </table:table-cell>
              <table:table-cell office:value-type="float" office:value="0.14705">
                <text:p>0.14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110">
                <text:p>70110</text:p>
              </table:table-cell>
              <table:table-cell office:value-type="float" office:value="0.09757">
                <text:p>0.097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052">
                <text:p>76052</text:p>
              </table:table-cell>
              <table:table-cell office:value-type="float" office:value="0.11005">
                <text:p>0.11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452">
                <text:p>75452</text:p>
              </table:table-cell>
              <table:table-cell office:value-type="float" office:value="0.10247">
                <text:p>0.102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212">
                <text:p>75212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478">
                <text:p>7247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574">
                <text:p>73574</text:p>
              </table:table-cell>
              <table:table-cell office:value-type="float" office:value="0.10517">
                <text:p>0.105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002">
                <text:p>80002</text:p>
              </table:table-cell>
              <table:table-cell office:value-type="float" office:value="0.11385">
                <text:p>0.113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534">
                <text:p>79534</text:p>
              </table:table-cell>
              <table:table-cell office:value-type="float" office:value="0.11483">
                <text:p>0.114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186">
                <text:p>79186</text:p>
              </table:table-cell>
              <table:table-cell office:value-type="float" office:value="0.17151">
                <text:p>0.171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372">
                <text:p>76372</text:p>
              </table:table-cell>
              <table:table-cell office:value-type="float" office:value="0.16525">
                <text:p>0.16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474">
                <text:p>77474</text:p>
              </table:table-cell>
              <table:table-cell office:value-type="float" office:value="0.11618">
                <text:p>0.116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060">
                <text:p>84060</text:p>
              </table:table-cell>
              <table:table-cell office:value-type="float" office:value="0.1258">
                <text:p>0.1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082">
                <text:p>83082</text:p>
              </table:table-cell>
              <table:table-cell office:value-type="float" office:value="0.12278">
                <text:p>0.122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232">
                <text:p>83232</text:p>
              </table:table-cell>
              <table:table-cell office:value-type="float" office:value="0.17347">
                <text:p>0.173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218">
                <text:p>80218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1660">
                <text:p>81660</text:p>
              </table:table-cell>
              <table:table-cell office:value-type="float" office:value="0.12656">
                <text:p>0.126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8210">
                <text:p>88210</text:p>
              </table:table-cell>
              <table:table-cell office:value-type="float" office:value="0.13083">
                <text:p>0.130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078">
                <text:p>87078</text:p>
              </table:table-cell>
              <table:table-cell office:value-type="float" office:value="0.13168">
                <text:p>0.13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6942">
                <text:p>86942</text:p>
              </table:table-cell>
              <table:table-cell office:value-type="float" office:value="0.1842">
                <text:p>0.1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4358">
                <text:p>84358</text:p>
              </table:table-cell>
              <table:table-cell office:value-type="float" office:value="0.18575">
                <text:p>0.18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760">
                <text:p>85760</text:p>
              </table:table-cell>
              <table:table-cell office:value-type="float" office:value="0.13835">
                <text:p>0.138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2038">
                <text:p>92038</text:p>
              </table:table-cell>
              <table:table-cell office:value-type="float" office:value="0.14083">
                <text:p>0.140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932">
                <text:p>90932</text:p>
              </table:table-cell>
              <table:table-cell office:value-type="float" office:value="0.14045">
                <text:p>0.140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1144">
                <text:p>91144</text:p>
              </table:table-cell>
              <table:table-cell office:value-type="float" office:value="0.19097">
                <text:p>0.190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8518">
                <text:p>88518</text:p>
              </table:table-cell>
              <table:table-cell office:value-type="float" office:value="0.20314">
                <text:p>0.203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568">
                <text:p>89568</text:p>
              </table:table-cell>
              <table:table-cell office:value-type="float" office:value="0.14777">
                <text:p>0.147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378">
                <text:p>96378</text:p>
              </table:table-cell>
              <table:table-cell office:value-type="float" office:value="0.15364">
                <text:p>0.15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5402">
                <text:p>95402</text:p>
              </table:table-cell>
              <table:table-cell office:value-type="float" office:value="0.15774">
                <text:p>0.157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464">
                <text:p>95464</text:p>
              </table:table-cell>
              <table:table-cell office:value-type="float" office:value="0.21204">
                <text:p>0.212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778">
                <text:p>92778</text:p>
              </table:table-cell>
              <table:table-cell office:value-type="float" office:value="0.21485">
                <text:p>0.214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802">
                <text:p>93802</text:p>
              </table:table-cell>
              <table:table-cell office:value-type="float" office:value="0.15562">
                <text:p>0.155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820">
                <text:p>100820</text:p>
              </table:table-cell>
              <table:table-cell office:value-type="float" office:value="0.16315">
                <text:p>0.163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616">
                <text:p>99616</text:p>
              </table:table-cell>
              <table:table-cell office:value-type="float" office:value="0.16603">
                <text:p>0.16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916">
                <text:p>99916</text:p>
              </table:table-cell>
              <table:table-cell office:value-type="float" office:value="0.2344">
                <text:p>0.23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7058">
                <text:p>97058</text:p>
              </table:table-cell>
              <table:table-cell office:value-type="float" office:value="0.22999">
                <text:p>0.229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248">
                <text:p>98248</text:p>
              </table:table-cell>
              <table:table-cell office:value-type="float" office:value="0.16986">
                <text:p>0.16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5360">
                <text:p>105360</text:p>
              </table:table-cell>
              <table:table-cell office:value-type="float" office:value="0.17254">
                <text:p>0.172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3806">
                <text:p>103806</text:p>
              </table:table-cell>
              <table:table-cell office:value-type="float" office:value="0.17591">
                <text:p>0.175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404">
                <text:p>104404</text:p>
              </table:table-cell>
              <table:table-cell office:value-type="float" office:value="0.23896">
                <text:p>0.238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560">
                <text:p>101560</text:p>
              </table:table-cell>
              <table:table-cell office:value-type="float" office:value="0.23929">
                <text:p>0.239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790">
                <text:p>102790</text:p>
              </table:table-cell>
              <table:table-cell office:value-type="float" office:value="0.18053">
                <text:p>0.180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9992">
                <text:p>109992</text:p>
              </table:table-cell>
              <table:table-cell office:value-type="float" office:value="0.18334">
                <text:p>0.183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8352">
                <text:p>108352</text:p>
              </table:table-cell>
              <table:table-cell office:value-type="float" office:value="0.18753">
                <text:p>0.187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024">
                <text:p>109024</text:p>
              </table:table-cell>
              <table:table-cell office:value-type="float" office:value="0.25429">
                <text:p>0.254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5248">
                <text:p>105248</text:p>
              </table:table-cell>
              <table:table-cell office:value-type="float" office:value="0.26072">
                <text:p>0.260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7328">
                <text:p>107328</text:p>
              </table:table-cell>
              <table:table-cell office:value-type="float" office:value="0.19038">
                <text:p>0.190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732">
                <text:p>114732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3282">
                <text:p>113282</text:p>
              </table:table-cell>
              <table:table-cell office:value-type="float" office:value="0.20492">
                <text:p>0.20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666">
                <text:p>113666</text:p>
              </table:table-cell>
              <table:table-cell office:value-type="float" office:value="0.26085">
                <text:p>0.260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9888">
                <text:p>109888</text:p>
              </table:table-cell>
              <table:table-cell office:value-type="float" office:value="0.27847">
                <text:p>0.278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070">
                <text:p>112070</text:p>
              </table:table-cell>
              <table:table-cell office:value-type="float" office:value="0.20755">
                <text:p>0.207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9572">
                <text:p>119572</text:p>
              </table:table-cell>
              <table:table-cell office:value-type="float" office:value="0.20446">
                <text:p>0.204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7966">
                <text:p>117966</text:p>
              </table:table-cell>
              <table:table-cell office:value-type="float" office:value="0.21481">
                <text:p>0.214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516">
                <text:p>118516</text:p>
              </table:table-cell>
              <table:table-cell office:value-type="float" office:value="0.27727">
                <text:p>0.277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692">
                <text:p>114692</text:p>
              </table:table-cell>
              <table:table-cell office:value-type="float" office:value="0.30242">
                <text:p>0.302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6952">
                <text:p>116952</text:p>
              </table:table-cell>
              <table:table-cell office:value-type="float" office:value="0.22862">
                <text:p>0.228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4022">
                <text:p>124022</text:p>
              </table:table-cell>
              <table:table-cell office:value-type="float" office:value="0.21937">
                <text:p>0.2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2812">
                <text:p>122812</text:p>
              </table:table-cell>
              <table:table-cell office:value-type="float" office:value="0.22598">
                <text:p>0.225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436">
                <text:p>123436</text:p>
              </table:table-cell>
              <table:table-cell office:value-type="float" office:value="0.29378">
                <text:p>0.293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9468">
                <text:p>119468</text:p>
              </table:table-cell>
              <table:table-cell office:value-type="float" office:value="0.31765">
                <text:p>0.317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1882">
                <text:p>121882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056">
                <text:p>129056</text:p>
              </table:table-cell>
              <table:table-cell office:value-type="float" office:value="0.23251">
                <text:p>0.232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7906">
                <text:p>127906</text:p>
              </table:table-cell>
              <table:table-cell office:value-type="float" office:value="0.23979">
                <text:p>0.239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8426">
                <text:p>128426</text:p>
              </table:table-cell>
              <table:table-cell office:value-type="float" office:value="0.30976">
                <text:p>0.30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4442">
                <text:p>124442</text:p>
              </table:table-cell>
              <table:table-cell office:value-type="float" office:value="0.33647">
                <text:p>0.33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6832">
                <text:p>126832</text:p>
              </table:table-cell>
              <table:table-cell office:value-type="float" office:value="0.25543">
                <text:p>0.25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3672">
                <text:p>133672</text:p>
              </table:table-cell>
              <table:table-cell office:value-type="float" office:value="0.24496">
                <text:p>0.24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2478">
                <text:p>132478</text:p>
              </table:table-cell>
              <table:table-cell office:value-type="float" office:value="0.25494">
                <text:p>0.25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3546">
                <text:p>133546</text:p>
              </table:table-cell>
              <table:table-cell office:value-type="float" office:value="0.3272">
                <text:p>0.32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9482">
                <text:p>129482</text:p>
              </table:table-cell>
              <table:table-cell office:value-type="float" office:value="0.3514">
                <text:p>0.3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2030">
                <text:p>13203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372">
                <text:p>138372</text:p>
              </table:table-cell>
              <table:table-cell office:value-type="float" office:value="0.26334">
                <text:p>0.26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7612">
                <text:p>137612</text:p>
              </table:table-cell>
              <table:table-cell office:value-type="float" office:value="0.26858">
                <text:p>0.26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8796">
                <text:p>138796</text:p>
              </table:table-cell>
              <table:table-cell office:value-type="float" office:value="0.34798">
                <text:p>0.347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4588">
                <text:p>134588</text:p>
              </table:table-cell>
              <table:table-cell office:value-type="float" office:value="0.36852">
                <text:p>0.368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7220">
                <text:p>137220</text:p>
              </table:table-cell>
              <table:table-cell office:value-type="float" office:value="0.2969">
                <text:p>0.29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3670">
                <text:p>143670</text:p>
              </table:table-cell>
              <table:table-cell office:value-type="float" office:value="0.2829">
                <text:p>0.28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070">
                <text:p>143070</text:p>
              </table:table-cell>
              <table:table-cell office:value-type="float" office:value="0.30053">
                <text:p>0.300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4142">
                <text:p>144142</text:p>
              </table:table-cell>
              <table:table-cell office:value-type="float" office:value="0.37063">
                <text:p>0.370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9790">
                <text:p>139790</text:p>
              </table:table-cell>
              <table:table-cell office:value-type="float" office:value="0.38634">
                <text:p>0.386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2478">
                <text:p>142478</text:p>
              </table:table-cell>
              <table:table-cell office:value-type="float" office:value="0.31288">
                <text:p>0.312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9080">
                <text:p>149080</text:p>
              </table:table-cell>
              <table:table-cell office:value-type="float" office:value="0.29566">
                <text:p>0.295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8612">
                <text:p>148612</text:p>
              </table:table-cell>
              <table:table-cell office:value-type="float" office:value="0.31417">
                <text:p>0.314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562">
                <text:p>149562</text:p>
              </table:table-cell>
              <table:table-cell office:value-type="float" office:value="0.38972">
                <text:p>0.389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4484">
                <text:p>144484</text:p>
              </table:table-cell>
              <table:table-cell office:value-type="float" office:value="0.40719">
                <text:p>0.407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7928">
                <text:p>147928</text:p>
              </table:table-cell>
              <table:table-cell office:value-type="float" office:value="0.33611">
                <text:p>0.33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4034">
                <text:p>154034</text:p>
              </table:table-cell>
              <table:table-cell office:value-type="float" office:value="0.31123">
                <text:p>0.311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3990">
                <text:p>153990</text:p>
              </table:table-cell>
              <table:table-cell office:value-type="float" office:value="0.33474">
                <text:p>0.334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4992">
                <text:p>154992</text:p>
              </table:table-cell>
              <table:table-cell office:value-type="float" office:value="0.40048">
                <text:p>0.400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9962">
                <text:p>149962</text:p>
              </table:table-cell>
              <table:table-cell office:value-type="float" office:value="0.44401">
                <text:p>0.444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3462">
                <text:p>153462</text:p>
              </table:table-cell>
              <table:table-cell office:value-type="float" office:value="0.37444">
                <text:p>0.374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9602">
                <text:p>159602</text:p>
              </table:table-cell>
              <table:table-cell office:value-type="float" office:value="0.33425">
                <text:p>0.33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9600">
                <text:p>159600</text:p>
              </table:table-cell>
              <table:table-cell office:value-type="float" office:value="0.34346">
                <text:p>0.34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702">
                <text:p>160702</text:p>
              </table:table-cell>
              <table:table-cell office:value-type="float" office:value="0.43137">
                <text:p>0.431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444">
                <text:p>155444</text:p>
              </table:table-cell>
              <table:table-cell office:value-type="float" office:value="0.47578">
                <text:p>0.475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9080">
                <text:p>159080</text:p>
              </table:table-cell>
              <table:table-cell office:value-type="float" office:value="0.38921">
                <text:p>0.389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190">
                <text:p>165190</text:p>
              </table:table-cell>
              <table:table-cell office:value-type="float" office:value="0.37047">
                <text:p>0.370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998">
                <text:p>164998</text:p>
              </table:table-cell>
              <table:table-cell office:value-type="float" office:value="0.3629">
                <text:p>0.3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396">
                <text:p>166396</text:p>
              </table:table-cell>
              <table:table-cell office:value-type="float" office:value="0.45127">
                <text:p>0.451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1122">
                <text:p>161122</text:p>
              </table:table-cell>
              <table:table-cell office:value-type="float" office:value="0.49572">
                <text:p>0.495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4782">
                <text:p>164782</text:p>
              </table:table-cell>
              <table:table-cell office:value-type="float" office:value="0.41112">
                <text:p>0.41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024">
                <text:p>171024</text:p>
              </table:table-cell>
              <table:table-cell office:value-type="float" office:value="0.38589">
                <text:p>0.385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892">
                <text:p>170892</text:p>
              </table:table-cell>
              <table:table-cell office:value-type="float" office:value="0.37586">
                <text:p>0.375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2152">
                <text:p>172152</text:p>
              </table:table-cell>
              <table:table-cell office:value-type="float" office:value="0.46783">
                <text:p>0.467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936">
                <text:p>166936</text:p>
              </table:table-cell>
              <table:table-cell office:value-type="float" office:value="0.53856">
                <text:p>0.538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568">
                <text:p>170568</text:p>
              </table:table-cell>
              <table:table-cell office:value-type="float" office:value="0.42738">
                <text:p>0.427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6980">
                <text:p>176980</text:p>
              </table:table-cell>
              <table:table-cell office:value-type="float" office:value="0.41152">
                <text:p>0.411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6802">
                <text:p>176802</text:p>
              </table:table-cell>
              <table:table-cell office:value-type="float" office:value="0.40849">
                <text:p>0.408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8136">
                <text:p>178136</text:p>
              </table:table-cell>
              <table:table-cell office:value-type="float" office:value="0.49811">
                <text:p>0.498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766">
                <text:p>172766</text:p>
              </table:table-cell>
              <table:table-cell office:value-type="float" office:value="0.56607">
                <text:p>0.566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50">
                <text:p>176450</text:p>
              </table:table-cell>
              <table:table-cell office:value-type="float" office:value="0.45586">
                <text:p>0.455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020">
                <text:p>183020</text:p>
              </table:table-cell>
              <table:table-cell office:value-type="float" office:value="0.42974">
                <text:p>0.429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2548">
                <text:p>182548</text:p>
              </table:table-cell>
              <table:table-cell office:value-type="float" office:value="0.40646">
                <text:p>0.406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4204">
                <text:p>184204</text:p>
              </table:table-cell>
              <table:table-cell office:value-type="float" office:value="0.53234">
                <text:p>0.532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8656">
                <text:p>178656</text:p>
              </table:table-cell>
              <table:table-cell office:value-type="float" office:value="0.59092">
                <text:p>0.590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2428">
                <text:p>182428</text:p>
              </table:table-cell>
              <table:table-cell office:value-type="float" office:value="0.46877">
                <text:p>0.468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9054">
                <text:p>189054</text:p>
              </table:table-cell>
              <table:table-cell office:value-type="float" office:value="0.45204">
                <text:p>0.45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8462">
                <text:p>188462</text:p>
              </table:table-cell>
              <table:table-cell office:value-type="float" office:value="0.43869">
                <text:p>0.438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0324">
                <text:p>190324</text:p>
              </table:table-cell>
              <table:table-cell office:value-type="float" office:value="0.56025">
                <text:p>0.560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4686">
                <text:p>184686</text:p>
              </table:table-cell>
              <table:table-cell office:value-type="float" office:value="0.61064">
                <text:p>0.610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7926">
                <text:p>187926</text:p>
              </table:table-cell>
              <table:table-cell office:value-type="float" office:value="0.50352">
                <text:p>0.503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5320">
                <text:p>195320</text:p>
              </table:table-cell>
              <table:table-cell office:value-type="float" office:value="0.47039">
                <text:p>0.470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4568">
                <text:p>194568</text:p>
              </table:table-cell>
              <table:table-cell office:value-type="float" office:value="0.44453">
                <text:p>0.444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6544">
                <text:p>196544</text:p>
              </table:table-cell>
              <table:table-cell office:value-type="float" office:value="0.59087">
                <text:p>0.590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0136">
                <text:p>190136</text:p>
              </table:table-cell>
              <table:table-cell office:value-type="float" office:value="0.64421">
                <text:p>0.644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4096">
                <text:p>194096</text:p>
              </table:table-cell>
              <table:table-cell office:value-type="float" office:value="0.51824">
                <text:p>0.518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1602">
                <text:p>201602</text:p>
              </table:table-cell>
              <table:table-cell office:value-type="float" office:value="0.49685">
                <text:p>0.496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9970">
                <text:p>199970</text:p>
              </table:table-cell>
              <table:table-cell office:value-type="float" office:value="0.46248">
                <text:p>0.46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842">
                <text:p>202842</text:p>
              </table:table-cell>
              <table:table-cell office:value-type="float" office:value="0.61326">
                <text:p>0.613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6252">
                <text:p>196252</text:p>
              </table:table-cell>
              <table:table-cell office:value-type="float" office:value="0.67709">
                <text:p>0.677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376">
                <text:p>200376</text:p>
              </table:table-cell>
              <table:table-cell office:value-type="float" office:value="0.54398">
                <text:p>0.543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7352">
                <text:p>207352</text:p>
              </table:table-cell>
              <table:table-cell office:value-type="float" office:value="0.52702">
                <text:p>0.527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484">
                <text:p>206484</text:p>
              </table:table-cell>
              <table:table-cell office:value-type="float" office:value="0.49728">
                <text:p>0.497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8632">
                <text:p>208632</text:p>
              </table:table-cell>
              <table:table-cell office:value-type="float" office:value="0.65167">
                <text:p>0.65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2572">
                <text:p>202572</text:p>
              </table:table-cell>
              <table:table-cell office:value-type="float" office:value="0.73306">
                <text:p>0.733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6756">
                <text:p>206756</text:p>
              </table:table-cell>
              <table:table-cell office:value-type="float" office:value="0.57066">
                <text:p>0.570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3790">
                <text:p>213790</text:p>
              </table:table-cell>
              <table:table-cell office:value-type="float" office:value="0.55077">
                <text:p>0.550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2870">
                <text:p>212870</text:p>
              </table:table-cell>
              <table:table-cell office:value-type="float" office:value="0.52237">
                <text:p>0.522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5090">
                <text:p>215090</text:p>
              </table:table-cell>
              <table:table-cell office:value-type="float" office:value="0.67491">
                <text:p>0.674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8992">
                <text:p>208992</text:p>
              </table:table-cell>
              <table:table-cell office:value-type="float" office:value="0.76903">
                <text:p>0.769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3236">
                <text:p>213236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0348">
                <text:p>220348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9230">
                <text:p>219230</text:p>
              </table:table-cell>
              <table:table-cell office:value-type="float" office:value="0.53999">
                <text:p>0.53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1024">
                <text:p>221024</text:p>
              </table:table-cell>
              <table:table-cell office:value-type="float" office:value="0.73407">
                <text:p>0.734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5512">
                <text:p>215512</text:p>
              </table:table-cell>
              <table:table-cell office:value-type="float" office:value="0.80536">
                <text:p>0.805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9832">
                <text:p>219832</text:p>
              </table:table-cell>
              <table:table-cell office:value-type="float" office:value="0.65365">
                <text:p>0.653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7098">
                <text:p>227098</text:p>
              </table:table-cell>
              <table:table-cell office:value-type="float" office:value="0.63062">
                <text:p>0.630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5930">
                <text:p>225930</text:p>
              </table:table-cell>
              <table:table-cell office:value-type="float" office:value="0.56881">
                <text:p>0.568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7652">
                <text:p>227652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2012">
                <text:p>222012</text:p>
              </table:table-cell>
              <table:table-cell office:value-type="float" office:value="0.83318">
                <text:p>0.833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6512">
                <text:p>226512</text:p>
              </table:table-cell>
              <table:table-cell office:value-type="float" office:value="0.67831">
                <text:p>0.678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3888">
                <text:p>233888</text:p>
              </table:table-cell>
              <table:table-cell office:value-type="float" office:value="0.65355">
                <text:p>0.65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2604">
                <text:p>232604</text:p>
              </table:table-cell>
              <table:table-cell office:value-type="float" office:value="0.59467">
                <text:p>0.594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4490">
                <text:p>234490</text:p>
              </table:table-cell>
              <table:table-cell office:value-type="float" office:value="0.77673">
                <text:p>0.776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8852">
                <text:p>228852</text:p>
              </table:table-cell>
              <table:table-cell office:value-type="float" office:value="0.85643">
                <text:p>0.856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3286">
                <text:p>233286</text:p>
              </table:table-cell>
              <table:table-cell office:value-type="float" office:value="0.70916">
                <text:p>0.709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0778">
                <text:p>240778</text:p>
              </table:table-cell>
              <table:table-cell office:value-type="float" office:value="0.69692">
                <text:p>0.69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9374">
                <text:p>239374</text:p>
              </table:table-cell>
              <table:table-cell office:value-type="float" office:value="0.62141">
                <text:p>0.621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1424">
                <text:p>241424</text:p>
              </table:table-cell>
              <table:table-cell office:value-type="float" office:value="0.82288">
                <text:p>0.82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5018">
                <text:p>235018</text:p>
              </table:table-cell>
              <table:table-cell office:value-type="float" office:value="0.89542">
                <text:p>0.895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9482">
                <text:p>239482</text:p>
              </table:table-cell>
              <table:table-cell office:value-type="float" office:value="0.74906">
                <text:p>0.74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7828">
                <text:p>247828</text:p>
              </table:table-cell>
              <table:table-cell office:value-type="float" office:value="0.71013">
                <text:p>0.710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6374">
                <text:p>246374</text:p>
              </table:table-cell>
              <table:table-cell office:value-type="float" office:value="0.65078">
                <text:p>0.650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8480">
                <text:p>248480</text:p>
              </table:table-cell>
              <table:table-cell office:value-type="float" office:value="0.86244">
                <text:p>0.862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1980">
                <text:p>241980</text:p>
              </table:table-cell>
              <table:table-cell office:value-type="float" office:value="0.94392">
                <text:p>0.943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6452">
                <text:p>246452</text:p>
              </table:table-cell>
              <table:table-cell office:value-type="float" office:value="0.77605">
                <text:p>0.776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4902">
                <text:p>254902</text:p>
              </table:table-cell>
              <table:table-cell office:value-type="float" office:value="0.74886">
                <text:p>0.748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3474">
                <text:p>253474</text:p>
              </table:table-cell>
              <table:table-cell office:value-type="float" office:value="0.6837">
                <text:p>0.68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4830">
                <text:p>254830</text:p>
              </table:table-cell>
              <table:table-cell office:value-type="float" office:value="0.91392">
                <text:p>0.913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8264">
                <text:p>248264</text:p>
              </table:table-cell>
              <table:table-cell office:value-type="float" office:value="0.96807">
                <text:p>0.968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3514">
                <text:p>253514</text:p>
              </table:table-cell>
              <table:table-cell office:value-type="float" office:value="0.81739">
                <text:p>0.817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2072">
                <text:p>262072</text:p>
              </table:table-cell>
              <table:table-cell office:value-type="float" office:value="0.77219">
                <text:p>0.77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0020">
                <text:p>260020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1988">
                <text:p>261988</text:p>
              </table:table-cell>
              <table:table-cell office:value-type="float" office:value="0.94697">
                <text:p>0.946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4680">
                <text:p>254680</text:p>
              </table:table-cell>
              <table:table-cell office:value-type="float" office:value="1.00741">
                <text:p>1.007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0696">
                <text:p>260696</text:p>
              </table:table-cell>
              <table:table-cell office:value-type="float" office:value="0.84263">
                <text:p>0.84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9310">
                <text:p>269310</text:p>
              </table:table-cell>
              <table:table-cell office:value-type="float" office:value="0.81473">
                <text:p>0.814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7438">
                <text:p>267438</text:p>
              </table:table-cell>
              <table:table-cell office:value-type="float" office:value="0.75884">
                <text:p>0.758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9242">
                <text:p>269242</text:p>
              </table:table-cell>
              <table:table-cell office:value-type="float" office:value="0.97349">
                <text:p>0.973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1818">
                <text:p>261818</text:p>
              </table:table-cell>
              <table:table-cell office:value-type="float" office:value="1.04742">
                <text:p>1.047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7966">
                <text:p>267966</text:p>
              </table:table-cell>
              <table:table-cell office:value-type="float" office:value="0.86814">
                <text:p>0.868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6752">
                <text:p>276752</text:p>
              </table:table-cell>
              <table:table-cell office:value-type="float" office:value="0.83855">
                <text:p>0.838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4432">
                <text:p>274432</text:p>
              </table:table-cell>
              <table:table-cell office:value-type="float" office:value="0.78989">
                <text:p>0.789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668">
                <text:p>276668</text:p>
              </table:table-cell>
              <table:table-cell office:value-type="float" office:value="1.01186">
                <text:p>1.011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8928">
                <text:p>268928</text:p>
              </table:table-cell>
              <table:table-cell office:value-type="float" office:value="1.09772">
                <text:p>1.09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5332">
                <text:p>275332</text:p>
              </table:table-cell>
              <table:table-cell office:value-type="float" office:value="0.89755">
                <text:p>0.897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278">
                <text:p>284278</text:p>
              </table:table-cell>
              <table:table-cell office:value-type="float" office:value="0.88116">
                <text:p>0.881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2058">
                <text:p>282058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4122">
                <text:p>284122</text:p>
              </table:table-cell>
              <table:table-cell office:value-type="float" office:value="1.03565">
                <text:p>1.035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6382">
                <text:p>276382</text:p>
              </table:table-cell>
              <table:table-cell office:value-type="float" office:value="1.1485">
                <text:p>1.14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2806">
                <text:p>282806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1116">
                <text:p>291116</text:p>
              </table:table-cell>
              <table:table-cell office:value-type="float" office:value="0.92531">
                <text:p>0.925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9512">
                <text:p>289512</text:p>
              </table:table-cell>
              <table:table-cell office:value-type="float" office:value="0.8543">
                <text:p>0.85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1628">
                <text:p>291628</text:p>
              </table:table-cell>
              <table:table-cell office:value-type="float" office:value="1.07325">
                <text:p>1.073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3740">
                <text:p>283740</text:p>
              </table:table-cell>
              <table:table-cell office:value-type="float" office:value="1.20731">
                <text:p>1.207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336">
                <text:p>290336</text:p>
              </table:table-cell>
              <table:table-cell office:value-type="float" office:value="0.97927">
                <text:p>0.979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8764">
                <text:p>298764</text:p>
              </table:table-cell>
              <table:table-cell office:value-type="float" office:value="0.94537">
                <text:p>0.945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7470">
                <text:p>297470</text:p>
              </table:table-cell>
              <table:table-cell office:value-type="float" office:value="0.89817">
                <text:p>0.898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9318">
                <text:p>299318</text:p>
              </table:table-cell>
              <table:table-cell office:value-type="float" office:value="1.10066">
                <text:p>1.100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1398">
                <text:p>291398</text:p>
              </table:table-cell>
              <table:table-cell office:value-type="float" office:value="1.2487">
                <text:p>1.24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7962">
                <text:p>297962</text:p>
              </table:table-cell>
              <table:table-cell office:value-type="float" office:value="1.01339">
                <text:p>1.013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5756">
                <text:p>305756</text:p>
              </table:table-cell>
              <table:table-cell office:value-type="float" office:value="0.97587">
                <text:p>0.975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5388">
                <text:p>305388</text:p>
              </table:table-cell>
              <table:table-cell office:value-type="float" office:value="0.94138">
                <text:p>0.94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7108">
                <text:p>307108</text:p>
              </table:table-cell>
              <table:table-cell office:value-type="float" office:value="1.15356">
                <text:p>1.153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9152">
                <text:p>299152</text:p>
              </table:table-cell>
              <table:table-cell office:value-type="float" office:value="1.29348">
                <text:p>1.293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5756">
                <text:p>305756</text:p>
              </table:table-cell>
              <table:table-cell office:value-type="float" office:value="1.04618">
                <text:p>1.046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3662">
                <text:p>313662</text:p>
              </table:table-cell>
              <table:table-cell office:value-type="float" office:value="1.03977">
                <text:p>1.039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2552">
                <text:p>312552</text:p>
              </table:table-cell>
              <table:table-cell office:value-type="float" office:value="1.01182">
                <text:p>1.011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4998">
                <text:p>314998</text:p>
              </table:table-cell>
              <table:table-cell office:value-type="float" office:value="1.18231">
                <text:p>1.18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7110">
                <text:p>307110</text:p>
              </table:table-cell>
              <table:table-cell office:value-type="float" office:value="1.3718">
                <text:p>1.37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2802">
                <text:p>312802</text:p>
              </table:table-cell>
              <table:table-cell office:value-type="float" office:value="1.0986">
                <text:p>1.09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21644">
                <text:p>321644</text:p>
              </table:table-cell>
              <table:table-cell office:value-type="float" office:value="1.08506">
                <text:p>1.085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0532">
                <text:p>320532</text:p>
              </table:table-cell>
              <table:table-cell office:value-type="float" office:value="1.03177">
                <text:p>1.03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2888">
                <text:p>322888</text:p>
              </table:table-cell>
              <table:table-cell office:value-type="float" office:value="1.22714">
                <text:p>1.227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5048">
                <text:p>315048</text:p>
              </table:table-cell>
              <table:table-cell office:value-type="float" office:value="1.41157">
                <text:p>1.411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0618">
                <text:p>320618</text:p>
              </table:table-cell>
              <table:table-cell office:value-type="float" office:value="1.1359">
                <text:p>1.13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9714">
                <text:p>329714</text:p>
              </table:table-cell>
              <table:table-cell office:value-type="float" office:value="1.12001">
                <text:p>1.120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8612">
                <text:p>328612</text:p>
              </table:table-cell>
              <table:table-cell office:value-type="float" office:value="1.08163">
                <text:p>1.081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0862">
                <text:p>330862</text:p>
              </table:table-cell>
              <table:table-cell office:value-type="float" office:value="1.24229">
                <text:p>1.24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2304">
                <text:p>322304</text:p>
              </table:table-cell>
              <table:table-cell office:value-type="float" office:value="1.46198">
                <text:p>1.461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8678">
                <text:p>328678</text:p>
              </table:table-cell>
              <table:table-cell office:value-type="float" office:value="1.16823">
                <text:p>1.168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7884">
                <text:p>337884</text:p>
              </table:table-cell>
              <table:table-cell office:value-type="float" office:value="1.16503">
                <text:p>1.165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5784">
                <text:p>335784</text:p>
              </table:table-cell>
              <table:table-cell office:value-type="float" office:value="1.11494">
                <text:p>1.114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8322">
                <text:p>338322</text:p>
              </table:table-cell>
              <table:table-cell office:value-type="float" office:value="1.32637">
                <text:p>1.326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0422">
                <text:p>330422</text:p>
              </table:table-cell>
              <table:table-cell office:value-type="float" office:value="1.48244">
                <text:p>1.482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6838">
                <text:p>336838</text:p>
              </table:table-cell>
              <table:table-cell office:value-type="float" office:value="1.21855">
                <text:p>1.218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6154">
                <text:p>346154</text:p>
              </table:table-cell>
              <table:table-cell office:value-type="float" office:value="1.18824">
                <text:p>1.188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4054">
                <text:p>344054</text:p>
              </table:table-cell>
              <table:table-cell office:value-type="float" office:value="1.16046">
                <text:p>1.160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6416">
                <text:p>346416</text:p>
              </table:table-cell>
              <table:table-cell office:value-type="float" office:value="1.35609">
                <text:p>1.356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8564">
                <text:p>338564</text:p>
              </table:table-cell>
              <table:table-cell office:value-type="float" office:value="1.53458">
                <text:p>1.534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4948">
                <text:p>344948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3668">
                <text:p>353668</text:p>
              </table:table-cell>
              <table:table-cell office:value-type="float" office:value="1.25255">
                <text:p>1.252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1388">
                <text:p>351388</text:p>
              </table:table-cell>
              <table:table-cell office:value-type="float" office:value="1.18408">
                <text:p>1.184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4924">
                <text:p>354924</text:p>
              </table:table-cell>
              <table:table-cell office:value-type="float" office:value="1.4048">
                <text:p>1.40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6844">
                <text:p>346844</text:p>
              </table:table-cell>
              <table:table-cell office:value-type="float" office:value="1.59292">
                <text:p>1.592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2384">
                <text:p>352384</text:p>
              </table:table-cell>
              <table:table-cell office:value-type="float" office:value="1.30893">
                <text:p>1.308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142">
                <text:p>362142</text:p>
              </table:table-cell>
              <table:table-cell office:value-type="float" office:value="1.28462">
                <text:p>1.284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9710">
                <text:p>359710</text:p>
              </table:table-cell>
              <table:table-cell office:value-type="float" office:value="1.22356">
                <text:p>1.223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3342">
                <text:p>363342</text:p>
              </table:table-cell>
              <table:table-cell office:value-type="float" office:value="1.45691">
                <text:p>1.456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5136">
                <text:p>355136</text:p>
              </table:table-cell>
              <table:table-cell office:value-type="float" office:value="1.65958">
                <text:p>1.659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0554">
                <text:p>360554</text:p>
              </table:table-cell>
              <table:table-cell office:value-type="float" office:value="1.37546">
                <text:p>1.375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0702">
                <text:p>370702</text:p>
              </table:table-cell>
              <table:table-cell office:value-type="float" office:value="1.32023">
                <text:p>1.320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8270">
                <text:p>368270</text:p>
              </table:table-cell>
              <table:table-cell office:value-type="float" office:value="1.27198">
                <text:p>1.271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1922">
                <text:p>371922</text:p>
              </table:table-cell>
              <table:table-cell office:value-type="float" office:value="1.51713">
                <text:p>1.517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3512">
                <text:p>363512</text:p>
              </table:table-cell>
              <table:table-cell office:value-type="float" office:value="1.7172">
                <text:p>1.71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9024">
                <text:p>369024</text:p>
              </table:table-cell>
              <table:table-cell office:value-type="float" office:value="1.42432">
                <text:p>1.424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9378">
                <text:p>379378</text:p>
              </table:table-cell>
              <table:table-cell office:value-type="float" office:value="1.35567">
                <text:p>1.355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6930">
                <text:p>376930</text:p>
              </table:table-cell>
              <table:table-cell office:value-type="float" office:value="1.34497">
                <text:p>1.344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0536">
                <text:p>380536</text:p>
              </table:table-cell>
              <table:table-cell office:value-type="float" office:value="1.55425">
                <text:p>1.554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71906">
                <text:p>371906</text:p>
              </table:table-cell>
              <table:table-cell office:value-type="float" office:value="1.77234">
                <text:p>1.772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77590">
                <text:p>377590</text:p>
              </table:table-cell>
              <table:table-cell office:value-type="float" office:value="1.47315">
                <text:p>1.473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8138">
                <text:p>388138</text:p>
              </table:table-cell>
              <table:table-cell office:value-type="float" office:value="1.42214">
                <text:p>1.422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5402">
                <text:p>385402</text:p>
              </table:table-cell>
              <table:table-cell office:value-type="float" office:value="1.34762">
                <text:p>1.347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9444">
                <text:p>389444</text:p>
              </table:table-cell>
              <table:table-cell office:value-type="float" office:value="1.62218">
                <text:p>1.622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80652">
                <text:p>380652</text:p>
              </table:table-cell>
              <table:table-cell office:value-type="float" office:value="1.85974">
                <text:p>1.859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6160">
                <text:p>386160</text:p>
              </table:table-cell>
              <table:table-cell office:value-type="float" office:value="1.53565">
                <text:p>1.535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6998">
                <text:p>396998</text:p>
              </table:table-cell>
              <table:table-cell office:value-type="float" office:value="1.44578">
                <text:p>1.445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4112">
                <text:p>394112</text:p>
              </table:table-cell>
              <table:table-cell office:value-type="float" office:value="1.41502">
                <text:p>1.415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8436">
                <text:p>398436</text:p>
              </table:table-cell>
              <table:table-cell office:value-type="float" office:value="1.68813">
                <text:p>1.688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89366">
                <text:p>389366</text:p>
              </table:table-cell>
              <table:table-cell office:value-type="float" office:value="1.90733">
                <text:p>1.907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4262">
                <text:p>394262</text:p>
              </table:table-cell>
              <table:table-cell office:value-type="float" office:value="1.55219">
                <text:p>1.552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4168">
                <text:p>404168</text:p>
              </table:table-cell>
              <table:table-cell office:value-type="float" office:value="1.51635">
                <text:p>1.51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2252">
                <text:p>402252</text:p>
              </table:table-cell>
              <table:table-cell office:value-type="float" office:value="1.44676">
                <text:p>1.446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7362">
                <text:p>407362</text:p>
              </table:table-cell>
              <table:table-cell office:value-type="float" office:value="1.73283">
                <text:p>1.73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8176">
                <text:p>398176</text:p>
              </table:table-cell>
              <table:table-cell office:value-type="float" office:value="1.95666">
                <text:p>1.95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3370">
                <text:p>403370</text:p>
              </table:table-cell>
              <table:table-cell office:value-type="float" office:value="1.65976">
                <text:p>1.659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3210">
                <text:p>413210</text:p>
              </table:table-cell>
              <table:table-cell office:value-type="float" office:value="1.60578">
                <text:p>1.605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1150">
                <text:p>411150</text:p>
              </table:table-cell>
              <table:table-cell office:value-type="float" office:value="1.54154">
                <text:p>1.541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6442">
                <text:p>416442</text:p>
              </table:table-cell>
              <table:table-cell office:value-type="float" office:value="1.78859">
                <text:p>1.788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7004">
                <text:p>407004</text:p>
              </table:table-cell>
              <table:table-cell office:value-type="float" office:value="2.02313">
                <text:p>2.023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2488">
                <text:p>412488</text:p>
              </table:table-cell>
              <table:table-cell office:value-type="float" office:value="1.74898">
                <text:p>1.748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1436">
                <text:p>421436</text:p>
              </table:table-cell>
              <table:table-cell office:value-type="float" office:value="1.70212">
                <text:p>1.702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0452">
                <text:p>420452</text:p>
              </table:table-cell>
              <table:table-cell office:value-type="float" office:value="1.60055">
                <text:p>1.600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5622">
                <text:p>425622</text:p>
              </table:table-cell>
              <table:table-cell office:value-type="float" office:value="1.8457">
                <text:p>1.84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5496">
                <text:p>415496</text:p>
              </table:table-cell>
              <table:table-cell office:value-type="float" office:value="2.07326">
                <text:p>2.073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382">
                <text:p>421382</text:p>
              </table:table-cell>
              <table:table-cell office:value-type="float" office:value="1.79424">
                <text:p>1.794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0666">
                <text:p>430666</text:p>
              </table:table-cell>
              <table:table-cell office:value-type="float" office:value="1.74433">
                <text:p>1.744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9550">
                <text:p>429550</text:p>
              </table:table-cell>
              <table:table-cell office:value-type="float" office:value="1.64902">
                <text:p>1.649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3946">
                <text:p>433946</text:p>
              </table:table-cell>
              <table:table-cell office:value-type="float" office:value="1.87784">
                <text:p>1.877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4602">
                <text:p>424602</text:p>
              </table:table-cell>
              <table:table-cell office:value-type="float" office:value="2.17722">
                <text:p>2.177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0438">
                <text:p>430438</text:p>
              </table:table-cell>
              <table:table-cell office:value-type="float" office:value="1.85222">
                <text:p>1.85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9064">
                <text:p>439064</text:p>
              </table:table-cell>
              <table:table-cell office:value-type="float" office:value="1.79575">
                <text:p>1.795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8900">
                <text:p>438900</text:p>
              </table:table-cell>
              <table:table-cell office:value-type="float" office:value="1.70363">
                <text:p>1.703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42558">
                <text:p>442558</text:p>
              </table:table-cell>
              <table:table-cell office:value-type="float" office:value="2.00747">
                <text:p>2.007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3656">
                <text:p>433656</text:p>
              </table:table-cell>
              <table:table-cell office:value-type="float" office:value="2.23848">
                <text:p>2.238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9872">
                <text:p>439872</text:p>
              </table:table-cell>
              <table:table-cell office:value-type="float" office:value="1.9012">
                <text:p>1.9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